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alculations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MILP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Exhaustiv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table:formula="of:=MAX([$'milp-acc-energy-usage'.B:.B])" office:value-type="float" office:value="4797.746" calcext:value-type="float">
            <text:p>4797.746</text:p>
          </table:table-cell>
          <table:table-cell table:formula="of:=MAX([$'qm-acc-energy-usage'.B:.B])" office:value-type="float" office:value="10198.7999999999" calcext:value-type="float">
            <text:p>10198.7999999999</text:p>
          </table:table-cell>
          <table:table-cell table:formula="of:=MAX([$'sa-exhaustive-acc-energy-usage'.B:.B])" office:value-type="float" office:value="5785.762" calcext:value-type="float">
            <text:p>5785.762</text:p>
          </table:table-cell>
          <table:table-cell table:formula="of:=MAX([$'sa-quick-acc-energy-usage'.B:.B])" office:value-type="float" office:value="6303.1704" calcext:value-type="float">
            <text:p>6303.1704</text:p>
          </table:table-cell>
          <table:table-cell table:formula="of:=[.C3]-[.A3]" office:value-type="float" office:value="988.016" calcext:value-type="float">
            <text:p>988.016</text:p>
          </table:table-cell>
        </table:table-row>
      </table:table>
      <table:table table:name="milp-acc-energy-usage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26.182796" calcext:value-type="float">
            <text:p>26.182796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26.902796" calcext:value-type="float">
            <text:p>26.902796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7.622795" calcext:value-type="float">
            <text:p>27.622795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50.205597" calcext:value-type="float">
            <text:p>50.205597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72.7884" calcext:value-type="float">
            <text:p>72.7884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95.3712" calcext:value-type="float">
            <text:p>95.3712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117.954" calcext:value-type="float">
            <text:p>117.954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140.5368" calcext:value-type="float">
            <text:p>140.5368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163.1196" calcext:value-type="float">
            <text:p>163.1196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184.98239" calcext:value-type="float">
            <text:p>184.98239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206.84518" calcext:value-type="float">
            <text:p>206.84518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228.70798" calcext:value-type="float">
            <text:p>228.70798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228.70798" calcext:value-type="float">
            <text:p>228.70798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228.70798" calcext:value-type="float">
            <text:p>228.70798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229.42798" calcext:value-type="float">
            <text:p>229.42798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230.14798" calcext:value-type="float">
            <text:p>230.14798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230.86798" calcext:value-type="float">
            <text:p>230.86798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231.58798" calcext:value-type="float">
            <text:p>231.58798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232.30798" calcext:value-type="float">
            <text:p>232.30798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233.02798" calcext:value-type="float">
            <text:p>233.02798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255.61078" calcext:value-type="float">
            <text:p>255.61078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278.19357" calcext:value-type="float">
            <text:p>278.19357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300.77637" calcext:value-type="float">
            <text:p>300.77637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323.35916" calcext:value-type="float">
            <text:p>323.35916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345.94196" calcext:value-type="float">
            <text:p>345.94196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368.52475" calcext:value-type="float">
            <text:p>368.52475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391.10754" calcext:value-type="float">
            <text:p>391.107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1.82755" calcext:value-type="float">
            <text:p>391.82755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392.54755" calcext:value-type="float">
            <text:p>392.54755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393.26755" calcext:value-type="float">
            <text:p>393.26755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393.98755" calcext:value-type="float">
            <text:p>393.98755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394.70755" calcext:value-type="float">
            <text:p>394.70755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395.42755" calcext:value-type="float">
            <text:p>395.42755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396.14755" calcext:value-type="float">
            <text:p>396.14755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396.86755" calcext:value-type="float">
            <text:p>396.86755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397.58755" calcext:value-type="float">
            <text:p>397.58755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399.02756" calcext:value-type="float">
            <text:p>399.02756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400.46756" calcext:value-type="float">
            <text:p>400.46756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401.90756" calcext:value-type="float">
            <text:p>401.90756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403.34756" calcext:value-type="float">
            <text:p>403.34756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404.78757" calcext:value-type="float">
            <text:p>404.78757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405.50757" calcext:value-type="float">
            <text:p>405.50757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406.94757" calcext:value-type="float">
            <text:p>406.94757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408.38757" calcext:value-type="float">
            <text:p>408.38757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409.10757" calcext:value-type="float">
            <text:p>409.10757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409.82758" calcext:value-type="float">
            <text:p>409.82758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410.54758" calcext:value-type="float">
            <text:p>410.54758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433.13037" calcext:value-type="float">
            <text:p>433.13037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455.71317" calcext:value-type="float">
            <text:p>455.71317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478.29596" calcext:value-type="float">
            <text:p>478.29596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500.87875" calcext:value-type="float">
            <text:p>500.87875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523.46155" calcext:value-type="float">
            <text:p>523.4615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546.0443" calcext:value-type="float">
            <text:p>546.0443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546.7643" calcext:value-type="float">
            <text:p>546.7643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547.48425" calcext:value-type="float">
            <text:p>547.48425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548.2042" calcext:value-type="float">
            <text:p>548.2042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548.9242" calcext:value-type="float">
            <text:p>548.9242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549.64417" calcext:value-type="float">
            <text:p>549.64417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550.36414" calcext:value-type="float">
            <text:p>550.36414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551.0841" calcext:value-type="float">
            <text:p>551.0841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551.8041" calcext:value-type="float">
            <text:p>551.8041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552.52405" calcext:value-type="float">
            <text:p>552.52405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553.244" calcext:value-type="float">
            <text:p>553.244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553.964" calcext:value-type="float">
            <text:p>553.964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554.68396" calcext:value-type="float">
            <text:p>554.68396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555.40393" calcext:value-type="float">
            <text:p>555.40393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556.8439" calcext:value-type="float">
            <text:p>556.8439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558.2838" calcext:value-type="float">
            <text:p>558.2838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559.72375" calcext:value-type="float">
            <text:p>559.72375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561.1637" calcext:value-type="float">
            <text:p>561.1637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561.88367" calcext:value-type="float">
            <text:p>561.88367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562.60364" calcext:value-type="float">
            <text:p>562.60364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563.3236" calcext:value-type="float">
            <text:p>563.3236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585.9064" calcext:value-type="float">
            <text:p>585.9064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608.48914" calcext:value-type="float">
            <text:p>608.48914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631.0719" calcext:value-type="float">
            <text:p>631.0719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653.65466" calcext:value-type="float">
            <text:p>653.65466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676.2374" calcext:value-type="float">
            <text:p>676.2374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698.8202" calcext:value-type="float">
            <text:p>698.8202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721.40295" calcext:value-type="float">
            <text:p>721.40295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743.9857" calcext:value-type="float">
            <text:p>743.9857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766.5685" calcext:value-type="float">
            <text:p>766.5685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768.0084" calcext:value-type="float">
            <text:p>768.0084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769.44836" calcext:value-type="float">
            <text:p>769.44836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770.16833" calcext:value-type="float">
            <text:p>770.16833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770.8883" calcext:value-type="float">
            <text:p>770.8883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793.47107" calcext:value-type="float">
            <text:p>793.47107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816.05383" calcext:value-type="float">
            <text:p>816.05383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838.6366" calcext:value-type="float">
            <text:p>838.6366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861.21936" calcext:value-type="float">
            <text:p>861.21936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883.8021" calcext:value-type="float">
            <text:p>883.8021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906.3849" calcext:value-type="float">
            <text:p>906.3849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928.96765" calcext:value-type="float">
            <text:p>928.96765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951.5504" calcext:value-type="float">
            <text:p>951.5504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974.1332" calcext:value-type="float">
            <text:p>974.1332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996.71594" calcext:value-type="float">
            <text:p>996.71594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997.4359" calcext:value-type="float">
            <text:p>997.4359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998.1559" calcext:value-type="float">
            <text:p>998.1559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998.87585" calcext:value-type="float">
            <text:p>998.87585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999.5958" calcext:value-type="float">
            <text:p>999.5958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1000.3158" calcext:value-type="float">
            <text:p>1000.3158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1001.03577" calcext:value-type="float">
            <text:p>1001.03577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001.75574" calcext:value-type="float">
            <text:p>1001.75574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1002.4757" calcext:value-type="float">
            <text:p>1002.4757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1004.6356" calcext:value-type="float">
            <text:p>1004.6356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1006.79553" calcext:value-type="float">
            <text:p>1006.79553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009.6754" calcext:value-type="float">
            <text:p>1009.6754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012.5553" calcext:value-type="float">
            <text:p>1012.5553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015.4352" calcext:value-type="float">
            <text:p>1015.4352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017.5951" calcext:value-type="float">
            <text:p>1017.5951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1019.755" calcext:value-type="float">
            <text:p>1019.755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1021.9149" calcext:value-type="float">
            <text:p>1021.9149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1024.0748" calcext:value-type="float">
            <text:p>1024.0748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1025.5148" calcext:value-type="float">
            <text:p>1025.5148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1048.8175" calcext:value-type="float">
            <text:p>1048.8175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1072.1202" calcext:value-type="float">
            <text:p>1072.1202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1095.423" calcext:value-type="float">
            <text:p>1095.423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119.4457" calcext:value-type="float">
            <text:p>1119.4457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143.4684" calcext:value-type="float">
            <text:p>1143.4684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167.4911" calcext:value-type="float">
            <text:p>1167.4911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1190.7938" calcext:value-type="float">
            <text:p>1190.7938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215.5365" calcext:value-type="float">
            <text:p>1215.5365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240.2792" calcext:value-type="float">
            <text:p>1240.2792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265.0219" calcext:value-type="float">
            <text:p>1265.0219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1289.0446" calcext:value-type="float">
            <text:p>1289.0446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1291.2045" calcext:value-type="float">
            <text:p>1291.2045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1293.3644" calcext:value-type="float">
            <text:p>1293.3644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296.2443" calcext:value-type="float">
            <text:p>1296.2443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1298.4042" calcext:value-type="float">
            <text:p>1298.4042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1300.5641" calcext:value-type="float">
            <text:p>1300.5641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1324.5868" calcext:value-type="float">
            <text:p>1324.5868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1348.6095" calcext:value-type="float">
            <text:p>1348.6095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372.6322" calcext:value-type="float">
            <text:p>1372.6322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1395.9349" calcext:value-type="float">
            <text:p>1395.9349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1419.2377" calcext:value-type="float">
            <text:p>1419.2377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1442.5404" calcext:value-type="float">
            <text:p>1442.5404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1465.8431" calcext:value-type="float">
            <text:p>1465.8431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489.1459" calcext:value-type="float">
            <text:p>1489.1459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1512.4486" calcext:value-type="float">
            <text:p>1512.4486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1535.7513" calcext:value-type="float">
            <text:p>1535.7513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1559.0541" calcext:value-type="float">
            <text:p>1559.0541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1582.3568" calcext:value-type="float">
            <text:p>1582.3568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583.7968" calcext:value-type="float">
            <text:p>1583.7968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1585.2367" calcext:value-type="float">
            <text:p>1585.2367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1608.5394" calcext:value-type="float">
            <text:p>1608.5394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1653.705" calcext:value-type="float">
            <text:p>1653.705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1698.8705" calcext:value-type="float">
            <text:p>1698.8705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744.036" calcext:value-type="float">
            <text:p>1744.036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1789.2015" calcext:value-type="float">
            <text:p>1789.2015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1834.3671" calcext:value-type="float">
            <text:p>1834.3671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1879.5326" calcext:value-type="float">
            <text:p>1879.5326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1924.6981" calcext:value-type="float">
            <text:p>1924.69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69.8636" calcext:value-type="float">
            <text:p>1969.8636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1993.1664" calcext:value-type="float">
            <text:p>1993.1664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2016.4691" calcext:value-type="float">
            <text:p>2016.4691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2039.0519" calcext:value-type="float">
            <text:p>2039.0519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2061.6348" calcext:value-type="float">
            <text:p>2061.6348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2062.3547" calcext:value-type="float">
            <text:p>2062.3547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2063.0747" calcext:value-type="float">
            <text:p>2063.0747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2085.6575" calcext:value-type="float">
            <text:p>2085.6575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2086.3774" calcext:value-type="float">
            <text:p>2086.3774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2087.0974" calcext:value-type="float">
            <text:p>2087.0974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2087.8174" calcext:value-type="float">
            <text:p>2087.8174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2088.5374" calcext:value-type="float">
            <text:p>2088.5374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2089.2573" calcext:value-type="float">
            <text:p>2089.2573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2089.9773" calcext:value-type="float">
            <text:p>2089.9773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2090.6973" calcext:value-type="float">
            <text:p>2090.6973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2091.4172" calcext:value-type="float">
            <text:p>2091.4172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2092.1372" calcext:value-type="float">
            <text:p>2092.1372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2092.8572" calcext:value-type="float">
            <text:p>2092.8572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2115.44" calcext:value-type="float">
            <text:p>2115.44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2116.16" calcext:value-type="float">
            <text:p>2116.16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2138.7427" calcext:value-type="float">
            <text:p>2138.7427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2161.3254" calcext:value-type="float">
            <text:p>2161.3254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2162.0454" calcext:value-type="float">
            <text:p>2162.0454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2162.7654" calcext:value-type="float">
            <text:p>2162.7654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2163.4854" calcext:value-type="float">
            <text:p>2163.4854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164.2053" calcext:value-type="float">
            <text:p>2164.2053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2164.9253" calcext:value-type="float">
            <text:p>2164.9253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2165.6453" calcext:value-type="float">
            <text:p>2165.6453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2166.3652" calcext:value-type="float">
            <text:p>2166.3652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2167.0852" calcext:value-type="float">
            <text:p>2167.0852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2167.8052" calcext:value-type="float">
            <text:p>2167.8052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2169.245" calcext:value-type="float">
            <text:p>2169.245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2170.685" calcext:value-type="float">
            <text:p>2170.685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2172.125" calcext:value-type="float">
            <text:p>2172.125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2173.565" calcext:value-type="float">
            <text:p>2173.565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2175.005" calcext:value-type="float">
            <text:p>2175.005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2176.4448" calcext:value-type="float">
            <text:p>2176.4448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2199.0276" calcext:value-type="float">
            <text:p>2199.0276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2221.6104" calcext:value-type="float">
            <text:p>2221.6104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2244.193" calcext:value-type="float">
            <text:p>2244.193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2266.776" calcext:value-type="float">
            <text:p>2266.776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2267.4958" calcext:value-type="float">
            <text:p>2267.4958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2268.2158" calcext:value-type="float">
            <text:p>2268.2158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2268.9358" calcext:value-type="float">
            <text:p>2268.9358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2269.6558" calcext:value-type="float">
            <text:p>2269.6558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2270.3757" calcext:value-type="float">
            <text:p>2270.3757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2271.0957" calcext:value-type="float">
            <text:p>2271.0957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2271.8157" calcext:value-type="float">
            <text:p>2271.8157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2273.2556" calcext:value-type="float">
            <text:p>2273.2556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2274.6956" calcext:value-type="float">
            <text:p>2274.6956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276.1355" calcext:value-type="float">
            <text:p>2276.1355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2277.5754" calcext:value-type="float">
            <text:p>2277.5754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2279.0154" calcext:value-type="float">
            <text:p>2279.0154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2280.4553" calcext:value-type="float">
            <text:p>2280.4553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2281.8953" calcext:value-type="float">
            <text:p>2281.8953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2284.0552" calcext:value-type="float">
            <text:p>2284.0552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2285.495" calcext:value-type="float">
            <text:p>2285.495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2287.655" calcext:value-type="float">
            <text:p>2287.655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2289.815" calcext:value-type="float">
            <text:p>2289.815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2292.6948" calcext:value-type="float">
            <text:p>2292.6948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2295.5747" calcext:value-type="float">
            <text:p>2295.5747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2298.4546" calcext:value-type="float">
            <text:p>2298.4546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2300.6145" calcext:value-type="float">
            <text:p>2300.6145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2302.7744" calcext:value-type="float">
            <text:p>2302.7744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2304.9343" calcext:value-type="float">
            <text:p>2304.9343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2307.0942" calcext:value-type="float">
            <text:p>2307.0942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2309.2542" calcext:value-type="float">
            <text:p>2309.2542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2311.414" calcext:value-type="float">
            <text:p>2311.414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2313.574" calcext:value-type="float">
            <text:p>2313.574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2315.734" calcext:value-type="float">
            <text:p>2315.734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2317.8938" calcext:value-type="float">
            <text:p>2317.8938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2320.0537" calcext:value-type="float">
            <text:p>2320.0537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2323.6536" calcext:value-type="float">
            <text:p>2323.6536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2327.2534" calcext:value-type="float">
            <text:p>2327.2534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2330.8533" calcext:value-type="float">
            <text:p>2330.8533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2334.4531" calcext:value-type="float">
            <text:p>2334.4531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2337.333" calcext:value-type="float">
            <text:p>2337.333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2340.213" calcext:value-type="float">
            <text:p>2340.213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2343.0928" calcext:value-type="float">
            <text:p>2343.0928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2345.2527" calcext:value-type="float">
            <text:p>2345.2527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2347.4126" calcext:value-type="float">
            <text:p>2347.4126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2349.5725" calcext:value-type="float">
            <text:p>2349.5725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2351.7324" calcext:value-type="float">
            <text:p>2351.7324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2353.8923" calcext:value-type="float">
            <text:p>2353.8923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2356.0522" calcext:value-type="float">
            <text:p>2356.0522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2358.2122" calcext:value-type="float">
            <text:p>2358.2122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2360.372" calcext:value-type="float">
            <text:p>2360.372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2361.812" calcext:value-type="float">
            <text:p>2361.812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2363.252" calcext:value-type="float">
            <text:p>2363.252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2364.692" calcext:value-type="float">
            <text:p>2364.692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2366.1318" calcext:value-type="float">
            <text:p>2366.1318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2368.2917" calcext:value-type="float">
            <text:p>2368.2917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2370.4517" calcext:value-type="float">
            <text:p>2370.4517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2371.8916" calcext:value-type="float">
            <text:p>2371.8916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2373.3315" calcext:value-type="float">
            <text:p>2373.3315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2374.7715" calcext:value-type="float">
            <text:p>2374.7715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2376.2114" calcext:value-type="float">
            <text:p>2376.2114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2377.6514" calcext:value-type="float">
            <text:p>2377.6514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2379.0913" calcext:value-type="float">
            <text:p>2379.0913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2380.5313" calcext:value-type="float">
            <text:p>2380.5313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2381.9712" calcext:value-type="float">
            <text:p>2381.9712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2382.6912" calcext:value-type="float">
            <text:p>2382.6912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2384.131" calcext:value-type="float">
            <text:p>2384.131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2385.571" calcext:value-type="float">
            <text:p>2385.571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2387.011" calcext:value-type="float">
            <text:p>2387.011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2388.451" calcext:value-type="float">
            <text:p>2388.451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2389.8909" calcext:value-type="float">
            <text:p>2389.8909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2391.3308" calcext:value-type="float">
            <text:p>2391.3308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2392.7708" calcext:value-type="float">
            <text:p>2392.7708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2416.0735" calcext:value-type="float">
            <text:p>2416.0735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2439.3762" calcext:value-type="float">
            <text:p>2439.3762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2462.679" calcext:value-type="float">
            <text:p>2462.679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2486.7017" calcext:value-type="float">
            <text:p>2486.7017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2510.7244" calcext:value-type="float">
            <text:p>2510.7244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2534.747" calcext:value-type="float">
            <text:p>2534.747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2558.7698" calcext:value-type="float">
            <text:p>2558.7698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2604.6553" calcext:value-type="float">
            <text:p>2604.6553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2650.5408" calcext:value-type="float">
            <text:p>2650.5408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2696.4263" calcext:value-type="float">
            <text:p>2696.4263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2741.5918" calcext:value-type="float">
            <text:p>2741.5918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2764.8945" calcext:value-type="float">
            <text:p>2764.8945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2766.3345" calcext:value-type="float">
            <text:p>2766.3345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2767.7744" calcext:value-type="float">
            <text:p>2767.7744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2769.2144" calcext:value-type="float">
            <text:p>2769.2144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2770.6543" calcext:value-type="float">
            <text:p>2770.65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72.0942" calcext:value-type="float">
            <text:p>2772.0942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2773.5342" calcext:value-type="float">
            <text:p>2773.5342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2774.974" calcext:value-type="float">
            <text:p>2774.974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2776.414" calcext:value-type="float">
            <text:p>2776.414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2777.854" calcext:value-type="float">
            <text:p>2777.854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2779.294" calcext:value-type="float">
            <text:p>2779.294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2780.734" calcext:value-type="float">
            <text:p>2780.734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2782.1738" calcext:value-type="float">
            <text:p>2782.1738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2783.6138" calcext:value-type="float">
            <text:p>2783.6138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2785.0537" calcext:value-type="float">
            <text:p>2785.0537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2786.4937" calcext:value-type="float">
            <text:p>2786.4937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2788.6536" calcext:value-type="float">
            <text:p>2788.6536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2791.5334" calcext:value-type="float">
            <text:p>2791.5334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2794.4133" calcext:value-type="float">
            <text:p>2794.4133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2797.2932" calcext:value-type="float">
            <text:p>2797.2932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2800.173" calcext:value-type="float">
            <text:p>2800.173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2803.053" calcext:value-type="float">
            <text:p>2803.053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2805.9329" calcext:value-type="float">
            <text:p>2805.9329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2808.8127" calcext:value-type="float">
            <text:p>2808.8127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2811.6926" calcext:value-type="float">
            <text:p>2811.6926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2814.5725" calcext:value-type="float">
            <text:p>2814.5725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2817.4524" calcext:value-type="float">
            <text:p>2817.4524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2820.3323" calcext:value-type="float">
            <text:p>2820.3323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2823.2122" calcext:value-type="float">
            <text:p>2823.2122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2826.092" calcext:value-type="float">
            <text:p>2826.092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2850.8347" calcext:value-type="float">
            <text:p>2850.8347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2853.7146" calcext:value-type="float">
            <text:p>2853.7146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2878.4573" calcext:value-type="float">
            <text:p>2878.4573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2903.2" calcext:value-type="float">
            <text:p>2903.2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2927.9426" calcext:value-type="float">
            <text:p>2927.9426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2952.6853" calcext:value-type="float">
            <text:p>2952.6853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2977.428" calcext:value-type="float">
            <text:p>2977.428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3002.1707" calcext:value-type="float">
            <text:p>3002.1707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3026.9133" calcext:value-type="float">
            <text:p>3026.9133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3051.656" calcext:value-type="float">
            <text:p>3051.656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3076.3987" calcext:value-type="float">
            <text:p>3076.3987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3101.1414" calcext:value-type="float">
            <text:p>3101.1414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3103.3013" calcext:value-type="float">
            <text:p>3103.3013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3105.4612" calcext:value-type="float">
            <text:p>3105.4612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3107.621" calcext:value-type="float">
            <text:p>3107.621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3109.781" calcext:value-type="float">
            <text:p>3109.781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3112.661" calcext:value-type="float">
            <text:p>3112.661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3115.5408" calcext:value-type="float">
            <text:p>3115.5408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3118.4207" calcext:value-type="float">
            <text:p>3118.4207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3121.3005" calcext:value-type="float">
            <text:p>3121.3005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3124.1804" calcext:value-type="float">
            <text:p>3124.1804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3127.0603" calcext:value-type="float">
            <text:p>3127.0603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3129.9402" calcext:value-type="float">
            <text:p>3129.9402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3132.82" calcext:value-type="float">
            <text:p>3132.82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3134.98" calcext:value-type="float">
            <text:p>3134.98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3137.14" calcext:value-type="float">
            <text:p>3137.14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3140.0198" calcext:value-type="float">
            <text:p>3140.0198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3142.8997" calcext:value-type="float">
            <text:p>3142.8997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3145.7795" calcext:value-type="float">
            <text:p>3145.7795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3147.9395" calcext:value-type="float">
            <text:p>3147.9395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3150.0994" calcext:value-type="float">
            <text:p>3150.0994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3152.2593" calcext:value-type="float">
            <text:p>3152.2593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3154.4192" calcext:value-type="float">
            <text:p>3154.4192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3156.579" calcext:value-type="float">
            <text:p>3156.579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3158.739" calcext:value-type="float">
            <text:p>3158.739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3160.899" calcext:value-type="float">
            <text:p>3160.899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3163.0588" calcext:value-type="float">
            <text:p>3163.0588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3165.2188" calcext:value-type="float">
            <text:p>3165.2188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3167.3787" calcext:value-type="float">
            <text:p>3167.3787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3169.5386" calcext:value-type="float">
            <text:p>3169.5386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3171.6985" calcext:value-type="float">
            <text:p>3171.6985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3173.8584" calcext:value-type="float">
            <text:p>3173.8584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3176.0183" calcext:value-type="float">
            <text:p>3176.0183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3178.1782" calcext:value-type="float">
            <text:p>3178.1782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3180.3381" calcext:value-type="float">
            <text:p>3180.3381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3183.218" calcext:value-type="float">
            <text:p>3183.218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3185.378" calcext:value-type="float">
            <text:p>3185.378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3187.5378" calcext:value-type="float">
            <text:p>3187.5378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3189.6978" calcext:value-type="float">
            <text:p>3189.6978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3192.5776" calcext:value-type="float">
            <text:p>3192.5776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3194.7375" calcext:value-type="float">
            <text:p>3194.7375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3196.8975" calcext:value-type="float">
            <text:p>3196.8975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3199.0574" calcext:value-type="float">
            <text:p>3199.0574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3201.2173" calcext:value-type="float">
            <text:p>3201.2173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3203.3772" calcext:value-type="float">
            <text:p>3203.3772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3205.537" calcext:value-type="float">
            <text:p>3205.537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3207.697" calcext:value-type="float">
            <text:p>3207.697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3209.857" calcext:value-type="float">
            <text:p>3209.857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3211.2969" calcext:value-type="float">
            <text:p>3211.2969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3212.7368" calcext:value-type="float">
            <text:p>3212.7368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3214.1768" calcext:value-type="float">
            <text:p>3214.1768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3215.6167" calcext:value-type="float">
            <text:p>3215.6167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3217.0566" calcext:value-type="float">
            <text:p>3217.0566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3219.2166" calcext:value-type="float">
            <text:p>3219.2166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3221.3765" calcext:value-type="float">
            <text:p>3221.3765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3223.5364" calcext:value-type="float">
            <text:p>3223.5364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3246.839" calcext:value-type="float">
            <text:p>3246.839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3248.279" calcext:value-type="float">
            <text:p>3248.279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3249.719" calcext:value-type="float">
            <text:p>3249.719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3251.159" calcext:value-type="float">
            <text:p>3251.159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3251.879" calcext:value-type="float">
            <text:p>3251.879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3252.5989" calcext:value-type="float">
            <text:p>3252.5989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3253.3188" calcext:value-type="float">
            <text:p>3253.3188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3254.0388" calcext:value-type="float">
            <text:p>3254.0388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3254.7588" calcext:value-type="float">
            <text:p>3254.7588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3255.4788" calcext:value-type="float">
            <text:p>3255.4788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3256.9187" calcext:value-type="float">
            <text:p>3256.9187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3258.3586" calcext:value-type="float">
            <text:p>3258.3586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3259.7986" calcext:value-type="float">
            <text:p>3259.7986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3261.2385" calcext:value-type="float">
            <text:p>3261.2385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3262.6785" calcext:value-type="float">
            <text:p>3262.6785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3264.1184" calcext:value-type="float">
            <text:p>3264.1184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3265.5583" calcext:value-type="float">
            <text:p>3265.5583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3266.9983" calcext:value-type="float">
            <text:p>3266.9983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3268.4382" calcext:value-type="float">
            <text:p>3268.4382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3269.1582" calcext:value-type="float">
            <text:p>3269.1582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3269.8782" calcext:value-type="float">
            <text:p>3269.8782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3292.461" calcext:value-type="float">
            <text:p>3292.461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3315.0437" calcext:value-type="float">
            <text:p>3315.0437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3337.6265" calcext:value-type="float">
            <text:p>3337.6265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3338.3464" calcext:value-type="float">
            <text:p>3338.3464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3339.0664" calcext:value-type="float">
            <text:p>3339.0664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3339.7864" calcext:value-type="float">
            <text:p>3339.7864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3340.5063" calcext:value-type="float">
            <text:p>3340.5063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3341.2263" calcext:value-type="float">
            <text:p>3341.2263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3341.9463" calcext:value-type="float">
            <text:p>3341.9463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3342.6663" calcext:value-type="float">
            <text:p>3342.6663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3365.249" calcext:value-type="float">
            <text:p>3365.249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3388.5518" calcext:value-type="float">
            <text:p>3388.5518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3411.8545" calcext:value-type="float">
            <text:p>3411.85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35.1572" calcext:value-type="float">
            <text:p>3435.1572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3458.46" calcext:value-type="float">
            <text:p>3458.46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3482.4827" calcext:value-type="float">
            <text:p>3482.4827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3484.6426" calcext:value-type="float">
            <text:p>3484.6426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3486.8025" calcext:value-type="float">
            <text:p>3486.8025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3488.2424" calcext:value-type="float">
            <text:p>3488.2424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3489.6824" calcext:value-type="float">
            <text:p>3489.6824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3491.1223" calcext:value-type="float">
            <text:p>3491.1223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3492.5623" calcext:value-type="float">
            <text:p>3492.5623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3494.0022" calcext:value-type="float">
            <text:p>3494.0022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3495.4421" calcext:value-type="float">
            <text:p>3495.4421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3496.882" calcext:value-type="float">
            <text:p>3496.882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3499.042" calcext:value-type="float">
            <text:p>3499.042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3501.202" calcext:value-type="float">
            <text:p>3501.202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3503.3618" calcext:value-type="float">
            <text:p>3503.3618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3505.5217" calcext:value-type="float">
            <text:p>3505.5217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3507.6816" calcext:value-type="float">
            <text:p>3507.6816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3509.8416" calcext:value-type="float">
            <text:p>3509.8416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3512.0015" calcext:value-type="float">
            <text:p>3512.0015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3514.1614" calcext:value-type="float">
            <text:p>3514.1614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3516.3213" calcext:value-type="float">
            <text:p>3516.3213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3518.4812" calcext:value-type="float">
            <text:p>3518.4812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3520.641" calcext:value-type="float">
            <text:p>3520.641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3522.801" calcext:value-type="float">
            <text:p>3522.801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3524.961" calcext:value-type="float">
            <text:p>3524.961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3527.1208" calcext:value-type="float">
            <text:p>3527.1208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3529.2808" calcext:value-type="float">
            <text:p>3529.2808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3531.4407" calcext:value-type="float">
            <text:p>3531.4407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3533.6006" calcext:value-type="float">
            <text:p>3533.6006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3535.0405" calcext:value-type="float">
            <text:p>3535.0405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3537.2004" calcext:value-type="float">
            <text:p>3537.2004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3539.3604" calcext:value-type="float">
            <text:p>3539.3604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3541.5203" calcext:value-type="float">
            <text:p>3541.5203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3543.6802" calcext:value-type="float">
            <text:p>3543.6802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3545.12" calcext:value-type="float">
            <text:p>3545.12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3546.56" calcext:value-type="float">
            <text:p>3546.56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3548" calcext:value-type="float">
            <text:p>3548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3549.44" calcext:value-type="float">
            <text:p>3549.44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3550.16" calcext:value-type="float">
            <text:p>3550.16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3550.88" calcext:value-type="float">
            <text:p>3550.88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3551.5999" calcext:value-type="float">
            <text:p>3551.5999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3552.3198" calcext:value-type="float">
            <text:p>3552.3198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3553.0398" calcext:value-type="float">
            <text:p>3553.0398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3553.7598" calcext:value-type="float">
            <text:p>3553.7598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3554.4797" calcext:value-type="float">
            <text:p>3554.4797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3555.1997" calcext:value-type="float">
            <text:p>3555.1997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3555.9197" calcext:value-type="float">
            <text:p>3555.9197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3556.6396" calcext:value-type="float">
            <text:p>3556.6396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3557.3596" calcext:value-type="float">
            <text:p>3557.3596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3558.0796" calcext:value-type="float">
            <text:p>3558.0796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3558.7996" calcext:value-type="float">
            <text:p>3558.7996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3559.5195" calcext:value-type="float">
            <text:p>3559.5195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3560.2395" calcext:value-type="float">
            <text:p>3560.2395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3560.9595" calcext:value-type="float">
            <text:p>3560.9595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3561.6794" calcext:value-type="float">
            <text:p>3561.6794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3562.3994" calcext:value-type="float">
            <text:p>3562.3994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3563.1194" calcext:value-type="float">
            <text:p>3563.1194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3563.8394" calcext:value-type="float">
            <text:p>3563.8394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3564.5593" calcext:value-type="float">
            <text:p>3564.5593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3565.2793" calcext:value-type="float">
            <text:p>3565.2793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3565.9993" calcext:value-type="float">
            <text:p>3565.9993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3566.7192" calcext:value-type="float">
            <text:p>3566.7192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3568.1592" calcext:value-type="float">
            <text:p>3568.1592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3569.599" calcext:value-type="float">
            <text:p>3569.599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3571.039" calcext:value-type="float">
            <text:p>3571.039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3572.479" calcext:value-type="float">
            <text:p>3572.479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3573.919" calcext:value-type="float">
            <text:p>3573.919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3575.359" calcext:value-type="float">
            <text:p>3575.359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3576.7988" calcext:value-type="float">
            <text:p>3576.7988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3578.2388" calcext:value-type="float">
            <text:p>3578.2388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3579.6787" calcext:value-type="float">
            <text:p>3579.6787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3581.1187" calcext:value-type="float">
            <text:p>3581.1187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3582.5586" calcext:value-type="float">
            <text:p>3582.5586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3583.9985" calcext:value-type="float">
            <text:p>3583.9985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3585.4385" calcext:value-type="float">
            <text:p>3585.4385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3586.8784" calcext:value-type="float">
            <text:p>3586.8784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3588.3184" calcext:value-type="float">
            <text:p>3588.3184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3589.7583" calcext:value-type="float">
            <text:p>3589.7583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3591.1982" calcext:value-type="float">
            <text:p>3591.1982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3592.6382" calcext:value-type="float">
            <text:p>3592.6382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3594.798" calcext:value-type="float">
            <text:p>3594.798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3596.958" calcext:value-type="float">
            <text:p>3596.958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3599.118" calcext:value-type="float">
            <text:p>3599.118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3601.2778" calcext:value-type="float">
            <text:p>3601.2778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3603.4377" calcext:value-type="float">
            <text:p>3603.4377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3605.5977" calcext:value-type="float">
            <text:p>3605.5977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3607.7576" calcext:value-type="float">
            <text:p>3607.7576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3609.9175" calcext:value-type="float">
            <text:p>3609.9175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3612.0774" calcext:value-type="float">
            <text:p>3612.0774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3614.2373" calcext:value-type="float">
            <text:p>3614.2373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3616.3972" calcext:value-type="float">
            <text:p>3616.3972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3618.5571" calcext:value-type="float">
            <text:p>3618.5571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3620.717" calcext:value-type="float">
            <text:p>3620.717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3622.877" calcext:value-type="float">
            <text:p>3622.877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3625.0369" calcext:value-type="float">
            <text:p>3625.0369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3627.1968" calcext:value-type="float">
            <text:p>3627.1968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3629.3567" calcext:value-type="float">
            <text:p>3629.3567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3632.2366" calcext:value-type="float">
            <text:p>3632.2366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3635.1165" calcext:value-type="float">
            <text:p>3635.1165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3637.2764" calcext:value-type="float">
            <text:p>3637.2764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3639.4363" calcext:value-type="float">
            <text:p>3639.4363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3640.8762" calcext:value-type="float">
            <text:p>3640.8762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3664.179" calcext:value-type="float">
            <text:p>3664.179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3687.4817" calcext:value-type="float">
            <text:p>3687.4817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3710.7844" calcext:value-type="float">
            <text:p>3710.7844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3734.0872" calcext:value-type="float">
            <text:p>3734.0872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3757.39" calcext:value-type="float">
            <text:p>3757.39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3780.6926" calcext:value-type="float">
            <text:p>3780.6926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3803.9954" calcext:value-type="float">
            <text:p>3803.9954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3827.298" calcext:value-type="float">
            <text:p>3827.298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3850.6008" calcext:value-type="float">
            <text:p>3850.6008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3873.9036" calcext:value-type="float">
            <text:p>3873.9036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3897.9263" calcext:value-type="float">
            <text:p>3897.9263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3899.3662" calcext:value-type="float">
            <text:p>3899.3662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3900.8062" calcext:value-type="float">
            <text:p>3900.8062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3902.246" calcext:value-type="float">
            <text:p>3902.246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3902.966" calcext:value-type="float">
            <text:p>3902.966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3903.686" calcext:value-type="float">
            <text:p>3903.686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3905.126" calcext:value-type="float">
            <text:p>3905.126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3906.566" calcext:value-type="float">
            <text:p>3906.566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3909.4458" calcext:value-type="float">
            <text:p>3909.4458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3912.3257" calcext:value-type="float">
            <text:p>3912.3257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3915.2056" calcext:value-type="float">
            <text:p>3915.2056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3917.3655" calcext:value-type="float">
            <text:p>3917.3655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3920.9653" calcext:value-type="float">
            <text:p>3920.96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23.8452" calcext:value-type="float">
            <text:p>3923.8452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3927.445" calcext:value-type="float">
            <text:p>3927.445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3931.045" calcext:value-type="float">
            <text:p>3931.045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3934.6448" calcext:value-type="float">
            <text:p>3934.6448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3938.2446" calcext:value-type="float">
            <text:p>3938.2446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3941.8445" calcext:value-type="float">
            <text:p>3941.8445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3967.3071" calcext:value-type="float">
            <text:p>3967.3071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3992.7698" calcext:value-type="float">
            <text:p>3992.7698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4017.5125" calcext:value-type="float">
            <text:p>4017.5125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4042.2551" calcext:value-type="float">
            <text:p>4042.2551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4066.9978" calcext:value-type="float">
            <text:p>4066.9978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4091.7405" calcext:value-type="float">
            <text:p>4091.7405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4116.484" calcext:value-type="float">
            <text:p>4116.484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4141.2275" calcext:value-type="float">
            <text:p>4141.2275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4166.6914" calcext:value-type="float">
            <text:p>4166.6914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4191.435" calcext:value-type="float">
            <text:p>4191.435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4216.899" calcext:value-type="float">
            <text:p>4216.899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4220.5" calcext:value-type="float">
            <text:p>4220.5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4224.101" calcext:value-type="float">
            <text:p>4224.101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4226.982" calcext:value-type="float">
            <text:p>4226.982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4229.863" calcext:value-type="float">
            <text:p>4229.863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4232.0234" calcext:value-type="float">
            <text:p>4232.0234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4234.184" calcext:value-type="float">
            <text:p>4234.184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4236.3447" calcext:value-type="float">
            <text:p>4236.3447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4238.5054" calcext:value-type="float">
            <text:p>4238.5054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4241.386" calcext:value-type="float">
            <text:p>4241.386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4244.267" calcext:value-type="float">
            <text:p>4244.267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4246.4277" calcext:value-type="float">
            <text:p>4246.4277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4249.3086" calcext:value-type="float">
            <text:p>4249.3086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4252.1895" calcext:value-type="float">
            <text:p>4252.1895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4255.0703" calcext:value-type="float">
            <text:p>4255.0703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4257.231" calcext:value-type="float">
            <text:p>4257.231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4258.6714" calcext:value-type="float">
            <text:p>4258.6714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4260.112" calcext:value-type="float">
            <text:p>4260.112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4261.5522" calcext:value-type="float">
            <text:p>4261.5522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4262.9927" calcext:value-type="float">
            <text:p>4262.9927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4264.433" calcext:value-type="float">
            <text:p>4264.433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4265.8735" calcext:value-type="float">
            <text:p>4265.8735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4289.177" calcext:value-type="float">
            <text:p>4289.177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4290.617" calcext:value-type="float">
            <text:p>4290.617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4292.0576" calcext:value-type="float">
            <text:p>4292.0576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4293.498" calcext:value-type="float">
            <text:p>4293.498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4294.9385" calcext:value-type="float">
            <text:p>4294.9385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4296.379" calcext:value-type="float">
            <text:p>4296.379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4297.8193" calcext:value-type="float">
            <text:p>4297.8193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4299.26" calcext:value-type="float">
            <text:p>4299.26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4301.4204" calcext:value-type="float">
            <text:p>4301.4204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4325.444" calcext:value-type="float">
            <text:p>4325.444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4349.4673" calcext:value-type="float">
            <text:p>4349.4673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4373.4907" calcext:value-type="float">
            <text:p>4373.4907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4375.6514" calcext:value-type="float">
            <text:p>4375.6514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4378.532" calcext:value-type="float">
            <text:p>4378.532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4380.693" calcext:value-type="float">
            <text:p>4380.693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4383.5737" calcext:value-type="float">
            <text:p>4383.5737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4386.4546" calcext:value-type="float">
            <text:p>4386.4546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4389.3354" calcext:value-type="float">
            <text:p>4389.3354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4392.2163" calcext:value-type="float">
            <text:p>4392.2163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4395.097" calcext:value-type="float">
            <text:p>4395.097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4397.258" calcext:value-type="float">
            <text:p>4397.258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4399.4185" calcext:value-type="float">
            <text:p>4399.4185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4401.579" calcext:value-type="float">
            <text:p>4401.579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4403.7397" calcext:value-type="float">
            <text:p>4403.7397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4405.9004" calcext:value-type="float">
            <text:p>4405.9004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4408.061" calcext:value-type="float">
            <text:p>4408.061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4410.2217" calcext:value-type="float">
            <text:p>4410.2217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4412.3823" calcext:value-type="float">
            <text:p>4412.3823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4414.543" calcext:value-type="float">
            <text:p>4414.543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4416.7036" calcext:value-type="float">
            <text:p>4416.7036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4419.5845" calcext:value-type="float">
            <text:p>4419.5845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4422.4653" calcext:value-type="float">
            <text:p>4422.4653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4425.346" calcext:value-type="float">
            <text:p>4425.346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4428.9473" calcext:value-type="float">
            <text:p>4428.9473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4432.5483" calcext:value-type="float">
            <text:p>4432.5483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4437.59" calcext:value-type="float">
            <text:p>4437.59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4441.911" calcext:value-type="float">
            <text:p>4441.911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4446.2324" calcext:value-type="float">
            <text:p>4446.2324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4450.5537" calcext:value-type="float">
            <text:p>4450.5537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4454.875" calcext:value-type="float">
            <text:p>4454.875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4459.1963" calcext:value-type="float">
            <text:p>4459.1963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4463.5176" calcext:value-type="float">
            <text:p>4463.5176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4467.839" calcext:value-type="float">
            <text:p>4467.839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4471.44" calcext:value-type="float">
            <text:p>4471.44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4475.041" calcext:value-type="float">
            <text:p>4475.041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4478.642" calcext:value-type="float">
            <text:p>4478.642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4482.243" calcext:value-type="float">
            <text:p>4482.243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4485.124" calcext:value-type="float">
            <text:p>4485.124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4488.005" calcext:value-type="float">
            <text:p>4488.005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4490.8857" calcext:value-type="float">
            <text:p>4490.8857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4493.7666" calcext:value-type="float">
            <text:p>4493.7666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4497.3677" calcext:value-type="float">
            <text:p>4497.3677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4500.9688" calcext:value-type="float">
            <text:p>4500.9688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4503.8496" calcext:value-type="float">
            <text:p>4503.8496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4507.4507" calcext:value-type="float">
            <text:p>4507.4507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4510.3315" calcext:value-type="float">
            <text:p>4510.3315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4513.2124" calcext:value-type="float">
            <text:p>4513.2124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4516.0933" calcext:value-type="float">
            <text:p>4516.0933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4518.974" calcext:value-type="float">
            <text:p>4518.974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4521.855" calcext:value-type="float">
            <text:p>4521.855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4524.736" calcext:value-type="float">
            <text:p>4524.736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4527.6167" calcext:value-type="float">
            <text:p>4527.6167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4529.7773" calcext:value-type="float">
            <text:p>4529.7773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4531.218" calcext:value-type="float">
            <text:p>4531.218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4532.658" calcext:value-type="float">
            <text:p>4532.658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4534.0986" calcext:value-type="float">
            <text:p>4534.0986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4535.539" calcext:value-type="float">
            <text:p>4535.539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4536.9795" calcext:value-type="float">
            <text:p>4536.9795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4539.14" calcext:value-type="float">
            <text:p>4539.14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4541.301" calcext:value-type="float">
            <text:p>4541.301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4543.4614" calcext:value-type="float">
            <text:p>4543.4614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4546.3423" calcext:value-type="float">
            <text:p>4546.3423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4549.223" calcext:value-type="float">
            <text:p>4549.223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4552.104" calcext:value-type="float">
            <text:p>4552.104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4554.2646" calcext:value-type="float">
            <text:p>4554.2646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4557.1455" calcext:value-type="float">
            <text:p>4557.1455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4560.0264" calcext:value-type="float">
            <text:p>4560.0264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4562.187" calcext:value-type="float">
            <text:p>4562.187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4586.2104" calcext:value-type="float">
            <text:p>4586.2104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4588.371" calcext:value-type="float">
            <text:p>4588.371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4590.5317" calcext:value-type="float">
            <text:p>4590.5317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4592.6924" calcext:value-type="float">
            <text:p>4592.6924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4616.716" calcext:value-type="float">
            <text:p>4616.716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4618.8765" calcext:value-type="float">
            <text:p>4618.8765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4621.037" calcext:value-type="float">
            <text:p>4621.037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4623.918" calcext:value-type="float">
            <text:p>4623.918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4626.799" calcext:value-type="float">
            <text:p>4626.7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29.6797" calcext:value-type="float">
            <text:p>4629.6797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4632.5605" calcext:value-type="float">
            <text:p>4632.5605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4634.721" calcext:value-type="float">
            <text:p>4634.721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4637.602" calcext:value-type="float">
            <text:p>4637.602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4640.483" calcext:value-type="float">
            <text:p>4640.483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4643.364" calcext:value-type="float">
            <text:p>4643.364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4645.5244" calcext:value-type="float">
            <text:p>4645.5244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4647.685" calcext:value-type="float">
            <text:p>4647.685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4650.566" calcext:value-type="float">
            <text:p>4650.566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4652.7266" calcext:value-type="float">
            <text:p>4652.7266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4654.887" calcext:value-type="float">
            <text:p>4654.887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4657.048" calcext:value-type="float">
            <text:p>4657.048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4659.2085" calcext:value-type="float">
            <text:p>4659.2085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4661.369" calcext:value-type="float">
            <text:p>4661.369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4663.53" calcext:value-type="float">
            <text:p>4663.53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4665.6904" calcext:value-type="float">
            <text:p>4665.6904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4667.851" calcext:value-type="float">
            <text:p>4667.851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4691.8745" calcext:value-type="float">
            <text:p>4691.8745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4694.035" calcext:value-type="float">
            <text:p>4694.035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4696.196" calcext:value-type="float">
            <text:p>4696.196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4697.636" calcext:value-type="float">
            <text:p>4697.636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4699.0767" calcext:value-type="float">
            <text:p>4699.0767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4700.517" calcext:value-type="float">
            <text:p>4700.517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4702.6777" calcext:value-type="float">
            <text:p>4702.6777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4704.118" calcext:value-type="float">
            <text:p>4704.118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4706.279" calcext:value-type="float">
            <text:p>4706.279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4707.719" calcext:value-type="float">
            <text:p>4707.719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4709.1597" calcext:value-type="float">
            <text:p>4709.1597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4710.6" calcext:value-type="float">
            <text:p>4710.6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4712.0405" calcext:value-type="float">
            <text:p>4712.0405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4714.201" calcext:value-type="float">
            <text:p>4714.201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4715.6416" calcext:value-type="float">
            <text:p>4715.6416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4717.8022" calcext:value-type="float">
            <text:p>4717.8022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4719.963" calcext:value-type="float">
            <text:p>4719.963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4722.1235" calcext:value-type="float">
            <text:p>4722.1235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4724.284" calcext:value-type="float">
            <text:p>4724.284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4726.445" calcext:value-type="float">
            <text:p>4726.445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4728.6055" calcext:value-type="float">
            <text:p>4728.6055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4730.046" calcext:value-type="float">
            <text:p>4730.046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4731.4863" calcext:value-type="float">
            <text:p>4731.4863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4732.927" calcext:value-type="float">
            <text:p>4732.927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4734.367" calcext:value-type="float">
            <text:p>4734.367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4735.8076" calcext:value-type="float">
            <text:p>4735.8076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4737.248" calcext:value-type="float">
            <text:p>4737.248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4738.6885" calcext:value-type="float">
            <text:p>4738.6885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4740.129" calcext:value-type="float">
            <text:p>4740.129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4741.5693" calcext:value-type="float">
            <text:p>4741.5693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4743.73" calcext:value-type="float">
            <text:p>4743.73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4745.8906" calcext:value-type="float">
            <text:p>4745.8906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4748.0513" calcext:value-type="float">
            <text:p>4748.0513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4749.4917" calcext:value-type="float">
            <text:p>4749.4917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4750.932" calcext:value-type="float">
            <text:p>4750.932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4752.3726" calcext:value-type="float">
            <text:p>4752.3726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4753.813" calcext:value-type="float">
            <text:p>4753.813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4755.2534" calcext:value-type="float">
            <text:p>4755.2534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4756.694" calcext:value-type="float">
            <text:p>4756.694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4757.414" calcext:value-type="float">
            <text:p>4757.414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4758.1343" calcext:value-type="float">
            <text:p>4758.1343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4758.8545" calcext:value-type="float">
            <text:p>4758.8545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4759.5747" calcext:value-type="float">
            <text:p>4759.5747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4760.295" calcext:value-type="float">
            <text:p>4760.295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4761.7354" calcext:value-type="float">
            <text:p>4761.7354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4763.176" calcext:value-type="float">
            <text:p>4763.176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4764.616" calcext:value-type="float">
            <text:p>4764.616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4766.0566" calcext:value-type="float">
            <text:p>4766.0566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4767.497" calcext:value-type="float">
            <text:p>4767.497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4768.9375" calcext:value-type="float">
            <text:p>4768.9375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4770.378" calcext:value-type="float">
            <text:p>4770.378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4772.5386" calcext:value-type="float">
            <text:p>4772.5386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4773.979" calcext:value-type="float">
            <text:p>4773.979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4775.4194" calcext:value-type="float">
            <text:p>4775.4194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4777.58" calcext:value-type="float">
            <text:p>4777.58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4779.0205" calcext:value-type="float">
            <text:p>4779.0205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4780.461" calcext:value-type="float">
            <text:p>4780.461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4781.9014" calcext:value-type="float">
            <text:p>4781.9014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4783.342" calcext:value-type="float">
            <text:p>4783.342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4784.782" calcext:value-type="float">
            <text:p>4784.782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4786.2227" calcext:value-type="float">
            <text:p>4786.2227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4788.3833" calcext:value-type="float">
            <text:p>4788.3833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4790.544" calcext:value-type="float">
            <text:p>4790.544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4792.7046" calcext:value-type="float">
            <text:p>4792.7046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4794.865" calcext:value-type="float">
            <text:p>4794.865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4796.3057" calcext:value-type="float">
            <text:p>4796.3057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office:value-type="float" office:value="4797.746" calcext:value-type="float">
            <text:p>4797.746</text:p>
          </table:table-cell>
        </table:table-row>
      </table:table>
      <table:table table:name="qm-acc-energy-usag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office:value-type="float" office:value="21.84" calcext:value-type="float">
            <text:p>21.84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office:value-type="float" office:value="43.68" calcext:value-type="float">
            <text:p>43.68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office:value-type="float" office:value="65.52" calcext:value-type="float">
            <text:p>65.52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office:value-type="float" office:value="87.36" calcext:value-type="float">
            <text:p>87.36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office:value-type="float" office:value="131.04" calcext:value-type="float">
            <text:p>131.04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office:value-type="float" office:value="152.88" calcext:value-type="float">
            <text:p>152.88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office:value-type="float" office:value="174.72" calcext:value-type="float">
            <text:p>174.72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office:value-type="float" office:value="196.56" calcext:value-type="float">
            <text:p>196.56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office:value-type="float" office:value="196.56" calcext:value-type="float">
            <text:p>196.56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office:value-type="float" office:value="218.4" calcext:value-type="float">
            <text:p>218.4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office:value-type="float" office:value="240.24" calcext:value-type="float">
            <text:p>240.24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office:value-type="float" office:value="262.08" calcext:value-type="float">
            <text:p>262.08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office:value-type="float" office:value="283.92" calcext:value-type="float">
            <text:p>283.92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305.76" calcext:value-type="float">
            <text:p>305.76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327.6" calcext:value-type="float">
            <text:p>327.6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349.44" calcext:value-type="float">
            <text:p>349.44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office:value-type="float" office:value="393.12" calcext:value-type="float">
            <text:p>393.12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office:value-type="float" office:value="414.96" calcext:value-type="float">
            <text:p>414.96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office:value-type="float" office:value="436.8" calcext:value-type="float">
            <text:p>436.8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office:value-type="float" office:value="458.64" calcext:value-type="float">
            <text:p>458.64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office:value-type="float" office:value="480.48" calcext:value-type="float">
            <text:p>480.48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office:value-type="float" office:value="502.32" calcext:value-type="float">
            <text:p>502.32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office:value-type="float" office:value="524.16" calcext:value-type="float">
            <text:p>524.16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office:value-type="float" office:value="567.84" calcext:value-type="float">
            <text:p>567.84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589.68" calcext:value-type="float">
            <text:p>589.68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611.52" calcext:value-type="float">
            <text:p>611.52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633.36" calcext:value-type="float">
            <text:p>633.36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655.2" calcext:value-type="float">
            <text:p>655.2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677.04" calcext:value-type="float">
            <text:p>677.04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698.88" calcext:value-type="float">
            <text:p>698.88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720.72" calcext:value-type="float">
            <text:p>720.72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742.56" calcext:value-type="float">
            <text:p>742.56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764.4" calcext:value-type="float">
            <text:p>764.4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786.24" calcext:value-type="float">
            <text:p>786.24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808.08" calcext:value-type="float">
            <text:p>808.08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829.92" calcext:value-type="float">
            <text:p>829.92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851.76" calcext:value-type="float">
            <text:p>851.76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873.6" calcext:value-type="float">
            <text:p>873.6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895.44" calcext:value-type="float">
            <text:p>895.44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917.28" calcext:value-type="float">
            <text:p>917.28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939.12" calcext:value-type="float">
            <text:p>939.12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960.96" calcext:value-type="float">
            <text:p>960.96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982.8" calcext:value-type="float">
            <text:p>982.8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1004.64" calcext:value-type="float">
            <text:p>1004.64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office:value-type="float" office:value="1026.48" calcext:value-type="float">
            <text:p>1026.48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office:value-type="float" office:value="1048.32" calcext:value-type="float">
            <text:p>1048.32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office:value-type="float" office:value="1070.16" calcext:value-type="float">
            <text:p>1070.16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office:value-type="float" office:value="1113.84" calcext:value-type="float">
            <text:p>1113.84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1136.4" calcext:value-type="float">
            <text:p>1136.4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1158.96" calcext:value-type="float">
            <text:p>1158.96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1181.52" calcext:value-type="float">
            <text:p>1181.52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1204.08" calcext:value-type="float">
            <text:p>1204.08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1226.64" calcext:value-type="float">
            <text:p>1226.64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office:value-type="float" office:value="1249.2" calcext:value-type="float">
            <text:p>1249.2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office:value-type="float" office:value="1271.76" calcext:value-type="float">
            <text:p>1271.76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office:value-type="float" office:value="1294.32" calcext:value-type="float">
            <text:p>1294.32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office:value-type="float" office:value="1316.88" calcext:value-type="float">
            <text:p>1316.88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office:value-type="float" office:value="1339.44" calcext:value-type="float">
            <text:p>1339.44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1384.56" calcext:value-type="float">
            <text:p>1384.56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1407.12" calcext:value-type="float">
            <text:p>1407.12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1429.68" calcext:value-type="float">
            <text:p>1429.68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1452.24" calcext:value-type="float">
            <text:p>1452.24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1474.8" calcext:value-type="float">
            <text:p>1474.8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1497.36" calcext:value-type="float">
            <text:p>1497.36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office:value-type="float" office:value="1519.92" calcext:value-type="float">
            <text:p>1519.92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office:value-type="float" office:value="1542.48" calcext:value-type="float">
            <text:p>1542.48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office:value-type="float" office:value="1565.04" calcext:value-type="float">
            <text:p>1565.04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1587.6" calcext:value-type="float">
            <text:p>1587.6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1610.16" calcext:value-type="float">
            <text:p>1610.16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1653.84" calcext:value-type="float">
            <text:p>1653.84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1675.68" calcext:value-type="float">
            <text:p>1675.68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1697.52" calcext:value-type="float">
            <text:p>1697.52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1719.36" calcext:value-type="float">
            <text:p>1719.36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1741.2" calcext:value-type="float">
            <text:p>1741.2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1763.76" calcext:value-type="float">
            <text:p>1763.76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1786.32" calcext:value-type="float">
            <text:p>1786.32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1808.88" calcext:value-type="float">
            <text:p>1808.88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1831.44" calcext:value-type="float">
            <text:p>1831.44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office:value-type="float" office:value="1876.56" calcext:value-type="float">
            <text:p>1876.56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office:value-type="float" office:value="1899.12" calcext:value-type="float">
            <text:p>1899.12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office:value-type="float" office:value="1921.68" calcext:value-type="float">
            <text:p>1921.68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office:value-type="float" office:value="1944.24" calcext:value-type="float">
            <text:p>1944.24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office:value-type="float" office:value="1966.8" calcext:value-type="float">
            <text:p>1966.8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office:value-type="float" office:value="1989.36" calcext:value-type="float">
            <text:p>1989.36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office:value-type="float" office:value="2011.92" calcext:value-type="float">
            <text:p>2011.92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office:value-type="float" office:value="2034.48" calcext:value-type="float">
            <text:p>2034.48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office:value-type="float" office:value="2057.04" calcext:value-type="float">
            <text:p>2057.04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office:value-type="float" office:value="2079.6" calcext:value-type="float">
            <text:p>2079.6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2102.16" calcext:value-type="float">
            <text:p>2102.16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2124.72" calcext:value-type="float">
            <text:p>2124.72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office:value-type="float" office:value="2147.28" calcext:value-type="float">
            <text:p>2147.28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office:value-type="float" office:value="2169.84" calcext:value-type="float">
            <text:p>2169.84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office:value-type="float" office:value="2192.4" calcext:value-type="float">
            <text:p>2192.4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office:value-type="float" office:value="2214.96" calcext:value-type="float">
            <text:p>2214.96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office:value-type="float" office:value="2237.52" calcext:value-type="float">
            <text:p>2237.52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office:value-type="float" office:value="2260.08" calcext:value-type="float">
            <text:p>2260.08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office:value-type="float" office:value="2282.64" calcext:value-type="float">
            <text:p>2282.64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office:value-type="float" office:value="2305.2" calcext:value-type="float">
            <text:p>2305.2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office:value-type="float" office:value="2327.76" calcext:value-type="float">
            <text:p>2327.76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office:value-type="float" office:value="2350.32" calcext:value-type="float">
            <text:p>2350.32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office:value-type="float" office:value="2372.88" calcext:value-type="float">
            <text:p>2372.88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office:value-type="float" office:value="2395.44" calcext:value-type="float">
            <text:p>2395.44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office:value-type="float" office:value="2418" calcext:value-type="float">
            <text:p>2418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office:value-type="float" office:value="2440.56" calcext:value-type="float">
            <text:p>2440.56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2463.12" calcext:value-type="float">
            <text:p>2463.12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2485.68" calcext:value-type="float">
            <text:p>2485.68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2508.24" calcext:value-type="float">
            <text:p>2508.24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office:value-type="float" office:value="2530.8" calcext:value-type="float">
            <text:p>2530.8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2553.36" calcext:value-type="float">
            <text:p>2553.36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2575.92" calcext:value-type="float">
            <text:p>2575.92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2598.48" calcext:value-type="float">
            <text:p>2598.48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2620.32" calcext:value-type="float">
            <text:p>2620.32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2642.16" calcext:value-type="float">
            <text:p>2642.16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2664" calcext:value-type="float">
            <text:p>2664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2686.56" calcext:value-type="float">
            <text:p>2686.56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2709.12" calcext:value-type="float">
            <text:p>2709.12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2731.68" calcext:value-type="float">
            <text:p>2731.68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2754.24" calcext:value-type="float">
            <text:p>2754.24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2776.8" calcext:value-type="float">
            <text:p>2776.8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2799.36" calcext:value-type="float">
            <text:p>2799.36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2821.92" calcext:value-type="float">
            <text:p>2821.92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office:value-type="float" office:value="2844.48" calcext:value-type="float">
            <text:p>2844.48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office:value-type="float" office:value="2867.04" calcext:value-type="float">
            <text:p>2867.04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office:value-type="float" office:value="2889.6" calcext:value-type="float">
            <text:p>2889.6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office:value-type="float" office:value="2912.16" calcext:value-type="float">
            <text:p>2912.16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office:value-type="float" office:value="2934.72" calcext:value-type="float">
            <text:p>2934.72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office:value-type="float" office:value="2957.28" calcext:value-type="float">
            <text:p>2957.28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2979.84" calcext:value-type="float">
            <text:p>2979.84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3002.4" calcext:value-type="float">
            <text:p>3002.4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3024.96" calcext:value-type="float">
            <text:p>3024.96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3047.52" calcext:value-type="float">
            <text:p>3047.52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3070.08" calcext:value-type="float">
            <text:p>3070.08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office:value-type="float" office:value="3092.64" calcext:value-type="float">
            <text:p>3092.64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office:value-type="float" office:value="3115.2" calcext:value-type="float">
            <text:p>3115.2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office:value-type="float" office:value="3137.76" calcext:value-type="float">
            <text:p>3137.76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office:value-type="float" office:value="3160.32" calcext:value-type="float">
            <text:p>3160.32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3182.88" calcext:value-type="float">
            <text:p>3182.88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3205.44" calcext:value-type="float">
            <text:p>3205.44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3228" calcext:value-type="float">
            <text:p>3228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office:value-type="float" office:value="3250.56" calcext:value-type="float">
            <text:p>3250.56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3273.12" calcext:value-type="float">
            <text:p>3273.12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3295.68" calcext:value-type="float">
            <text:p>3295.68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3318.24" calcext:value-type="float">
            <text:p>3318.24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3340.8" calcext:value-type="float">
            <text:p>3340.8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3363.36" calcext:value-type="float">
            <text:p>3363.36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3385.92" calcext:value-type="float">
            <text:p>3385.92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3408.48" calcext:value-type="float">
            <text:p>3408.48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3431.04" calcext:value-type="float">
            <text:p>3431.04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office:value-type="float" office:value="3453.6" calcext:value-type="float">
            <text:p>3453.6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office:value-type="float" office:value="3476.16" calcext:value-type="float">
            <text:p>3476.16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office:value-type="float" office:value="3498.72" calcext:value-type="float">
            <text:p>3498.72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office:value-type="float" office:value="3521.27999999999" calcext:value-type="float">
            <text:p>3521.27999999999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office:value-type="float" office:value="3543.83999999999" calcext:value-type="float">
            <text:p>3543.83999999999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office:value-type="float" office:value="3566.39999999999" calcext:value-type="float">
            <text:p>3566.39999999999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office:value-type="float" office:value="3588.95999999999" calcext:value-type="float">
            <text:p>3588.95999999999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office:value-type="float" office:value="3611.51999999999" calcext:value-type="float">
            <text:p>3611.51999999999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office:value-type="float" office:value="3634.07999999999" calcext:value-type="float">
            <text:p>3634.07999999999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3634.79999999999" calcext:value-type="float">
            <text:p>3634.79999999999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3635.51999999999" calcext:value-type="float">
            <text:p>3635.51999999999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3636.23999999999" calcext:value-type="float">
            <text:p>3636.23999999999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office:value-type="float" office:value="3658.79999999999" calcext:value-type="float">
            <text:p>3658.79999999999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3681.35999999999" calcext:value-type="float">
            <text:p>3681.35999999999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3703.91999999999" calcext:value-type="float">
            <text:p>3703.91999999999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3726.47999999999" calcext:value-type="float">
            <text:p>3726.47999999999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3749.03999999999" calcext:value-type="float">
            <text:p>3749.03999999999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office:value-type="float" office:value="3771.59999999999" calcext:value-type="float">
            <text:p>3771.59999999999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office:value-type="float" office:value="3794.15999999999" calcext:value-type="float">
            <text:p>3794.15999999999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office:value-type="float" office:value="3816.71999999999" calcext:value-type="float">
            <text:p>3816.71999999999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office:value-type="float" office:value="3839.27999999999" calcext:value-type="float">
            <text:p>3839.27999999999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office:value-type="float" office:value="3861.83999999999" calcext:value-type="float">
            <text:p>3861.83999999999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office:value-type="float" office:value="3884.39999999999" calcext:value-type="float">
            <text:p>3884.39999999999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office:value-type="float" office:value="3906.95999999999" calcext:value-type="float">
            <text:p>3906.95999999999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office:value-type="float" office:value="3929.51999999999" calcext:value-type="float">
            <text:p>3929.51999999999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office:value-type="float" office:value="3952.07999999999" calcext:value-type="float">
            <text:p>3952.07999999999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office:value-type="float" office:value="3974.63999999999" calcext:value-type="float">
            <text:p>3974.63999999999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office:value-type="float" office:value="3997.19999999999" calcext:value-type="float">
            <text:p>3997.19999999999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4019.75999999999" calcext:value-type="float">
            <text:p>4019.75999999999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4042.31999999999" calcext:value-type="float">
            <text:p>4042.31999999999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4064.87999999999" calcext:value-type="float">
            <text:p>4064.87999999999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office:value-type="float" office:value="4087.43999999999" calcext:value-type="float">
            <text:p>4087.43999999999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office:value-type="float" office:value="4109.99999999999" calcext:value-type="float">
            <text:p>4109.99999999999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office:value-type="float" office:value="4132.55999999999" calcext:value-type="float">
            <text:p>4132.55999999999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office:value-type="float" office:value="4133.27999999999" calcext:value-type="float">
            <text:p>4133.27999999999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office:value-type="float" office:value="4133.99999999999" calcext:value-type="float">
            <text:p>4133.99999999999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office:value-type="float" office:value="4134.71999999999" calcext:value-type="float">
            <text:p>4134.71999999999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office:value-type="float" office:value="4135.43999999999" calcext:value-type="float">
            <text:p>4135.43999999999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office:value-type="float" office:value="4136.15999999999" calcext:value-type="float">
            <text:p>4136.15999999999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office:value-type="float" office:value="4136.88" calcext:value-type="float">
            <text:p>4136.88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4159.44" calcext:value-type="float">
            <text:p>4159.44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4182" calcext:value-type="float">
            <text:p>4182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4204.56" calcext:value-type="float">
            <text:p>4204.56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4227.12" calcext:value-type="float">
            <text:p>4227.12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office:value-type="float" office:value="4249.68" calcext:value-type="float">
            <text:p>4249.68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office:value-type="float" office:value="4272.24" calcext:value-type="float">
            <text:p>4272.24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office:value-type="float" office:value="4294.8" calcext:value-type="float">
            <text:p>4294.8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office:value-type="float" office:value="4317.36" calcext:value-type="float">
            <text:p>4317.36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office:value-type="float" office:value="4339.92" calcext:value-type="float">
            <text:p>4339.92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office:value-type="float" office:value="4362.48" calcext:value-type="float">
            <text:p>4362.48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office:value-type="float" office:value="4385.04" calcext:value-type="float">
            <text:p>4385.04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office:value-type="float" office:value="4407.6" calcext:value-type="float">
            <text:p>4407.6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office:value-type="float" office:value="4430.16" calcext:value-type="float">
            <text:p>4430.16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office:value-type="float" office:value="4452.72" calcext:value-type="float">
            <text:p>4452.72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4475.28" calcext:value-type="float">
            <text:p>4475.28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4497.84" calcext:value-type="float">
            <text:p>4497.84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4520.4" calcext:value-type="float">
            <text:p>4520.4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office:value-type="float" office:value="4542.96" calcext:value-type="float">
            <text:p>4542.96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office:value-type="float" office:value="4565.52" calcext:value-type="float">
            <text:p>4565.52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office:value-type="float" office:value="4588.08" calcext:value-type="float">
            <text:p>4588.08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office:value-type="float" office:value="4610.64" calcext:value-type="float">
            <text:p>4610.64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office:value-type="float" office:value="4633.2" calcext:value-type="float">
            <text:p>4633.2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office:value-type="float" office:value="4655.76" calcext:value-type="float">
            <text:p>4655.76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office:value-type="float" office:value="4678.32" calcext:value-type="float">
            <text:p>4678.32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4700.88000000001" calcext:value-type="float">
            <text:p>4700.88000000001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4723.44000000001" calcext:value-type="float">
            <text:p>4723.44000000001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office:value-type="float" office:value="4746.00000000001" calcext:value-type="float">
            <text:p>4746.00000000001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office:value-type="float" office:value="4768.56000000001" calcext:value-type="float">
            <text:p>4768.56000000001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4791.12000000001" calcext:value-type="float">
            <text:p>4791.12000000001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4813.68000000001" calcext:value-type="float">
            <text:p>4813.68000000001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4836.24000000001" calcext:value-type="float">
            <text:p>4836.24000000001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4858.80000000001" calcext:value-type="float">
            <text:p>4858.80000000001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4881.36000000001" calcext:value-type="float">
            <text:p>4881.36000000001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4903.92000000001" calcext:value-type="float">
            <text:p>4903.92000000001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4926.48000000001" calcext:value-type="float">
            <text:p>4926.48000000001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office:value-type="float" office:value="4949.04000000001" calcext:value-type="float">
            <text:p>4949.04000000001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office:value-type="float" office:value="4971.60000000001" calcext:value-type="float">
            <text:p>4971.60000000001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office:value-type="float" office:value="4994.16000000001" calcext:value-type="float">
            <text:p>4994.16000000001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office:value-type="float" office:value="5016.72000000001" calcext:value-type="float">
            <text:p>5016.72000000001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office:value-type="float" office:value="5039.28000000001" calcext:value-type="float">
            <text:p>5039.28000000001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5061.84000000001" calcext:value-type="float">
            <text:p>5061.84000000001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5084.40000000001" calcext:value-type="float">
            <text:p>5084.40000000001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5106.96000000001" calcext:value-type="float">
            <text:p>5106.96000000001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5129.52000000001" calcext:value-type="float">
            <text:p>5129.52000000001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5152.08000000001" calcext:value-type="float">
            <text:p>5152.08000000001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5174.64000000001" calcext:value-type="float">
            <text:p>5174.64000000001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5197.20000000001" calcext:value-type="float">
            <text:p>5197.20000000001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5219.76000000001" calcext:value-type="float">
            <text:p>5219.76000000001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5242.32000000001" calcext:value-type="float">
            <text:p>5242.32000000001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5264.88000000002" calcext:value-type="float">
            <text:p>5264.88000000002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5287.44000000002" calcext:value-type="float">
            <text:p>5287.44000000002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5310.00000000002" calcext:value-type="float">
            <text:p>5310.00000000002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5332.56000000002" calcext:value-type="float">
            <text:p>5332.56000000002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5355.12000000002" calcext:value-type="float">
            <text:p>5355.12000000002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5377.68000000002" calcext:value-type="float">
            <text:p>5377.68000000002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5400.24000000002" calcext:value-type="float">
            <text:p>5400.24000000002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5422.80000000002" calcext:value-type="float">
            <text:p>5422.80000000002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5445.36000000002" calcext:value-type="float">
            <text:p>5445.36000000002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5467.92000000002" calcext:value-type="float">
            <text:p>5467.92000000002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5490.48000000002" calcext:value-type="float">
            <text:p>5490.48000000002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5513.04000000002" calcext:value-type="float">
            <text:p>5513.04000000002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5535.60000000002" calcext:value-type="float">
            <text:p>5535.60000000002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5558.16000000002" calcext:value-type="float">
            <text:p>5558.16000000002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5580.72000000002" calcext:value-type="float">
            <text:p>5580.72000000002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office:value-type="float" office:value="5603.28000000002" calcext:value-type="float">
            <text:p>5603.28000000002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office:value-type="float" office:value="5625.84000000002" calcext:value-type="float">
            <text:p>5625.84000000002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office:value-type="float" office:value="5648.40000000002" calcext:value-type="float">
            <text:p>5648.40000000002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5670.96000000002" calcext:value-type="float">
            <text:p>5670.96000000002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5693.52000000002" calcext:value-type="float">
            <text:p>5693.52000000002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5716.08000000002" calcext:value-type="float">
            <text:p>5716.08000000002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office:value-type="float" office:value="5738.64000000002" calcext:value-type="float">
            <text:p>5738.64000000002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office:value-type="float" office:value="5761.20000000002" calcext:value-type="float">
            <text:p>5761.20000000002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office:value-type="float" office:value="5783.76000000002" calcext:value-type="float">
            <text:p>5783.76000000002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office:value-type="float" office:value="5806.32000000002" calcext:value-type="float">
            <text:p>5806.32000000002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office:value-type="float" office:value="5828.88000000003" calcext:value-type="float">
            <text:p>5828.88000000003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office:value-type="float" office:value="5851.44000000003" calcext:value-type="float">
            <text:p>5851.44000000003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office:value-type="float" office:value="5874.00000000003" calcext:value-type="float">
            <text:p>5874.00000000003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office:value-type="float" office:value="5896.56000000003" calcext:value-type="float">
            <text:p>5896.56000000003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office:value-type="float" office:value="5919.12000000003" calcext:value-type="float">
            <text:p>5919.12000000003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office:value-type="float" office:value="5941.68000000003" calcext:value-type="float">
            <text:p>5941.68000000003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5964.24000000003" calcext:value-type="float">
            <text:p>5964.24000000003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5987.52000000003" calcext:value-type="float">
            <text:p>5987.52000000003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6010.80000000003" calcext:value-type="float">
            <text:p>6010.80000000003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6034.08000000003" calcext:value-type="float">
            <text:p>6034.08000000003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6057.36000000003" calcext:value-type="float">
            <text:p>6057.36000000003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6080.64000000003" calcext:value-type="float">
            <text:p>6080.64000000003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6103.92000000003" calcext:value-type="float">
            <text:p>6103.92000000003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6127.20000000003" calcext:value-type="float">
            <text:p>6127.20000000003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6150.48000000003" calcext:value-type="float">
            <text:p>6150.48000000003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6173.76000000003" calcext:value-type="float">
            <text:p>6173.76000000003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6197.04000000003" calcext:value-type="float">
            <text:p>6197.04000000003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6220.32000000003" calcext:value-type="float">
            <text:p>6220.32000000003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6221.76000000004" calcext:value-type="float">
            <text:p>6221.76000000004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6223.20000000004" calcext:value-type="float">
            <text:p>6223.20000000004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6224.64000000004" calcext:value-type="float">
            <text:p>6224.64000000004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6226.08000000004" calcext:value-type="float">
            <text:p>6226.08000000004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6227.52000000004" calcext:value-type="float">
            <text:p>6227.52000000004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6228.96000000004" calcext:value-type="float">
            <text:p>6228.96000000004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6230.40000000004" calcext:value-type="float">
            <text:p>6230.40000000004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6231.84000000004" calcext:value-type="float">
            <text:p>6231.84000000004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6233.28000000004" calcext:value-type="float">
            <text:p>6233.28000000004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6234.72000000004" calcext:value-type="float">
            <text:p>6234.72000000004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6236.16000000004" calcext:value-type="float">
            <text:p>6236.16000000004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6237.60000000004" calcext:value-type="float">
            <text:p>6237.60000000004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6239.04000000004" calcext:value-type="float">
            <text:p>6239.04000000004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6240.48000000004" calcext:value-type="float">
            <text:p>6240.48000000004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6241.92000000004" calcext:value-type="float">
            <text:p>6241.92000000004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6242.64000000004" calcext:value-type="float">
            <text:p>6242.64000000004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6243.36000000004" calcext:value-type="float">
            <text:p>6243.36000000004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6244.08000000004" calcext:value-type="float">
            <text:p>6244.08000000004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6244.80000000004" calcext:value-type="float">
            <text:p>6244.80000000004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6245.52000000004" calcext:value-type="float">
            <text:p>6245.52000000004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6246.24000000004" calcext:value-type="float">
            <text:p>6246.24000000004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6246.96000000004" calcext:value-type="float">
            <text:p>6246.96000000004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6247.68000000004" calcext:value-type="float">
            <text:p>6247.68000000004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6248.40000000004" calcext:value-type="float">
            <text:p>6248.40000000004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6249.12000000004" calcext:value-type="float">
            <text:p>6249.12000000004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6249.84000000005" calcext:value-type="float">
            <text:p>6249.84000000005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office:value-type="float" office:value="6272.40000000005" calcext:value-type="float">
            <text:p>6272.40000000005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office:value-type="float" office:value="6294.96000000005" calcext:value-type="float">
            <text:p>6294.96000000005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office:value-type="float" office:value="6317.52000000005" calcext:value-type="float">
            <text:p>6317.52000000005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6340.08000000005" calcext:value-type="float">
            <text:p>6340.08000000005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6362.64000000005" calcext:value-type="float">
            <text:p>6362.64000000005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6385.20000000005" calcext:value-type="float">
            <text:p>6385.20000000005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office:value-type="float" office:value="6407.76000000005" calcext:value-type="float">
            <text:p>6407.76000000005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office:value-type="float" office:value="6430.32000000005" calcext:value-type="float">
            <text:p>6430.32000000005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office:value-type="float" office:value="6452.88000000005" calcext:value-type="float">
            <text:p>6452.88000000005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office:value-type="float" office:value="6475.44000000005" calcext:value-type="float">
            <text:p>6475.44000000005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office:value-type="float" office:value="6498.00000000005" calcext:value-type="float">
            <text:p>6498.00000000005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office:value-type="float" office:value="6520.56000000005" calcext:value-type="float">
            <text:p>6520.56000000005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office:value-type="float" office:value="6543.12000000005" calcext:value-type="float">
            <text:p>6543.12000000005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6543.84000000005" calcext:value-type="float">
            <text:p>6543.84000000005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office:value-type="float" office:value="6566.40000000005" calcext:value-type="float">
            <text:p>6566.40000000005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office:value-type="float" office:value="6588.96000000005" calcext:value-type="float">
            <text:p>6588.96000000005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6589.68000000005" calcext:value-type="float">
            <text:p>6589.68000000005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office:value-type="float" office:value="6612.24000000005" calcext:value-type="float">
            <text:p>6612.24000000005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office:value-type="float" office:value="6634.80000000005" calcext:value-type="float">
            <text:p>6634.80000000005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office:value-type="float" office:value="6657.36000000005" calcext:value-type="float">
            <text:p>6657.36000000005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office:value-type="float" office:value="6679.92000000005" calcext:value-type="float">
            <text:p>6679.92000000005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office:value-type="float" office:value="6702.48000000005" calcext:value-type="float">
            <text:p>6702.48000000005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office:value-type="float" office:value="6725.04000000005" calcext:value-type="float">
            <text:p>6725.04000000005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office:value-type="float" office:value="6747.60000000005" calcext:value-type="float">
            <text:p>6747.60000000005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office:value-type="float" office:value="6770.16000000005" calcext:value-type="float">
            <text:p>6770.16000000005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office:value-type="float" office:value="6792.72000000006" calcext:value-type="float">
            <text:p>6792.72000000006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6815.28000000006" calcext:value-type="float">
            <text:p>6815.28000000006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6837.84000000006" calcext:value-type="float">
            <text:p>6837.84000000006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6860.40000000006" calcext:value-type="float">
            <text:p>6860.40000000006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6882.24000000006" calcext:value-type="float">
            <text:p>6882.24000000006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6904.08000000006" calcext:value-type="float">
            <text:p>6904.08000000006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6904.80000000006" calcext:value-type="float">
            <text:p>6904.80000000006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6927.36000000006" calcext:value-type="float">
            <text:p>6927.36000000006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6949.92000000006" calcext:value-type="float">
            <text:p>6949.92000000006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6972.48000000006" calcext:value-type="float">
            <text:p>6972.48000000006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6995.04000000006" calcext:value-type="float">
            <text:p>6995.04000000006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7017.60000000006" calcext:value-type="float">
            <text:p>7017.60000000006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7040.16000000006" calcext:value-type="float">
            <text:p>7040.16000000006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7062.72000000006" calcext:value-type="float">
            <text:p>7062.72000000006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office:value-type="float" office:value="7085.28000000006" calcext:value-type="float">
            <text:p>7085.28000000006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office:value-type="float" office:value="7107.84000000006" calcext:value-type="float">
            <text:p>7107.84000000006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office:value-type="float" office:value="7130.40000000006" calcext:value-type="float">
            <text:p>7130.40000000006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7131.12000000006" calcext:value-type="float">
            <text:p>7131.12000000006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7131.84000000006" calcext:value-type="float">
            <text:p>7131.84000000006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7132.56000000006" calcext:value-type="float">
            <text:p>7132.56000000006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7133.28000000006" calcext:value-type="float">
            <text:p>7133.28000000006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office:value-type="float" office:value="7155.84000000006" calcext:value-type="float">
            <text:p>7155.84000000006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7178.40000000006" calcext:value-type="float">
            <text:p>7178.40000000006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office:value-type="float" office:value="7200.96000000006" calcext:value-type="float">
            <text:p>7200.96000000006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office:value-type="float" office:value="7223.52000000006" calcext:value-type="float">
            <text:p>7223.52000000006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office:value-type="float" office:value="7246.08000000006" calcext:value-type="float">
            <text:p>7246.08000000006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office:value-type="float" office:value="7268.64000000006" calcext:value-type="float">
            <text:p>7268.64000000006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office:value-type="float" office:value="7291.20000000006" calcext:value-type="float">
            <text:p>7291.20000000006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office:value-type="float" office:value="7313.76000000007" calcext:value-type="float">
            <text:p>7313.76000000007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office:value-type="float" office:value="7336.32000000007" calcext:value-type="float">
            <text:p>7336.32000000007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office:value-type="float" office:value="7358.88000000007" calcext:value-type="float">
            <text:p>7358.88000000007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7359.60000000007" calcext:value-type="float">
            <text:p>7359.60000000007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7360.32000000007" calcext:value-type="float">
            <text:p>7360.32000000007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7361.04000000007" calcext:value-type="float">
            <text:p>7361.04000000007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7361.76000000007" calcext:value-type="float">
            <text:p>7361.76000000007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7362.48000000007" calcext:value-type="float">
            <text:p>7362.48000000007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7363.20000000007" calcext:value-type="float">
            <text:p>7363.20000000007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7363.92000000007" calcext:value-type="float">
            <text:p>7363.92000000007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7364.64000000007" calcext:value-type="float">
            <text:p>7364.64000000007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7365.36000000007" calcext:value-type="float">
            <text:p>7365.36000000007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7366.08000000007" calcext:value-type="float">
            <text:p>7366.08000000007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7366.80000000007" calcext:value-type="float">
            <text:p>7366.80000000007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7367.52000000007" calcext:value-type="float">
            <text:p>7367.52000000007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7368.24000000007" calcext:value-type="float">
            <text:p>7368.24000000007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7368.96000000007" calcext:value-type="float">
            <text:p>7368.96000000007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7369.68000000007" calcext:value-type="float">
            <text:p>7369.68000000007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7370.40000000007" calcext:value-type="float">
            <text:p>7370.40000000007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7371.12000000007" calcext:value-type="float">
            <text:p>7371.12000000007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7371.84000000007" calcext:value-type="float">
            <text:p>7371.84000000007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7372.56000000007" calcext:value-type="float">
            <text:p>7372.56000000007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7373.28000000007" calcext:value-type="float">
            <text:p>7373.28000000007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7374.00000000007" calcext:value-type="float">
            <text:p>7374.00000000007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7374.72000000007" calcext:value-type="float">
            <text:p>7374.72000000007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7375.44000000007" calcext:value-type="float">
            <text:p>7375.44000000007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7376.16000000007" calcext:value-type="float">
            <text:p>7376.16000000007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7376.88000000007" calcext:value-type="float">
            <text:p>7376.88000000007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7377.60000000007" calcext:value-type="float">
            <text:p>7377.60000000007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7378.32000000007" calcext:value-type="float">
            <text:p>7378.32000000007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7379.04000000007" calcext:value-type="float">
            <text:p>7379.04000000007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7379.76000000007" calcext:value-type="float">
            <text:p>7379.76000000007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7380.48000000007" calcext:value-type="float">
            <text:p>7380.48000000007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7381.20000000007" calcext:value-type="float">
            <text:p>7381.20000000007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7381.92000000007" calcext:value-type="float">
            <text:p>7381.92000000007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7382.64000000007" calcext:value-type="float">
            <text:p>7382.64000000007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7383.36000000007" calcext:value-type="float">
            <text:p>7383.36000000007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7384.08000000007" calcext:value-type="float">
            <text:p>7384.08000000007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7384.80000000008" calcext:value-type="float">
            <text:p>7384.80000000008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7385.52000000008" calcext:value-type="float">
            <text:p>7385.52000000008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7386.24000000008" calcext:value-type="float">
            <text:p>7386.24000000008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7408.80000000008" calcext:value-type="float">
            <text:p>7408.80000000008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7431.36000000008" calcext:value-type="float">
            <text:p>7431.36000000008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7432.08000000008" calcext:value-type="float">
            <text:p>7432.08000000008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7432.80000000008" calcext:value-type="float">
            <text:p>7432.80000000008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7433.52000000008" calcext:value-type="float">
            <text:p>7433.52000000008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7434.24000000008" calcext:value-type="float">
            <text:p>7434.24000000008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7434.96000000008" calcext:value-type="float">
            <text:p>7434.96000000008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7435.68000000008" calcext:value-type="float">
            <text:p>7435.68000000008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7436.40000000008" calcext:value-type="float">
            <text:p>7436.40000000008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7437.12000000008" calcext:value-type="float">
            <text:p>7437.12000000008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7437.84000000008" calcext:value-type="float">
            <text:p>7437.84000000008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7438.56000000008" calcext:value-type="float">
            <text:p>7438.56000000008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7439.28000000008" calcext:value-type="float">
            <text:p>7439.28000000008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7440.00000000008" calcext:value-type="float">
            <text:p>7440.00000000008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7440.72000000008" calcext:value-type="float">
            <text:p>7440.72000000008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7441.44000000008" calcext:value-type="float">
            <text:p>7441.44000000008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7442.16000000008" calcext:value-type="float">
            <text:p>7442.16000000008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7442.88000000008" calcext:value-type="float">
            <text:p>7442.88000000008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7443.60000000008" calcext:value-type="float">
            <text:p>7443.60000000008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7444.32000000008" calcext:value-type="float">
            <text:p>7444.32000000008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7445.04000000008" calcext:value-type="float">
            <text:p>7445.04000000008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7445.76000000008" calcext:value-type="float">
            <text:p>7445.76000000008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7446.48000000008" calcext:value-type="float">
            <text:p>7446.48000000008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7447.20000000008" calcext:value-type="float">
            <text:p>7447.20000000008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7447.92000000008" calcext:value-type="float">
            <text:p>7447.92000000008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7448.64000000008" calcext:value-type="float">
            <text:p>7448.64000000008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7449.36000000008" calcext:value-type="float">
            <text:p>7449.36000000008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7450.08000000008" calcext:value-type="float">
            <text:p>7450.08000000008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7450.80000000008" calcext:value-type="float">
            <text:p>7450.80000000008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7451.52000000008" calcext:value-type="float">
            <text:p>7451.52000000008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office:value-type="float" office:value="7474.08000000008" calcext:value-type="float">
            <text:p>7474.08000000008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office:value-type="float" office:value="7496.64000000008" calcext:value-type="float">
            <text:p>7496.64000000008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office:value-type="float" office:value="7519.20000000008" calcext:value-type="float">
            <text:p>7519.20000000008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office:value-type="float" office:value="7541.76000000009" calcext:value-type="float">
            <text:p>7541.76000000009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office:value-type="float" office:value="7564.32000000009" calcext:value-type="float">
            <text:p>7564.32000000009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office:value-type="float" office:value="7586.88000000009" calcext:value-type="float">
            <text:p>7586.88000000009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office:value-type="float" office:value="7609.44000000009" calcext:value-type="float">
            <text:p>7609.44000000009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office:value-type="float" office:value="7632.00000000009" calcext:value-type="float">
            <text:p>7632.00000000009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office:value-type="float" office:value="7654.56000000009" calcext:value-type="float">
            <text:p>7654.56000000009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7655.28000000009" calcext:value-type="float">
            <text:p>7655.28000000009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7656.00000000009" calcext:value-type="float">
            <text:p>7656.00000000009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7656.72000000009" calcext:value-type="float">
            <text:p>7656.72000000009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7657.44000000009" calcext:value-type="float">
            <text:p>7657.44000000009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7658.16000000009" calcext:value-type="float">
            <text:p>7658.16000000009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7680.72000000009" calcext:value-type="float">
            <text:p>7680.72000000009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7703.28000000009" calcext:value-type="float">
            <text:p>7703.28000000009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7725.84000000009" calcext:value-type="float">
            <text:p>7725.84000000009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7748.40000000009" calcext:value-type="float">
            <text:p>7748.40000000009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7770.96000000009" calcext:value-type="float">
            <text:p>7770.96000000009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7793.52000000009" calcext:value-type="float">
            <text:p>7793.52000000009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7816.08000000009" calcext:value-type="float">
            <text:p>7816.08000000009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7838.64000000009" calcext:value-type="float">
            <text:p>7838.64000000009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7861.20000000009" calcext:value-type="float">
            <text:p>7861.20000000009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7861.92000000009" calcext:value-type="float">
            <text:p>7861.92000000009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7862.64000000009" calcext:value-type="float">
            <text:p>7862.64000000009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7863.36000000009" calcext:value-type="float">
            <text:p>7863.36000000009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7864.08000000009" calcext:value-type="float">
            <text:p>7864.08000000009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7864.80000000009" calcext:value-type="float">
            <text:p>7864.80000000009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7887.36000000009" calcext:value-type="float">
            <text:p>7887.36000000009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7909.92000000009" calcext:value-type="float">
            <text:p>7909.92000000009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7932.48000000009" calcext:value-type="float">
            <text:p>7932.48000000009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7955.0400000001" calcext:value-type="float">
            <text:p>7955.0400000001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7977.6000000001" calcext:value-type="float">
            <text:p>7977.6000000001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8000.1600000001" calcext:value-type="float">
            <text:p>8000.1600000001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8022.7200000001" calcext:value-type="float">
            <text:p>8022.7200000001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8045.2800000001" calcext:value-type="float">
            <text:p>8045.2800000001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8067.8400000001" calcext:value-type="float">
            <text:p>8067.8400000001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8090.4000000001" calcext:value-type="float">
            <text:p>8090.4000000001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8112.9600000001" calcext:value-type="float">
            <text:p>8112.9600000001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8135.5200000001" calcext:value-type="float">
            <text:p>8135.5200000001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8158.0800000001" calcext:value-type="float">
            <text:p>8158.0800000001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8180.6400000001" calcext:value-type="float">
            <text:p>8180.6400000001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8203.2000000001" calcext:value-type="float">
            <text:p>8203.2000000001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8225.7600000001" calcext:value-type="float">
            <text:p>8225.7600000001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8248.3200000001" calcext:value-type="float">
            <text:p>8248.3200000001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8270.8800000001" calcext:value-type="float">
            <text:p>8270.8800000001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8293.4400000001" calcext:value-type="float">
            <text:p>8293.4400000001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8316.0000000001" calcext:value-type="float">
            <text:p>8316.0000000001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8338.5600000001" calcext:value-type="float">
            <text:p>8338.5600000001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8361.1200000001" calcext:value-type="float">
            <text:p>8361.1200000001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8361.8400000001" calcext:value-type="float">
            <text:p>8361.8400000001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8362.56000000009" calcext:value-type="float">
            <text:p>8362.56000000009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8363.28000000009" calcext:value-type="float">
            <text:p>8363.28000000009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8364.00000000009" calcext:value-type="float">
            <text:p>8364.00000000009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8364.72000000009" calcext:value-type="float">
            <text:p>8364.72000000009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8365.44000000009" calcext:value-type="float">
            <text:p>8365.44000000009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8366.16000000009" calcext:value-type="float">
            <text:p>8366.16000000009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8366.88000000009" calcext:value-type="float">
            <text:p>8366.88000000009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8367.60000000009" calcext:value-type="float">
            <text:p>8367.60000000009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8368.32000000009" calcext:value-type="float">
            <text:p>8368.32000000009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8390.88000000009" calcext:value-type="float">
            <text:p>8390.88000000009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8413.44000000009" calcext:value-type="float">
            <text:p>8413.44000000009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8414.16000000009" calcext:value-type="float">
            <text:p>8414.16000000009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8414.88000000009" calcext:value-type="float">
            <text:p>8414.88000000009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8415.60000000009" calcext:value-type="float">
            <text:p>8415.60000000009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8416.32000000009" calcext:value-type="float">
            <text:p>8416.32000000009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8417.04000000009" calcext:value-type="float">
            <text:p>8417.04000000009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8417.76000000008" calcext:value-type="float">
            <text:p>8417.76000000008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8418.48000000008" calcext:value-type="float">
            <text:p>8418.48000000008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8419.20000000008" calcext:value-type="float">
            <text:p>8419.20000000008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8419.92000000008" calcext:value-type="float">
            <text:p>8419.92000000008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office:value-type="float" office:value="8442.48000000008" calcext:value-type="float">
            <text:p>8442.48000000008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8443.20000000008" calcext:value-type="float">
            <text:p>8443.20000000008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8443.92000000008" calcext:value-type="float">
            <text:p>8443.92000000008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8444.64000000008" calcext:value-type="float">
            <text:p>8444.64000000008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8445.36000000008" calcext:value-type="float">
            <text:p>8445.36000000008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8467.92000000008" calcext:value-type="float">
            <text:p>8467.92000000008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8490.48000000008" calcext:value-type="float">
            <text:p>8490.48000000008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8513.04000000008" calcext:value-type="float">
            <text:p>8513.04000000008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8535.60000000008" calcext:value-type="float">
            <text:p>8535.60000000008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8558.16000000008" calcext:value-type="float">
            <text:p>8558.16000000008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8580.72000000008" calcext:value-type="float">
            <text:p>8580.72000000008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8603.28000000008" calcext:value-type="float">
            <text:p>8603.28000000008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8625.84000000008" calcext:value-type="float">
            <text:p>8625.84000000008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8648.40000000007" calcext:value-type="float">
            <text:p>8648.40000000007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8670.96000000007" calcext:value-type="float">
            <text:p>8670.96000000007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8671.68000000007" calcext:value-type="float">
            <text:p>8671.68000000007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8672.40000000007" calcext:value-type="float">
            <text:p>8672.40000000007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8673.12000000007" calcext:value-type="float">
            <text:p>8673.12000000007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8673.84000000007" calcext:value-type="float">
            <text:p>8673.84000000007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office:value-type="float" office:value="8696.40000000007" calcext:value-type="float">
            <text:p>8696.40000000007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office:value-type="float" office:value="8718.96000000007" calcext:value-type="float">
            <text:p>8718.96000000007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office:value-type="float" office:value="8741.52000000007" calcext:value-type="float">
            <text:p>8741.52000000007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office:value-type="float" office:value="8764.08000000007" calcext:value-type="float">
            <text:p>8764.08000000007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office:value-type="float" office:value="8786.64000000007" calcext:value-type="float">
            <text:p>8786.64000000007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office:value-type="float" office:value="8809.20000000007" calcext:value-type="float">
            <text:p>8809.20000000007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office:value-type="float" office:value="8831.76000000007" calcext:value-type="float">
            <text:p>8831.76000000007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office:value-type="float" office:value="8854.32000000007" calcext:value-type="float">
            <text:p>8854.32000000007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8877.60000000007" calcext:value-type="float">
            <text:p>8877.60000000007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8900.88000000007" calcext:value-type="float">
            <text:p>8900.88000000007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8924.16000000006" calcext:value-type="float">
            <text:p>8924.16000000006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8947.44000000006" calcext:value-type="float">
            <text:p>8947.44000000006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8970.72000000006" calcext:value-type="float">
            <text:p>8970.72000000006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8972.16000000006" calcext:value-type="float">
            <text:p>8972.16000000006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8995.44000000006" calcext:value-type="float">
            <text:p>8995.44000000006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9018.72000000006" calcext:value-type="float">
            <text:p>9018.72000000006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9042.00000000006" calcext:value-type="float">
            <text:p>9042.00000000006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9065.28000000006" calcext:value-type="float">
            <text:p>9065.28000000006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9088.56000000005" calcext:value-type="float">
            <text:p>9088.56000000005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9111.84000000005" calcext:value-type="float">
            <text:p>9111.84000000005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9135.12000000005" calcext:value-type="float">
            <text:p>9135.12000000005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9158.40000000005" calcext:value-type="float">
            <text:p>9158.40000000005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9181.68000000005" calcext:value-type="float">
            <text:p>9181.68000000005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9204.96000000005" calcext:value-type="float">
            <text:p>9204.96000000005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9228.24000000005" calcext:value-type="float">
            <text:p>9228.24000000005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9251.52000000005" calcext:value-type="float">
            <text:p>9251.52000000005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9274.80000000005" calcext:value-type="float">
            <text:p>9274.80000000005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9298.08000000004" calcext:value-type="float">
            <text:p>9298.08000000004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9321.36000000004" calcext:value-type="float">
            <text:p>9321.36000000004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9344.64000000004" calcext:value-type="float">
            <text:p>9344.64000000004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9367.92000000004" calcext:value-type="float">
            <text:p>9367.92000000004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9391.20000000004" calcext:value-type="float">
            <text:p>9391.20000000004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9414.48000000004" calcext:value-type="float">
            <text:p>9414.48000000004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9437.76000000004" calcext:value-type="float">
            <text:p>9437.76000000004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9461.04000000004" calcext:value-type="float">
            <text:p>9461.04000000004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9483.60000000004" calcext:value-type="float">
            <text:p>9483.60000000004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9506.16000000003" calcext:value-type="float">
            <text:p>9506.16000000003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9528.72000000003" calcext:value-type="float">
            <text:p>9528.72000000003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9551.28000000003" calcext:value-type="float">
            <text:p>9551.28000000003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9573.84000000003" calcext:value-type="float">
            <text:p>9573.84000000003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9596.40000000003" calcext:value-type="float">
            <text:p>9596.40000000003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9618.96000000003" calcext:value-type="float">
            <text:p>9618.96000000003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9619.68000000003" calcext:value-type="float">
            <text:p>9619.68000000003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9620.40000000003" calcext:value-type="float">
            <text:p>9620.40000000003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9621.12000000003" calcext:value-type="float">
            <text:p>9621.12000000003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9621.84000000003" calcext:value-type="float">
            <text:p>9621.84000000003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9622.56000000003" calcext:value-type="float">
            <text:p>9622.56000000003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9623.28000000003" calcext:value-type="float">
            <text:p>9623.28000000003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9624.00000000003" calcext:value-type="float">
            <text:p>9624.00000000003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9646.56000000003" calcext:value-type="float">
            <text:p>9646.56000000003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office:value-type="float" office:value="9669.12000000003" calcext:value-type="float">
            <text:p>9669.12000000003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office:value-type="float" office:value="9691.68000000003" calcext:value-type="float">
            <text:p>9691.68000000003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9692.40000000003" calcext:value-type="float">
            <text:p>9692.40000000003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9693.12000000002" calcext:value-type="float">
            <text:p>9693.12000000002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9693.84000000002" calcext:value-type="float">
            <text:p>9693.84000000002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9694.56000000002" calcext:value-type="float">
            <text:p>9694.56000000002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9695.28000000002" calcext:value-type="float">
            <text:p>9695.28000000002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9696.00000000002" calcext:value-type="float">
            <text:p>9696.00000000002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9696.72000000002" calcext:value-type="float">
            <text:p>9696.72000000002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9697.44000000002" calcext:value-type="float">
            <text:p>9697.44000000002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9698.16000000002" calcext:value-type="float">
            <text:p>9698.16000000002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9698.88000000002" calcext:value-type="float">
            <text:p>9698.88000000002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9699.60000000002" calcext:value-type="float">
            <text:p>9699.60000000002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9700.32000000002" calcext:value-type="float">
            <text:p>9700.32000000002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9701.04000000002" calcext:value-type="float">
            <text:p>9701.04000000002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9701.76000000002" calcext:value-type="float">
            <text:p>9701.76000000002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9702.48000000002" calcext:value-type="float">
            <text:p>9702.48000000002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9703.20000000002" calcext:value-type="float">
            <text:p>9703.20000000002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9703.92000000002" calcext:value-type="float">
            <text:p>9703.92000000002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9704.64000000001" calcext:value-type="float">
            <text:p>9704.64000000001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9705.36000000001" calcext:value-type="float">
            <text:p>9705.36000000001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9706.08000000001" calcext:value-type="float">
            <text:p>9706.08000000001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9706.80000000001" calcext:value-type="float">
            <text:p>9706.80000000001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9707.52000000001" calcext:value-type="float">
            <text:p>9707.52000000001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9708.24000000001" calcext:value-type="float">
            <text:p>9708.24000000001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9708.96000000001" calcext:value-type="float">
            <text:p>9708.96000000001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9709.68000000001" calcext:value-type="float">
            <text:p>9709.68000000001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9710.40000000001" calcext:value-type="float">
            <text:p>9710.40000000001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9711.12000000001" calcext:value-type="float">
            <text:p>9711.12000000001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9711.84000000001" calcext:value-type="float">
            <text:p>9711.84000000001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9712.56000000001" calcext:value-type="float">
            <text:p>9712.56000000001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9713.28000000001" calcext:value-type="float">
            <text:p>9713.28000000001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9714.00000000001" calcext:value-type="float">
            <text:p>9714.00000000001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9714.72000000001" calcext:value-type="float">
            <text:p>9714.72000000001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9715.44" calcext:value-type="float">
            <text:p>9715.44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9716.16" calcext:value-type="float">
            <text:p>9716.16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9716.88" calcext:value-type="float">
            <text:p>9716.88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9717.6" calcext:value-type="float">
            <text:p>9717.6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9740.16" calcext:value-type="float">
            <text:p>9740.16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9762.72" calcext:value-type="float">
            <text:p>9762.72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office:value-type="float" office:value="9785.28" calcext:value-type="float">
            <text:p>9785.28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office:value-type="float" office:value="9807.84" calcext:value-type="float">
            <text:p>9807.84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office:value-type="float" office:value="9830.4" calcext:value-type="float">
            <text:p>9830.4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9831.12" calcext:value-type="float">
            <text:p>9831.12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9831.84" calcext:value-type="float">
            <text:p>9831.84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9832.56" calcext:value-type="float">
            <text:p>9832.56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9833.28" calcext:value-type="float">
            <text:p>9833.28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9834" calcext:value-type="float">
            <text:p>9834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9834.72" calcext:value-type="float">
            <text:p>9834.72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9835.44" calcext:value-type="float">
            <text:p>9835.44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9836.15999999999" calcext:value-type="float">
            <text:p>9836.15999999999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office:value-type="float" office:value="9858.71999999999" calcext:value-type="float">
            <text:p>9858.71999999999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9881.27999999999" calcext:value-type="float">
            <text:p>9881.27999999999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9903.83999999999" calcext:value-type="float">
            <text:p>9903.83999999999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9926.39999999999" calcext:value-type="float">
            <text:p>9926.39999999999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9927.11999999999" calcext:value-type="float">
            <text:p>9927.11999999999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9927.83999999999" calcext:value-type="float">
            <text:p>9927.83999999999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9928.55999999999" calcext:value-type="float">
            <text:p>9928.55999999999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9929.27999999999" calcext:value-type="float">
            <text:p>9929.27999999999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9929.99999999999" calcext:value-type="float">
            <text:p>9929.99999999999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9930.71999999999" calcext:value-type="float">
            <text:p>9930.71999999999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9931.43999999999" calcext:value-type="float">
            <text:p>9931.43999999999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9932.15999999999" calcext:value-type="float">
            <text:p>9932.15999999999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9932.87999999999" calcext:value-type="float">
            <text:p>9932.87999999999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9933.59999999999" calcext:value-type="float">
            <text:p>9933.59999999999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9934.31999999999" calcext:value-type="float">
            <text:p>9934.31999999999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9956.87999999999" calcext:value-type="float">
            <text:p>9956.87999999999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9979.43999999998" calcext:value-type="float">
            <text:p>9979.43999999998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9980.15999999998" calcext:value-type="float">
            <text:p>9980.15999999998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9980.87999999998" calcext:value-type="float">
            <text:p>9980.87999999998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9981.59999999998" calcext:value-type="float">
            <text:p>9981.59999999998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9982.31999999998" calcext:value-type="float">
            <text:p>9982.31999999998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9983.03999999998" calcext:value-type="float">
            <text:p>9983.03999999998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9983.75999999998" calcext:value-type="float">
            <text:p>9983.75999999998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9984.47999999998" calcext:value-type="float">
            <text:p>9984.47999999998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9985.19999999998" calcext:value-type="float">
            <text:p>9985.19999999998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9985.91999999998" calcext:value-type="float">
            <text:p>9985.91999999998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9986.63999999998" calcext:value-type="float">
            <text:p>9986.63999999998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9987.35999999998" calcext:value-type="float">
            <text:p>9987.35999999998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9988.07999999998" calcext:value-type="float">
            <text:p>9988.07999999998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9988.79999999998" calcext:value-type="float">
            <text:p>9988.79999999998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9989.51999999998" calcext:value-type="float">
            <text:p>9989.51999999998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9990.23999999997" calcext:value-type="float">
            <text:p>9990.23999999997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9990.95999999997" calcext:value-type="float">
            <text:p>9990.95999999997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9991.67999999997" calcext:value-type="float">
            <text:p>9991.67999999997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9992.39999999997" calcext:value-type="float">
            <text:p>9992.39999999997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9993.11999999997" calcext:value-type="float">
            <text:p>9993.11999999997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9993.83999999997" calcext:value-type="float">
            <text:p>9993.83999999997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9994.55999999997" calcext:value-type="float">
            <text:p>9994.55999999997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9995.27999999997" calcext:value-type="float">
            <text:p>9995.27999999997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9995.99999999997" calcext:value-type="float">
            <text:p>9995.99999999997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9996.71999999997" calcext:value-type="float">
            <text:p>9996.71999999997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9997.43999999997" calcext:value-type="float">
            <text:p>9997.43999999997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9998.15999999997" calcext:value-type="float">
            <text:p>9998.15999999997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9998.87999999997" calcext:value-type="float">
            <text:p>9998.87999999997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9999.59999999997" calcext:value-type="float">
            <text:p>9999.59999999997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10000.32" calcext:value-type="float">
            <text:p>10000.32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10001.04" calcext:value-type="float">
            <text:p>10001.04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office:value-type="float" office:value="10023.6" calcext:value-type="float">
            <text:p>10023.6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office:value-type="float" office:value="10046.16" calcext:value-type="float">
            <text:p>10046.16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10046.88" calcext:value-type="float">
            <text:p>10046.88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10047.6" calcext:value-type="float">
            <text:p>10047.6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10048.32" calcext:value-type="float">
            <text:p>10048.32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10049.04" calcext:value-type="float">
            <text:p>10049.04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10049.76" calcext:value-type="float">
            <text:p>10049.76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10050.48" calcext:value-type="float">
            <text:p>10050.48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10051.2" calcext:value-type="float">
            <text:p>10051.2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10051.92" calcext:value-type="float">
            <text:p>10051.92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10053.36" calcext:value-type="float">
            <text:p>10053.36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10054.8" calcext:value-type="float">
            <text:p>10054.8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10056.24" calcext:value-type="float">
            <text:p>10056.24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10057.68" calcext:value-type="float">
            <text:p>10057.68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10059.12" calcext:value-type="float">
            <text:p>10059.12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10060.56" calcext:value-type="float">
            <text:p>10060.56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10061.9999999999" calcext:value-type="float">
            <text:p>10061.9999999999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10063.4399999999" calcext:value-type="float">
            <text:p>10063.4399999999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10064.8799999999" calcext:value-type="float">
            <text:p>10064.8799999999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10066.3199999999" calcext:value-type="float">
            <text:p>10066.3199999999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10067.7599999999" calcext:value-type="float">
            <text:p>10067.7599999999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10069.1999999999" calcext:value-type="float">
            <text:p>10069.1999999999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10070.6399999999" calcext:value-type="float">
            <text:p>10070.6399999999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10072.0799999999" calcext:value-type="float">
            <text:p>10072.0799999999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10073.5199999999" calcext:value-type="float">
            <text:p>10073.5199999999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10074.9599999999" calcext:value-type="float">
            <text:p>10074.9599999999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10076.3999999999" calcext:value-type="float">
            <text:p>10076.3999999999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10077.8399999999" calcext:value-type="float">
            <text:p>10077.8399999999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10079.2799999999" calcext:value-type="float">
            <text:p>10079.2799999999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10080.7199999999" calcext:value-type="float">
            <text:p>10080.7199999999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10082.1599999999" calcext:value-type="float">
            <text:p>10082.1599999999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10083.5999999999" calcext:value-type="float">
            <text:p>10083.5999999999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10085.0399999999" calcext:value-type="float">
            <text:p>10085.0399999999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10086.4799999999" calcext:value-type="float">
            <text:p>10086.4799999999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10087.1999999999" calcext:value-type="float">
            <text:p>10087.1999999999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office:value-type="float" office:value="10087.9199999999" calcext:value-type="float">
            <text:p>10087.9199999999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office:value-type="float" office:value="10088.6399999999" calcext:value-type="float">
            <text:p>10088.6399999999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office:value-type="float" office:value="10089.3599999999" calcext:value-type="float">
            <text:p>10089.3599999999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office:value-type="float" office:value="10090.0799999999" calcext:value-type="float">
            <text:p>10090.0799999999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10091.5199999999" calcext:value-type="float">
            <text:p>10091.5199999999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10092.9599999999" calcext:value-type="float">
            <text:p>10092.9599999999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10094.3999999999" calcext:value-type="float">
            <text:p>10094.3999999999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10095.8399999999" calcext:value-type="float">
            <text:p>10095.8399999999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10097.2799999999" calcext:value-type="float">
            <text:p>10097.2799999999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10098.7199999999" calcext:value-type="float">
            <text:p>10098.7199999999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10100.1599999999" calcext:value-type="float">
            <text:p>10100.1599999999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10101.5999999999" calcext:value-type="float">
            <text:p>10101.5999999999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10102.3199999999" calcext:value-type="float">
            <text:p>10102.3199999999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10103.0399999999" calcext:value-type="float">
            <text:p>10103.0399999999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10103.7599999999" calcext:value-type="float">
            <text:p>10103.7599999999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10104.4799999999" calcext:value-type="float">
            <text:p>10104.4799999999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10105.1999999999" calcext:value-type="float">
            <text:p>10105.1999999999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10105.9199999999" calcext:value-type="float">
            <text:p>10105.9199999999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10107.3599999999" calcext:value-type="float">
            <text:p>10107.3599999999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10108.7999999999" calcext:value-type="float">
            <text:p>10108.7999999999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10110.2399999999" calcext:value-type="float">
            <text:p>10110.2399999999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10111.6799999999" calcext:value-type="float">
            <text:p>10111.6799999999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10113.1199999999" calcext:value-type="float">
            <text:p>10113.1199999999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10114.5599999999" calcext:value-type="float">
            <text:p>10114.5599999999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10115.9999999999" calcext:value-type="float">
            <text:p>10115.9999999999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10117.4399999999" calcext:value-type="float">
            <text:p>10117.4399999999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office:value-type="float" office:value="10118.1599999999" calcext:value-type="float">
            <text:p>10118.1599999999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office:value-type="float" office:value="10140.7199999999" calcext:value-type="float">
            <text:p>10140.7199999999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office:value-type="float" office:value="10163.2799999999" calcext:value-type="float">
            <text:p>10163.2799999999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office:value-type="float" office:value="10185.8399999999" calcext:value-type="float">
            <text:p>10185.8399999999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10186.5599999999" calcext:value-type="float">
            <text:p>10186.5599999999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10187.2799999999" calcext:value-type="float">
            <text:p>10187.2799999999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10188.7199999999" calcext:value-type="float">
            <text:p>10188.7199999999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10190.1599999999" calcext:value-type="float">
            <text:p>10190.1599999999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10191.5999999999" calcext:value-type="float">
            <text:p>10191.5999999999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10193.0399999999" calcext:value-type="float">
            <text:p>10193.0399999999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10194.4799999999" calcext:value-type="float">
            <text:p>10194.4799999999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10195.9199999999" calcext:value-type="float">
            <text:p>10195.9199999999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10197.3599999999" calcext:value-type="float">
            <text:p>10197.3599999999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office:value-type="float" office:value="10198.7999999999" calcext:value-type="float">
            <text:p>10198.7999999999</text:p>
          </table:table-cell>
        </table:table-row>
      </table:table>
      <table:table table:name="sa-exhaustive-acc-energy-usage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table:number-columns-repeated="2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3.6000001" calcext:value-type="float">
            <text:p>3.6000001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6.4800005" calcext:value-type="float">
            <text:p>6.4800005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7.200001" calcext:value-type="float">
            <text:p>7.200001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7.920001" calcext:value-type="float">
            <text:p>7.920001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30.502802" calcext:value-type="float">
            <text:p>30.502802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53.0856" calcext:value-type="float">
            <text:p>53.0856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75.6684" calcext:value-type="float">
            <text:p>75.6684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98.251205" calcext:value-type="float">
            <text:p>98.251205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98.97121" calcext:value-type="float">
            <text:p>98.97121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100.41121" calcext:value-type="float">
            <text:p>100.41121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101.85121" calcext:value-type="float">
            <text:p>101.85121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103.291214" calcext:value-type="float">
            <text:p>103.291214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104.73122" calcext:value-type="float">
            <text:p>104.73122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106.17122" calcext:value-type="float">
            <text:p>106.17122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107.61122" calcext:value-type="float">
            <text:p>107.61122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109.05122" calcext:value-type="float">
            <text:p>109.05122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110.49123" calcext:value-type="float">
            <text:p>110.49123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112.65123" calcext:value-type="float">
            <text:p>112.65123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114.81123" calcext:value-type="float">
            <text:p>114.81123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116.97124" calcext:value-type="float">
            <text:p>116.97124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119.13124" calcext:value-type="float">
            <text:p>119.13124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120.57124" calcext:value-type="float">
            <text:p>120.57124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122.011246" calcext:value-type="float">
            <text:p>122.0112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4.17125" calcext:value-type="float">
            <text:p>124.17125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148.19406" calcext:value-type="float">
            <text:p>148.19406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172.21686" calcext:value-type="float">
            <text:p>172.21686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196.23965" calcext:value-type="float">
            <text:p>196.23965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220.26245" calcext:value-type="float">
            <text:p>220.26245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244.28525" calcext:value-type="float">
            <text:p>244.28525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268.30804" calcext:value-type="float">
            <text:p>268.30804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292.33084" calcext:value-type="float">
            <text:p>292.33084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317.07364" calcext:value-type="float">
            <text:p>317.07364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341.09644" calcext:value-type="float">
            <text:p>341.09644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365.11923" calcext:value-type="float">
            <text:p>365.11923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389.14203" calcext:value-type="float">
            <text:p>389.14203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391.30203" calcext:value-type="float">
            <text:p>391.30203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394.18204" calcext:value-type="float">
            <text:p>394.18204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397.78204" calcext:value-type="float">
            <text:p>397.78204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402.10205" calcext:value-type="float">
            <text:p>402.10205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406.42206" calcext:value-type="float">
            <text:p>406.42206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410.74207" calcext:value-type="float">
            <text:p>410.74207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436.92487" calcext:value-type="float">
            <text:p>436.92487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463.10767" calcext:value-type="float">
            <text:p>463.10767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511.15326" calcext:value-type="float">
            <text:p>511.15326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559.1987" calcext:value-type="float">
            <text:p>559.1987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607.24414" calcext:value-type="float">
            <text:p>607.24414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654.5696" calcext:value-type="float">
            <text:p>654.5696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701.895" calcext:value-type="float">
            <text:p>701.89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749.22046" calcext:value-type="float">
            <text:p>749.22046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796.5459" calcext:value-type="float">
            <text:p>796.5459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822.00854" calcext:value-type="float">
            <text:p>822.00854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847.4712" calcext:value-type="float">
            <text:p>847.4712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851.07104" calcext:value-type="float">
            <text:p>851.07104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855.39087" calcext:value-type="float">
            <text:p>855.39087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859.7107" calcext:value-type="float">
            <text:p>859.7107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863.31055" calcext:value-type="float">
            <text:p>863.31055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866.9104" calcext:value-type="float">
            <text:p>866.9104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870.51025" calcext:value-type="float">
            <text:p>870.51025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874.1101" calcext:value-type="float">
            <text:p>874.1101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877.70996" calcext:value-type="float">
            <text:p>877.70996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881.3098" calcext:value-type="float">
            <text:p>881.3098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884.90967" calcext:value-type="float">
            <text:p>884.90967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889.2295" calcext:value-type="float">
            <text:p>889.2295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892.82935" calcext:value-type="float">
            <text:p>892.82935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897.1492" calcext:value-type="float">
            <text:p>897.1492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901.469" calcext:value-type="float">
            <text:p>901.469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905.7888" calcext:value-type="float">
            <text:p>905.7888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910.10864" calcext:value-type="float">
            <text:p>910.10864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914.42847" calcext:value-type="float">
            <text:p>914.42847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918.0283" calcext:value-type="float">
            <text:p>918.0283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921.6282" calcext:value-type="float">
            <text:p>921.6282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925.228" calcext:value-type="float">
            <text:p>925.228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928.8279" calcext:value-type="float">
            <text:p>928.8279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933.1477" calcext:value-type="float">
            <text:p>933.1477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937.4675" calcext:value-type="float">
            <text:p>937.4675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941.78735" calcext:value-type="float">
            <text:p>941.78735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946.1072" calcext:value-type="float">
            <text:p>946.1072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950.427" calcext:value-type="float">
            <text:p>950.427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954.7468" calcext:value-type="float">
            <text:p>954.7468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959.7866" calcext:value-type="float">
            <text:p>959.7866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964.10645" calcext:value-type="float">
            <text:p>964.10645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968.4263" calcext:value-type="float">
            <text:p>968.4263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972.7461" calcext:value-type="float">
            <text:p>972.7461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977.0659" calcext:value-type="float">
            <text:p>977.0659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981.38574" calcext:value-type="float">
            <text:p>981.38574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985.70557" calcext:value-type="float">
            <text:p>985.70557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990.0254" calcext:value-type="float">
            <text:p>990.0254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994.3452" calcext:value-type="float">
            <text:p>994.3452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999.385" calcext:value-type="float">
            <text:p>999.385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1026.2876" calcext:value-type="float">
            <text:p>1026.2876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1053.1902" calcext:value-type="float">
            <text:p>1053.1902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1080.0928" calcext:value-type="float">
            <text:p>1080.0928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1105.5554" calcext:value-type="float">
            <text:p>1105.5554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1131.738" calcext:value-type="float">
            <text:p>1131.738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1158.6406" calcext:value-type="float">
            <text:p>1158.6406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1185.5432" calcext:value-type="float">
            <text:p>1185.5432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1211.7258" calcext:value-type="float">
            <text:p>1211.7258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1238.6284" calcext:value-type="float">
            <text:p>1238.6284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286.6738" calcext:value-type="float">
            <text:p>1286.6738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1334.7192" calcext:value-type="float">
            <text:p>1334.7192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1360.9019" calcext:value-type="float">
            <text:p>1360.9019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1387.0845" calcext:value-type="float">
            <text:p>1387.0845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413.2671" calcext:value-type="float">
            <text:p>1413.2671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439.4497" calcext:value-type="float">
            <text:p>1439.4497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465.6323" calcext:value-type="float">
            <text:p>1465.6323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491.815" calcext:value-type="float">
            <text:p>1491.815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1517.9976" calcext:value-type="float">
            <text:p>1517.9976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1566.043" calcext:value-type="float">
            <text:p>1566.043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1614.0884" calcext:value-type="float">
            <text:p>1614.0884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1640.271" calcext:value-type="float">
            <text:p>1640.271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1644.5908" calcext:value-type="float">
            <text:p>1644.5908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1648.9106" calcext:value-type="float">
            <text:p>1648.9106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1653.2305" calcext:value-type="float">
            <text:p>1653.2305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657.5503" calcext:value-type="float">
            <text:p>1657.5503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661.8701" calcext:value-type="float">
            <text:p>1661.8701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666.19" calcext:value-type="float">
            <text:p>1666.19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1670.5098" calcext:value-type="float">
            <text:p>1670.5098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674.8296" calcext:value-type="float">
            <text:p>1674.8296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679.1494" calcext:value-type="float">
            <text:p>1679.1494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683.4692" calcext:value-type="float">
            <text:p>1683.4692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1687.7891" calcext:value-type="float">
            <text:p>1687.7891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1692.1089" calcext:value-type="float">
            <text:p>1692.1089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1697.1487" calcext:value-type="float">
            <text:p>1697.1487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702.9084" calcext:value-type="float">
            <text:p>1702.9084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1707.9482" calcext:value-type="float">
            <text:p>1707.9482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1712.988" calcext:value-type="float">
            <text:p>1712.988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1718.0278" calcext:value-type="float">
            <text:p>1718.0278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1722.3477" calcext:value-type="float">
            <text:p>1722.3477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727.3875" calcext:value-type="float">
            <text:p>1727.3875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1732.4272" calcext:value-type="float">
            <text:p>1732.4272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1736.7471" calcext:value-type="float">
            <text:p>1736.7471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1763.6497" calcext:value-type="float">
            <text:p>1763.6497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1789.8323" calcext:value-type="float">
            <text:p>1789.8323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837.8777" calcext:value-type="float">
            <text:p>1837.8777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1885.9231" calcext:value-type="float">
            <text:p>1885.9231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1933.9685" calcext:value-type="float">
            <text:p>1933.9685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1982.0139" calcext:value-type="float">
            <text:p>1982.0139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2030.0593" calcext:value-type="float">
            <text:p>2030.0593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2078.1047" calcext:value-type="float">
            <text:p>2078.1047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2104.2874" calcext:value-type="float">
            <text:p>2104.2874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2130.47" calcext:value-type="float">
            <text:p>2130.47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2135.5098" calcext:value-type="float">
            <text:p>2135.5098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2139.8296" calcext:value-type="float">
            <text:p>2139.8296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2144.1494" calcext:value-type="float">
            <text:p>2144.1494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2148.4692" calcext:value-type="float">
            <text:p>2148.4692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2152.789" calcext:value-type="float">
            <text:p>2152.789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2157.109" calcext:value-type="float">
            <text:p>2157.109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2161.4287" calcext:value-type="float">
            <text:p>2161.42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65.7485" calcext:value-type="float">
            <text:p>2165.7485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2170.0684" calcext:value-type="float">
            <text:p>2170.0684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2174.3882" calcext:value-type="float">
            <text:p>2174.3882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2178.708" calcext:value-type="float">
            <text:p>2178.708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2183.0278" calcext:value-type="float">
            <text:p>2183.0278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2187.3477" calcext:value-type="float">
            <text:p>2187.3477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2191.6675" calcext:value-type="float">
            <text:p>2191.6675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2195.9873" calcext:value-type="float">
            <text:p>2195.9873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2199.5872" calcext:value-type="float">
            <text:p>2199.5872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2203.187" calcext:value-type="float">
            <text:p>2203.187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2206.7869" calcext:value-type="float">
            <text:p>2206.7869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2210.3867" calcext:value-type="float">
            <text:p>2210.3867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2213.9866" calcext:value-type="float">
            <text:p>2213.9866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2217.5864" calcext:value-type="float">
            <text:p>2217.5864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2221.1863" calcext:value-type="float">
            <text:p>2221.1863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2224.7861" calcext:value-type="float">
            <text:p>2224.7861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2229.106" calcext:value-type="float">
            <text:p>2229.106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2254.5686" calcext:value-type="float">
            <text:p>2254.5686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2280.7512" calcext:value-type="float">
            <text:p>2280.7512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2306.9338" calcext:value-type="float">
            <text:p>2306.9338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2333.1165" calcext:value-type="float">
            <text:p>2333.1165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2359.299" calcext:value-type="float">
            <text:p>2359.299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2385.4817" calcext:value-type="float">
            <text:p>2385.4817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2411.6643" calcext:value-type="float">
            <text:p>2411.6643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2437.847" calcext:value-type="float">
            <text:p>2437.847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464.0295" calcext:value-type="float">
            <text:p>2464.0295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2490.2122" calcext:value-type="float">
            <text:p>2490.2122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2516.3948" calcext:value-type="float">
            <text:p>2516.3948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2542.5774" calcext:value-type="float">
            <text:p>2542.5774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2546.8972" calcext:value-type="float">
            <text:p>2546.8972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2551.217" calcext:value-type="float">
            <text:p>2551.217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2554.097" calcext:value-type="float">
            <text:p>2554.097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2556.9768" calcext:value-type="float">
            <text:p>2556.9768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2559.8567" calcext:value-type="float">
            <text:p>2559.8567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2562.7366" calcext:value-type="float">
            <text:p>2562.7366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2565.6165" calcext:value-type="float">
            <text:p>2565.6165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2568.4963" calcext:value-type="float">
            <text:p>2568.4963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2572.0962" calcext:value-type="float">
            <text:p>2572.0962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2575.696" calcext:value-type="float">
            <text:p>2575.696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2580.0159" calcext:value-type="float">
            <text:p>2580.0159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2583.6157" calcext:value-type="float">
            <text:p>2583.6157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2586.4956" calcext:value-type="float">
            <text:p>2586.4956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2589.3755" calcext:value-type="float">
            <text:p>2589.3755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2592.2554" calcext:value-type="float">
            <text:p>2592.2554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2595.1353" calcext:value-type="float">
            <text:p>2595.1353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2597.2952" calcext:value-type="float">
            <text:p>2597.2952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2599.455" calcext:value-type="float">
            <text:p>2599.455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2600.895" calcext:value-type="float">
            <text:p>2600.895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2602.335" calcext:value-type="float">
            <text:p>2602.335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2603.775" calcext:value-type="float">
            <text:p>2603.77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605.2148" calcext:value-type="float">
            <text:p>2605.2148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2606.6548" calcext:value-type="float">
            <text:p>2606.6548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2608.8147" calcext:value-type="float">
            <text:p>2608.8147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2610.9746" calcext:value-type="float">
            <text:p>2610.9746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2613.1345" calcext:value-type="float">
            <text:p>2613.1345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2637.1572" calcext:value-type="float">
            <text:p>2637.1572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2639.3171" calcext:value-type="float">
            <text:p>2639.3171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2641.477" calcext:value-type="float">
            <text:p>2641.477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2643.637" calcext:value-type="float">
            <text:p>2643.637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2645.077" calcext:value-type="float">
            <text:p>2645.077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2646.5168" calcext:value-type="float">
            <text:p>2646.5168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2648.6768" calcext:value-type="float">
            <text:p>2648.6768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2650.8367" calcext:value-type="float">
            <text:p>2650.8367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2674.8594" calcext:value-type="float">
            <text:p>2674.8594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2698.162" calcext:value-type="float">
            <text:p>2698.162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2721.4648" calcext:value-type="float">
            <text:p>2721.4648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2744.7676" calcext:value-type="float">
            <text:p>2744.7676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2746.2075" calcext:value-type="float">
            <text:p>2746.2075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2747.6475" calcext:value-type="float">
            <text:p>2747.6475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2749.0874" calcext:value-type="float">
            <text:p>2749.0874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2750.5273" calcext:value-type="float">
            <text:p>2750.5273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2751.9673" calcext:value-type="float">
            <text:p>2751.9673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2753.4072" calcext:value-type="float">
            <text:p>2753.4072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2754.8472" calcext:value-type="float">
            <text:p>2754.8472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2756.287" calcext:value-type="float">
            <text:p>2756.287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2757.727" calcext:value-type="float">
            <text:p>2757.727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2759.167" calcext:value-type="float">
            <text:p>2759.167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2760.607" calcext:value-type="float">
            <text:p>2760.607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2762.0469" calcext:value-type="float">
            <text:p>2762.0469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2763.4868" calcext:value-type="float">
            <text:p>2763.4868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2764.9268" calcext:value-type="float">
            <text:p>2764.9268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2788.2295" calcext:value-type="float">
            <text:p>2788.2295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2811.5322" calcext:value-type="float">
            <text:p>2811.5322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2834.835" calcext:value-type="float">
            <text:p>2834.835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2858.1377" calcext:value-type="float">
            <text:p>2858.1377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2881.4404" calcext:value-type="float">
            <text:p>2881.4404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2904.0232" calcext:value-type="float">
            <text:p>2904.0232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2926.606" calcext:value-type="float">
            <text:p>2926.606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2971.0515" calcext:value-type="float">
            <text:p>2971.0515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3015.497" calcext:value-type="float">
            <text:p>3015.497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3038.0798" calcext:value-type="float">
            <text:p>3038.0798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3038.7998" calcext:value-type="float">
            <text:p>3038.7998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3039.5198" calcext:value-type="float">
            <text:p>3039.5198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3040.2397" calcext:value-type="float">
            <text:p>3040.2397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3041.6797" calcext:value-type="float">
            <text:p>3041.6797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3043.1196" calcext:value-type="float">
            <text:p>3043.1196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3044.5596" calcext:value-type="float">
            <text:p>3044.5596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3045.2795" calcext:value-type="float">
            <text:p>3045.2795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3045.9995" calcext:value-type="float">
            <text:p>3045.9995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3046.7195" calcext:value-type="float">
            <text:p>3046.7195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3047.4395" calcext:value-type="float">
            <text:p>3047.4395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3048.8794" calcext:value-type="float">
            <text:p>3048.8794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3050.3193" calcext:value-type="float">
            <text:p>3050.3193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3051.7593" calcext:value-type="float">
            <text:p>3051.7593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3053.1992" calcext:value-type="float">
            <text:p>3053.1992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3054.6392" calcext:value-type="float">
            <text:p>3054.6392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3056.079" calcext:value-type="float">
            <text:p>3056.079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3057.519" calcext:value-type="float">
            <text:p>3057.519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3058.959" calcext:value-type="float">
            <text:p>3058.959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3060.399" calcext:value-type="float">
            <text:p>3060.399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3061.8389" calcext:value-type="float">
            <text:p>3061.8389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3062.5588" calcext:value-type="float">
            <text:p>3062.5588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3063.2788" calcext:value-type="float">
            <text:p>3063.2788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3085.8616" calcext:value-type="float">
            <text:p>3085.8616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3108.4443" calcext:value-type="float">
            <text:p>3108.4443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3131.027" calcext:value-type="float">
            <text:p>3131.027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3153.6099" calcext:value-type="float">
            <text:p>3153.6099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3176.1926" calcext:value-type="float">
            <text:p>3176.1926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3198.7754" calcext:value-type="float">
            <text:p>3198.7754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3221.3582" calcext:value-type="float">
            <text:p>3221.3582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3243.941" calcext:value-type="float">
            <text:p>3243.941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3244.661" calcext:value-type="float">
            <text:p>3244.661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3245.3809" calcext:value-type="float">
            <text:p>3245.3809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3246.1008" calcext:value-type="float">
            <text:p>3246.1008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3246.8208" calcext:value-type="float">
            <text:p>3246.82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47.5408" calcext:value-type="float">
            <text:p>3247.5408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3248.2607" calcext:value-type="float">
            <text:p>3248.2607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3248.9807" calcext:value-type="float">
            <text:p>3248.9807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3249.7007" calcext:value-type="float">
            <text:p>3249.7007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3250.4207" calcext:value-type="float">
            <text:p>3250.4207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3251.1406" calcext:value-type="float">
            <text:p>3251.1406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3251.8606" calcext:value-type="float">
            <text:p>3251.8606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3252.5806" calcext:value-type="float">
            <text:p>3252.5806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3253.3005" calcext:value-type="float">
            <text:p>3253.3005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3254.0205" calcext:value-type="float">
            <text:p>3254.0205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3254.7405" calcext:value-type="float">
            <text:p>3254.7405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3255.4604" calcext:value-type="float">
            <text:p>3255.4604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3256.1804" calcext:value-type="float">
            <text:p>3256.1804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3257.6204" calcext:value-type="float">
            <text:p>3257.6204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3259.0603" calcext:value-type="float">
            <text:p>3259.0603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3260.5002" calcext:value-type="float">
            <text:p>3260.5002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3261.9402" calcext:value-type="float">
            <text:p>3261.9402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3263.3801" calcext:value-type="float">
            <text:p>3263.3801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3265.54" calcext:value-type="float">
            <text:p>3265.54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3267.7" calcext:value-type="float">
            <text:p>3267.7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3269.8599" calcext:value-type="float">
            <text:p>3269.8599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3272.0198" calcext:value-type="float">
            <text:p>3272.0198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3274.1797" calcext:value-type="float">
            <text:p>3274.1797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3275.6196" calcext:value-type="float">
            <text:p>3275.6196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3277.0596" calcext:value-type="float">
            <text:p>3277.0596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3278.4995" calcext:value-type="float">
            <text:p>3278.4995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3279.9395" calcext:value-type="float">
            <text:p>3279.9395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3281.3794" calcext:value-type="float">
            <text:p>3281.3794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3283.5393" calcext:value-type="float">
            <text:p>3283.5393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3285.6992" calcext:value-type="float">
            <text:p>3285.6992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3287.8591" calcext:value-type="float">
            <text:p>3287.8591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3290.019" calcext:value-type="float">
            <text:p>3290.019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3292.179" calcext:value-type="float">
            <text:p>3292.179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3294.3389" calcext:value-type="float">
            <text:p>3294.3389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3295.7788" calcext:value-type="float">
            <text:p>3295.7788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3297.9387" calcext:value-type="float">
            <text:p>3297.9387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3299.3787" calcext:value-type="float">
            <text:p>3299.3787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3300.8186" calcext:value-type="float">
            <text:p>3300.8186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3301.5386" calcext:value-type="float">
            <text:p>3301.5386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3302.2585" calcext:value-type="float">
            <text:p>3302.2585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3303.6985" calcext:value-type="float">
            <text:p>3303.6985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3305.1384" calcext:value-type="float">
            <text:p>3305.1384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3306.5784" calcext:value-type="float">
            <text:p>3306.5784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3307.2983" calcext:value-type="float">
            <text:p>3307.2983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3308.0183" calcext:value-type="float">
            <text:p>3308.0183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3308.7383" calcext:value-type="float">
            <text:p>3308.7383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3309.4583" calcext:value-type="float">
            <text:p>3309.4583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3310.1782" calcext:value-type="float">
            <text:p>3310.1782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3310.8982" calcext:value-type="float">
            <text:p>3310.8982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3312.3381" calcext:value-type="float">
            <text:p>3312.3381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3313.778" calcext:value-type="float">
            <text:p>3313.778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3315.218" calcext:value-type="float">
            <text:p>3315.218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3316.658" calcext:value-type="float">
            <text:p>3316.658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3318.098" calcext:value-type="float">
            <text:p>3318.098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3319.5378" calcext:value-type="float">
            <text:p>3319.5378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3320.9778" calcext:value-type="float">
            <text:p>3320.9778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3322.4177" calcext:value-type="float">
            <text:p>3322.4177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3323.8577" calcext:value-type="float">
            <text:p>3323.8577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3325.2976" calcext:value-type="float">
            <text:p>3325.2976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3326.7375" calcext:value-type="float">
            <text:p>3326.7375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3328.1775" calcext:value-type="float">
            <text:p>3328.1775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3329.6174" calcext:value-type="float">
            <text:p>3329.6174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3331.0574" calcext:value-type="float">
            <text:p>3331.0574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3332.4973" calcext:value-type="float">
            <text:p>3332.4973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3333.9373" calcext:value-type="float">
            <text:p>3333.9373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3336.0972" calcext:value-type="float">
            <text:p>3336.0972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3338.257" calcext:value-type="float">
            <text:p>3338.257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3340.417" calcext:value-type="float">
            <text:p>3340.417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3342.577" calcext:value-type="float">
            <text:p>3342.577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3345.4568" calcext:value-type="float">
            <text:p>3345.4568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3348.3367" calcext:value-type="float">
            <text:p>3348.3367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3350.4966" calcext:value-type="float">
            <text:p>3350.4966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3352.6565" calcext:value-type="float">
            <text:p>3352.6565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3354.8164" calcext:value-type="float">
            <text:p>3354.8164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3356.9763" calcext:value-type="float">
            <text:p>3356.9763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3359.1362" calcext:value-type="float">
            <text:p>3359.1362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3361.2961" calcext:value-type="float">
            <text:p>3361.2961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3362.736" calcext:value-type="float">
            <text:p>3362.736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3364.176" calcext:value-type="float">
            <text:p>3364.176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3367.056" calcext:value-type="float">
            <text:p>3367.056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3369.9358" calcext:value-type="float">
            <text:p>3369.9358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3372.8157" calcext:value-type="float">
            <text:p>3372.8157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3375.6956" calcext:value-type="float">
            <text:p>3375.6956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3378.5754" calcext:value-type="float">
            <text:p>3378.5754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3381.4553" calcext:value-type="float">
            <text:p>3381.4553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3384.3352" calcext:value-type="float">
            <text:p>3384.3352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3387.215" calcext:value-type="float">
            <text:p>3387.215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3390.095" calcext:value-type="float">
            <text:p>3390.095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3392.9749" calcext:value-type="float">
            <text:p>3392.9749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3395.8547" calcext:value-type="float">
            <text:p>3395.8547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3398.7346" calcext:value-type="float">
            <text:p>3398.7346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3401.6145" calcext:value-type="float">
            <text:p>3401.6145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3404.4944" calcext:value-type="float">
            <text:p>3404.4944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3408.0942" calcext:value-type="float">
            <text:p>3408.0942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3411.694" calcext:value-type="float">
            <text:p>3411.694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3416.014" calcext:value-type="float">
            <text:p>3416.014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3420.3337" calcext:value-type="float">
            <text:p>3420.3337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3424.6536" calcext:value-type="float">
            <text:p>3424.6536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3428.9734" calcext:value-type="float">
            <text:p>3428.9734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3433.2932" calcext:value-type="float">
            <text:p>3433.2932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3437.613" calcext:value-type="float">
            <text:p>3437.613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3441.9329" calcext:value-type="float">
            <text:p>3441.9329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3446.2527" calcext:value-type="float">
            <text:p>3446.2527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3449.8525" calcext:value-type="float">
            <text:p>3449.8525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3452.7324" calcext:value-type="float">
            <text:p>3452.7324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3456.3323" calcext:value-type="float">
            <text:p>3456.3323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3459.2122" calcext:value-type="float">
            <text:p>3459.2122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3462.092" calcext:value-type="float">
            <text:p>3462.092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3464.972" calcext:value-type="float">
            <text:p>3464.972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3467.8518" calcext:value-type="float">
            <text:p>3467.8518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3470.7317" calcext:value-type="float">
            <text:p>3470.7317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3495.4744" calcext:value-type="float">
            <text:p>3495.4744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3520.937" calcext:value-type="float">
            <text:p>3520.937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3547.1196" calcext:value-type="float">
            <text:p>3547.1196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3572.5823" calcext:value-type="float">
            <text:p>3572.5823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3598.045" calcext:value-type="float">
            <text:p>3598.045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3623.5076" calcext:value-type="float">
            <text:p>3623.5076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3648.9702" calcext:value-type="float">
            <text:p>3648.9702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3674.4329" calcext:value-type="float">
            <text:p>3674.4329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3700.6155" calcext:value-type="float">
            <text:p>3700.6155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3726.798" calcext:value-type="float">
            <text:p>3726.798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3752.9807" calcext:value-type="float">
            <text:p>3752.9807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3779.1633" calcext:value-type="float">
            <text:p>3779.1633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3783.4832" calcext:value-type="float">
            <text:p>3783.4832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3787.083" calcext:value-type="float">
            <text:p>3787.0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90.6829" calcext:value-type="float">
            <text:p>3790.6829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3794.2827" calcext:value-type="float">
            <text:p>3794.2827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3797.8826" calcext:value-type="float">
            <text:p>3797.8826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3801.4824" calcext:value-type="float">
            <text:p>3801.4824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3826.945" calcext:value-type="float">
            <text:p>3826.945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3830.545" calcext:value-type="float">
            <text:p>3830.545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3834.1448" calcext:value-type="float">
            <text:p>3834.1448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3837.7446" calcext:value-type="float">
            <text:p>3837.7446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3841.3445" calcext:value-type="float">
            <text:p>3841.3445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3844.9443" calcext:value-type="float">
            <text:p>3844.9443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3848.5442" calcext:value-type="float">
            <text:p>3848.5442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3852.144" calcext:value-type="float">
            <text:p>3852.144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3855.744" calcext:value-type="float">
            <text:p>3855.744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3859.3438" calcext:value-type="float">
            <text:p>3859.3438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3862.9436" calcext:value-type="float">
            <text:p>3862.9436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3866.5435" calcext:value-type="float">
            <text:p>3866.5435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3870.1433" calcext:value-type="float">
            <text:p>3870.1433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3873.7432" calcext:value-type="float">
            <text:p>3873.7432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3877.343" calcext:value-type="float">
            <text:p>3877.343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3880.9429" calcext:value-type="float">
            <text:p>3880.9429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3884.5427" calcext:value-type="float">
            <text:p>3884.5427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3888.1426" calcext:value-type="float">
            <text:p>3888.1426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3891.7424" calcext:value-type="float">
            <text:p>3891.7424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3895.3423" calcext:value-type="float">
            <text:p>3895.3423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3898.9421" calcext:value-type="float">
            <text:p>3898.9421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3902.542" calcext:value-type="float">
            <text:p>3902.542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3906.1418" calcext:value-type="float">
            <text:p>3906.1418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3909.7417" calcext:value-type="float">
            <text:p>3909.7417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3914.0615" calcext:value-type="float">
            <text:p>3914.0615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3917.6614" calcext:value-type="float">
            <text:p>3917.6614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3921.2612" calcext:value-type="float">
            <text:p>3921.2612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3924.861" calcext:value-type="float">
            <text:p>3924.861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3928.461" calcext:value-type="float">
            <text:p>3928.461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3932.7808" calcext:value-type="float">
            <text:p>3932.7808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3937.1006" calcext:value-type="float">
            <text:p>3937.1006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3941.4204" calcext:value-type="float">
            <text:p>3941.4204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3945.7402" calcext:value-type="float">
            <text:p>3945.7402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3950.06" calcext:value-type="float">
            <text:p>3950.06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3954.38" calcext:value-type="float">
            <text:p>3954.38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3958.6997" calcext:value-type="float">
            <text:p>3958.6997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3963.0195" calcext:value-type="float">
            <text:p>3963.0195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3967.3394" calcext:value-type="float">
            <text:p>3967.3394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3970.9392" calcext:value-type="float">
            <text:p>3970.9392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3975.259" calcext:value-type="float">
            <text:p>3975.259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3978.859" calcext:value-type="float">
            <text:p>3978.859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3982.4587" calcext:value-type="float">
            <text:p>3982.4587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4007.2014" calcext:value-type="float">
            <text:p>4007.2014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4031.944" calcext:value-type="float">
            <text:p>4031.944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4056.6868" calcext:value-type="float">
            <text:p>4056.6868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4081.4294" calcext:value-type="float">
            <text:p>4081.4294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4106.1724" calcext:value-type="float">
            <text:p>4106.1724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4130.916" calcext:value-type="float">
            <text:p>4130.916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4155.6597" calcext:value-type="float">
            <text:p>4155.6597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4180.4033" calcext:value-type="float">
            <text:p>4180.4033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4205.147" calcext:value-type="float">
            <text:p>4205.147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4229.8906" calcext:value-type="float">
            <text:p>4229.8906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4254.6343" calcext:value-type="float">
            <text:p>4254.6343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4279.378" calcext:value-type="float">
            <text:p>4279.378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4304.1216" calcext:value-type="float">
            <text:p>4304.1216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4328.865" calcext:value-type="float">
            <text:p>4328.865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4352.8887" calcext:value-type="float">
            <text:p>4352.8887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4355.0493" calcext:value-type="float">
            <text:p>4355.0493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4357.21" calcext:value-type="float">
            <text:p>4357.21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4359.3706" calcext:value-type="float">
            <text:p>4359.3706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4361.5313" calcext:value-type="float">
            <text:p>4361.5313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4363.692" calcext:value-type="float">
            <text:p>4363.692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4365.8525" calcext:value-type="float">
            <text:p>4365.8525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4368.013" calcext:value-type="float">
            <text:p>4368.013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4370.174" calcext:value-type="float">
            <text:p>4370.174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4372.3345" calcext:value-type="float">
            <text:p>4372.3345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4374.495" calcext:value-type="float">
            <text:p>4374.495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4376.656" calcext:value-type="float">
            <text:p>4376.656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4379.5366" calcext:value-type="float">
            <text:p>4379.5366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4381.6973" calcext:value-type="float">
            <text:p>4381.6973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4383.858" calcext:value-type="float">
            <text:p>4383.858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4386.0186" calcext:value-type="float">
            <text:p>4386.0186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4388.179" calcext:value-type="float">
            <text:p>4388.179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4390.34" calcext:value-type="float">
            <text:p>4390.34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4392.5005" calcext:value-type="float">
            <text:p>4392.5005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4394.661" calcext:value-type="float">
            <text:p>4394.661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4396.822" calcext:value-type="float">
            <text:p>4396.822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4398.9824" calcext:value-type="float">
            <text:p>4398.9824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4401.143" calcext:value-type="float">
            <text:p>4401.143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4403.3037" calcext:value-type="float">
            <text:p>4403.3037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4406.1846" calcext:value-type="float">
            <text:p>4406.1846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4408.345" calcext:value-type="float">
            <text:p>4408.345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4432.3687" calcext:value-type="float">
            <text:p>4432.3687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4455.672" calcext:value-type="float">
            <text:p>4455.672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4478.975" calcext:value-type="float">
            <text:p>4478.975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4480.4155" calcext:value-type="float">
            <text:p>4480.4155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4481.856" calcext:value-type="float">
            <text:p>4481.856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4483.2964" calcext:value-type="float">
            <text:p>4483.2964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4484.737" calcext:value-type="float">
            <text:p>4484.737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4486.1772" calcext:value-type="float">
            <text:p>4486.1772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4508.7603" calcext:value-type="float">
            <text:p>4508.7603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4531.3433" calcext:value-type="float">
            <text:p>4531.3433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4553.9263" calcext:value-type="float">
            <text:p>4553.9263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4576.5093" calcext:value-type="float">
            <text:p>4576.5093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4599.0923" calcext:value-type="float">
            <text:p>4599.0923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4621.6753" calcext:value-type="float">
            <text:p>4621.6753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4644.2583" calcext:value-type="float">
            <text:p>4644.2583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4644.9785" calcext:value-type="float">
            <text:p>4644.9785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4645.6987" calcext:value-type="float">
            <text:p>4645.6987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4646.419" calcext:value-type="float">
            <text:p>4646.419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4647.8594" calcext:value-type="float">
            <text:p>4647.8594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4649.3" calcext:value-type="float">
            <text:p>4649.3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4650.74" calcext:value-type="float">
            <text:p>4650.74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4652.1807" calcext:value-type="float">
            <text:p>4652.1807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4653.621" calcext:value-type="float">
            <text:p>4653.621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4655.0615" calcext:value-type="float">
            <text:p>4655.0615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4655.7817" calcext:value-type="float">
            <text:p>4655.7817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4656.502" calcext:value-type="float">
            <text:p>4656.502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4657.222" calcext:value-type="float">
            <text:p>4657.222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4679.805" calcext:value-type="float">
            <text:p>4679.805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4703.1084" calcext:value-type="float">
            <text:p>4703.1084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4726.4116" calcext:value-type="float">
            <text:p>4726.4116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4749.715" calcext:value-type="float">
            <text:p>4749.715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4773.018" calcext:value-type="float">
            <text:p>4773.018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4818.184" calcext:value-type="float">
            <text:p>4818.184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4863.35" calcext:value-type="float">
            <text:p>4863.35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4907.796" calcext:value-type="float">
            <text:p>4907.796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4952.2417" calcext:value-type="float">
            <text:p>4952.2417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4996.6875" calcext:value-type="float">
            <text:p>4996.6875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5040.413" calcext:value-type="float">
            <text:p>5040.413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5084.1387" calcext:value-type="float">
            <text:p>5084.13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49.727" calcext:value-type="float">
            <text:p>5149.727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5215.3154" calcext:value-type="float">
            <text:p>5215.3154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5259.041" calcext:value-type="float">
            <text:p>5259.041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5281.624" calcext:value-type="float">
            <text:p>5281.624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5304.207" calcext:value-type="float">
            <text:p>5304.207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5304.9272" calcext:value-type="float">
            <text:p>5304.9272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5305.6475" calcext:value-type="float">
            <text:p>5305.6475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5327.5103" calcext:value-type="float">
            <text:p>5327.5103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5349.373" calcext:value-type="float">
            <text:p>5349.373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5371.236" calcext:value-type="float">
            <text:p>5371.236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5393.819" calcext:value-type="float">
            <text:p>5393.819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5394.539" calcext:value-type="float">
            <text:p>5394.539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5395.2593" calcext:value-type="float">
            <text:p>5395.2593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5395.9795" calcext:value-type="float">
            <text:p>5395.9795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5396.6997" calcext:value-type="float">
            <text:p>5396.6997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5397.42" calcext:value-type="float">
            <text:p>5397.42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5398.14" calcext:value-type="float">
            <text:p>5398.14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5398.8604" calcext:value-type="float">
            <text:p>5398.8604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5399.5806" calcext:value-type="float">
            <text:p>5399.5806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5400.301" calcext:value-type="float">
            <text:p>5400.301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5401.021" calcext:value-type="float">
            <text:p>5401.021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5401.741" calcext:value-type="float">
            <text:p>5401.741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5402.4614" calcext:value-type="float">
            <text:p>5402.4614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5403.902" calcext:value-type="float">
            <text:p>5403.902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5405.3423" calcext:value-type="float">
            <text:p>5405.3423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5406.7827" calcext:value-type="float">
            <text:p>5406.7827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5407.503" calcext:value-type="float">
            <text:p>5407.503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5408.9434" calcext:value-type="float">
            <text:p>5408.9434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5409.6636" calcext:value-type="float">
            <text:p>5409.6636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5411.104" calcext:value-type="float">
            <text:p>5411.104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5412.5444" calcext:value-type="float">
            <text:p>5412.5444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5413.985" calcext:value-type="float">
            <text:p>5413.985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5415.4253" calcext:value-type="float">
            <text:p>5415.4253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5416.8657" calcext:value-type="float">
            <text:p>5416.8657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5418.306" calcext:value-type="float">
            <text:p>5418.306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5419.7466" calcext:value-type="float">
            <text:p>5419.7466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5421.187" calcext:value-type="float">
            <text:p>5421.187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5423.3477" calcext:value-type="float">
            <text:p>5423.3477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5424.068" calcext:value-type="float">
            <text:p>5424.068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5425.5083" calcext:value-type="float">
            <text:p>5425.5083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5426.9487" calcext:value-type="float">
            <text:p>5426.9487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5428.389" calcext:value-type="float">
            <text:p>5428.389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5429.8296" calcext:value-type="float">
            <text:p>5429.8296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5431.27" calcext:value-type="float">
            <text:p>5431.27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5432.7104" calcext:value-type="float">
            <text:p>5432.7104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5433.4307" calcext:value-type="float">
            <text:p>5433.4307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5434.151" calcext:value-type="float">
            <text:p>5434.151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5434.871" calcext:value-type="float">
            <text:p>5434.871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5437.0317" calcext:value-type="float">
            <text:p>5437.0317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5439.1924" calcext:value-type="float">
            <text:p>5439.1924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5441.353" calcext:value-type="float">
            <text:p>5441.353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5443.5137" calcext:value-type="float">
            <text:p>5443.5137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5445.6743" calcext:value-type="float">
            <text:p>5445.6743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5447.835" calcext:value-type="float">
            <text:p>5447.835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5450.716" calcext:value-type="float">
            <text:p>5450.716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5452.8765" calcext:value-type="float">
            <text:p>5452.8765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5455.037" calcext:value-type="float">
            <text:p>5455.037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5457.1978" calcext:value-type="float">
            <text:p>5457.1978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5459.3584" calcext:value-type="float">
            <text:p>5459.3584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5462.2393" calcext:value-type="float">
            <text:p>5462.2393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5465.12" calcext:value-type="float">
            <text:p>5465.12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5468.001" calcext:value-type="float">
            <text:p>5468.001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5470.882" calcext:value-type="float">
            <text:p>5470.882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5473.7627" calcext:value-type="float">
            <text:p>5473.7627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5476.6436" calcext:value-type="float">
            <text:p>5476.6436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5479.5244" calcext:value-type="float">
            <text:p>5479.5244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5482.4053" calcext:value-type="float">
            <text:p>5482.4053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5485.286" calcext:value-type="float">
            <text:p>5485.286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5487.447" calcext:value-type="float">
            <text:p>5487.447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5489.6074" calcext:value-type="float">
            <text:p>5489.6074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5491.768" calcext:value-type="float">
            <text:p>5491.768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5493.9287" calcext:value-type="float">
            <text:p>5493.9287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5496.0894" calcext:value-type="float">
            <text:p>5496.0894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5498.25" calcext:value-type="float">
            <text:p>5498.25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5500.4106" calcext:value-type="float">
            <text:p>5500.4106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5501.851" calcext:value-type="float">
            <text:p>5501.851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5504.0117" calcext:value-type="float">
            <text:p>5504.0117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5506.1724" calcext:value-type="float">
            <text:p>5506.1724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5508.333" calcext:value-type="float">
            <text:p>5508.333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5510.4937" calcext:value-type="float">
            <text:p>5510.4937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5512.6543" calcext:value-type="float">
            <text:p>5512.6543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5514.815" calcext:value-type="float">
            <text:p>5514.815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5516.2554" calcext:value-type="float">
            <text:p>5516.2554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5517.696" calcext:value-type="float">
            <text:p>5517.696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5519.136" calcext:value-type="float">
            <text:p>5519.136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5520.5767" calcext:value-type="float">
            <text:p>5520.5767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5522.7373" calcext:value-type="float">
            <text:p>5522.7373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5524.1777" calcext:value-type="float">
            <text:p>5524.1777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5547.481" calcext:value-type="float">
            <text:p>5547.481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5549.6416" calcext:value-type="float">
            <text:p>5549.6416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5551.8022" calcext:value-type="float">
            <text:p>5551.8022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5553.963" calcext:value-type="float">
            <text:p>5553.963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5554.683" calcext:value-type="float">
            <text:p>5554.683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5555.4033" calcext:value-type="float">
            <text:p>5555.4033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5556.1235" calcext:value-type="float">
            <text:p>5556.1235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5556.8438" calcext:value-type="float">
            <text:p>5556.8438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5557.564" calcext:value-type="float">
            <text:p>5557.564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5558.284" calcext:value-type="float">
            <text:p>5558.284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5559.0044" calcext:value-type="float">
            <text:p>5559.0044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5559.7246" calcext:value-type="float">
            <text:p>5559.72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60.445" calcext:value-type="float">
            <text:p>5560.445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5561.165" calcext:value-type="float">
            <text:p>5561.165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5561.8853" calcext:value-type="float">
            <text:p>5561.8853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5562.6055" calcext:value-type="float">
            <text:p>5562.6055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5563.3257" calcext:value-type="float">
            <text:p>5563.3257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5585.9087" calcext:value-type="float">
            <text:p>5585.9087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5608.4917" calcext:value-type="float">
            <text:p>5608.4917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5631.0747" calcext:value-type="float">
            <text:p>5631.0747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5654.378" calcext:value-type="float">
            <text:p>5654.378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5677.681" calcext:value-type="float">
            <text:p>5677.681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5679.1216" calcext:value-type="float">
            <text:p>5679.1216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5680.562" calcext:value-type="float">
            <text:p>5680.562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5682.0024" calcext:value-type="float">
            <text:p>5682.0024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5683.443" calcext:value-type="float">
            <text:p>5683.443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5684.8833" calcext:value-type="float">
            <text:p>5684.8833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5687.044" calcext:value-type="float">
            <text:p>5687.044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5688.4844" calcext:value-type="float">
            <text:p>5688.4844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5689.925" calcext:value-type="float">
            <text:p>5689.925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5691.365" calcext:value-type="float">
            <text:p>5691.365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5692.8057" calcext:value-type="float">
            <text:p>5692.8057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5694.246" calcext:value-type="float">
            <text:p>5694.246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5695.6865" calcext:value-type="float">
            <text:p>5695.6865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5696.4067" calcext:value-type="float">
            <text:p>5696.4067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5697.127" calcext:value-type="float">
            <text:p>5697.127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5697.847" calcext:value-type="float">
            <text:p>5697.847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5698.5674" calcext:value-type="float">
            <text:p>5698.5674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5699.2876" calcext:value-type="float">
            <text:p>5699.2876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5700.008" calcext:value-type="float">
            <text:p>5700.008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5700.728" calcext:value-type="float">
            <text:p>5700.728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5701.448" calcext:value-type="float">
            <text:p>5701.448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5702.1685" calcext:value-type="float">
            <text:p>5702.1685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5702.8887" calcext:value-type="float">
            <text:p>5702.8887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5703.609" calcext:value-type="float">
            <text:p>5703.609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5704.329" calcext:value-type="float">
            <text:p>5704.329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5705.0493" calcext:value-type="float">
            <text:p>5705.0493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5705.7695" calcext:value-type="float">
            <text:p>5705.7695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5706.4897" calcext:value-type="float">
            <text:p>5706.4897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5707.93" calcext:value-type="float">
            <text:p>5707.93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5708.6504" calcext:value-type="float">
            <text:p>5708.6504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5709.3706" calcext:value-type="float">
            <text:p>5709.3706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5710.091" calcext:value-type="float">
            <text:p>5710.091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5710.811" calcext:value-type="float">
            <text:p>5710.811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5710.811" calcext:value-type="float">
            <text:p>5710.811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5732.674" calcext:value-type="float">
            <text:p>5732.674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5754.5366" calcext:value-type="float">
            <text:p>5754.5366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5776.3994" calcext:value-type="float">
            <text:p>5776.3994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5776.3994" calcext:value-type="float">
            <text:p>5776.3994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5776.3994" calcext:value-type="float">
            <text:p>5776.3994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5776.3994" calcext:value-type="float">
            <text:p>5776.3994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5776.3994" calcext:value-type="float">
            <text:p>5776.3994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5776.3994" calcext:value-type="float">
            <text:p>5776.3994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5777.1196" calcext:value-type="float">
            <text:p>5777.1196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5777.1196" calcext:value-type="float">
            <text:p>5777.1196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5777.84" calcext:value-type="float">
            <text:p>5777.84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5778.56" calcext:value-type="float">
            <text:p>5778.56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5779.2803" calcext:value-type="float">
            <text:p>5779.2803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5780.0005" calcext:value-type="float">
            <text:p>5780.0005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5780.7207" calcext:value-type="float">
            <text:p>5780.7207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5781.441" calcext:value-type="float">
            <text:p>5781.441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5782.161" calcext:value-type="float">
            <text:p>5782.161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5782.161" calcext:value-type="float">
            <text:p>5782.161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5782.161" calcext:value-type="float">
            <text:p>5782.161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5782.161" calcext:value-type="float">
            <text:p>5782.161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5782.161" calcext:value-type="float">
            <text:p>5782.161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5782.161" calcext:value-type="float">
            <text:p>5782.161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5782.8813" calcext:value-type="float">
            <text:p>5782.8813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5783.6016" calcext:value-type="float">
            <text:p>5783.6016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5783.6016" calcext:value-type="float">
            <text:p>5783.6016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5784.322" calcext:value-type="float">
            <text:p>5784.322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5785.042" calcext:value-type="float">
            <text:p>5785.042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5785.042" calcext:value-type="float">
            <text:p>5785.042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5785.042" calcext:value-type="float">
            <text:p>5785.042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5785.042" calcext:value-type="float">
            <text:p>5785.042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5785.042" calcext:value-type="float">
            <text:p>5785.042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5785.042" calcext:value-type="float">
            <text:p>5785.042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office:value-type="float" office:value="5785.762" calcext:value-type="float">
            <text:p>5785.762</text:p>
          </table:table-cell>
        </table:table-row>
      </table:table>
      <table:table table:name="sa-quick-acc-energy-usage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112.19401" calcext:value-type="float">
            <text:p>112.19401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112.91401" calcext:value-type="float">
            <text:p>112.91401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113.63401" calcext:value-type="float">
            <text:p>113.63401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115.07401" calcext:value-type="float">
            <text:p>115.07401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115.794014" calcext:value-type="float">
            <text:p>115.794014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116.514015" calcext:value-type="float">
            <text:p>116.51401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17.23402" calcext:value-type="float">
            <text:p>117.23402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117.95402" calcext:value-type="float">
            <text:p>117.95402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118.67402" calcext:value-type="float">
            <text:p>118.67402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119.39402" calcext:value-type="float">
            <text:p>119.39402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120.11402" calcext:value-type="float">
            <text:p>120.11402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120.83402" calcext:value-type="float">
            <text:p>120.83402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121.55402" calcext:value-type="float">
            <text:p>121.55402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122.274025" calcext:value-type="float">
            <text:p>122.274025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122.994026" calcext:value-type="float">
            <text:p>122.994026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123.71403" calcext:value-type="float">
            <text:p>123.71403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124.43403" calcext:value-type="float">
            <text:p>124.43403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125.15403" calcext:value-type="float">
            <text:p>125.15403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125.87403" calcext:value-type="float">
            <text:p>125.87403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126.59403" calcext:value-type="float">
            <text:p>126.59403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9.47403" calcext:value-type="float">
            <text:p>129.47403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130.91403" calcext:value-type="float">
            <text:p>130.91403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154.21683" calcext:value-type="float">
            <text:p>154.21683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177.51962" calcext:value-type="float">
            <text:p>177.51962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200.82242" calcext:value-type="float">
            <text:p>200.82242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224.12521" calcext:value-type="float">
            <text:p>224.12521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247.42801" calcext:value-type="float">
            <text:p>247.42801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270.7308" calcext:value-type="float">
            <text:p>270.7308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294.0336" calcext:value-type="float">
            <text:p>294.0336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317.3364" calcext:value-type="float">
            <text:p>317.3364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340.6392" calcext:value-type="float">
            <text:p>340.6392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363.942" calcext:value-type="float">
            <text:p>363.942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365.382" calcext:value-type="float">
            <text:p>365.382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366.822" calcext:value-type="float">
            <text:p>366.822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368.262" calcext:value-type="float">
            <text:p>368.262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369.702" calcext:value-type="float">
            <text:p>369.702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371.142" calcext:value-type="float">
            <text:p>371.142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372.582" calcext:value-type="float">
            <text:p>372.582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374.022" calcext:value-type="float">
            <text:p>374.022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375.462" calcext:value-type="float">
            <text:p>375.462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376.902" calcext:value-type="float">
            <text:p>376.902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378.342" calcext:value-type="float">
            <text:p>378.342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380.502" calcext:value-type="float">
            <text:p>380.502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382.66202" calcext:value-type="float">
            <text:p>382.66202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384.82202" calcext:value-type="float">
            <text:p>384.82202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386.98203" calcext:value-type="float">
            <text:p>386.98203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411.00482" calcext:value-type="float">
            <text:p>411.00482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435.02762" calcext:value-type="float">
            <text:p>435.02762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459.0504" calcext:value-type="float">
            <text:p>459.0504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483.0732" calcext:value-type="float">
            <text:p>483.0732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507.096" calcext:value-type="float">
            <text:p>507.096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531.1187" calcext:value-type="float">
            <text:p>531.1187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555.1414" calcext:value-type="float">
            <text:p>555.1414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557.30133" calcext:value-type="float">
            <text:p>557.30133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559.46124" calcext:value-type="float">
            <text:p>559.46124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561.62115" calcext:value-type="float">
            <text:p>561.62115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563.78107" calcext:value-type="float">
            <text:p>563.78107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565.941" calcext:value-type="float">
            <text:p>565.941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568.1009" calcext:value-type="float">
            <text:p>568.1009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570.2608" calcext:value-type="float">
            <text:p>570.2608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573.1407" calcext:value-type="float">
            <text:p>573.1407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576.02057" calcext:value-type="float">
            <text:p>576.02057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578.90045" calcext:value-type="float">
            <text:p>578.90045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581.78033" calcext:value-type="float">
            <text:p>581.78033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584.6602" calcext:value-type="float">
            <text:p>584.6602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587.5401" calcext:value-type="float">
            <text:p>587.5401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590.42" calcext:value-type="float">
            <text:p>590.42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593.29987" calcext:value-type="float">
            <text:p>593.29987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596.17975" calcext:value-type="float">
            <text:p>596.17975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599.05963" calcext:value-type="float">
            <text:p>599.05963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601.9395" calcext:value-type="float">
            <text:p>601.9395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604.0994" calcext:value-type="float">
            <text:p>604.0994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628.12213" calcext:value-type="float">
            <text:p>628.12213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652.14484" calcext:value-type="float">
            <text:p>652.14484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676.16754" calcext:value-type="float">
            <text:p>676.16754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700.9102" calcext:value-type="float">
            <text:p>700.9102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703.7901" calcext:value-type="float">
            <text:p>703.7901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706.67" calcext:value-type="float">
            <text:p>706.67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709.54987" calcext:value-type="float">
            <text:p>709.54987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712.42975" calcext:value-type="float">
            <text:p>712.42975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715.30963" calcext:value-type="float">
            <text:p>715.30963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718.1895" calcext:value-type="float">
            <text:p>718.1895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721.0694" calcext:value-type="float">
            <text:p>721.0694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745.8121" calcext:value-type="float">
            <text:p>745.8121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770.55475" calcext:value-type="float">
            <text:p>770.55475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795.2974" calcext:value-type="float">
            <text:p>795.2974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820.0401" calcext:value-type="float">
            <text:p>820.0401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844.7828" calcext:value-type="float">
            <text:p>844.7828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869.52545" calcext:value-type="float">
            <text:p>869.52545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894.2681" calcext:value-type="float">
            <text:p>894.2681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918.29083" calcext:value-type="float">
            <text:p>918.29083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942.31354" calcext:value-type="float">
            <text:p>942.31354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966.33624" calcext:value-type="float">
            <text:p>966.33624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990.35895" calcext:value-type="float">
            <text:p>990.35895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1036.2445" calcext:value-type="float">
            <text:p>1036.2445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060.2672" calcext:value-type="float">
            <text:p>1060.2672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1084.2899" calcext:value-type="float">
            <text:p>1084.2899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1108.3126" calcext:value-type="float">
            <text:p>1108.3126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1132.3353" calcext:value-type="float">
            <text:p>1132.3353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178.2208" calcext:value-type="float">
            <text:p>1178.2208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224.1063" calcext:value-type="float">
            <text:p>1224.1063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269.9918" calcext:value-type="float">
            <text:p>1269.9918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294.0145" calcext:value-type="float">
            <text:p>1294.0145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1318.0372" calcext:value-type="float">
            <text:p>1318.0372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1320.9171" calcext:value-type="float">
            <text:p>1320.9171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1323.077" calcext:value-type="float">
            <text:p>1323.077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1325.2369" calcext:value-type="float">
            <text:p>1325.2369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1327.3969" calcext:value-type="float">
            <text:p>1327.3969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1329.5568" calcext:value-type="float">
            <text:p>1329.5568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1331.7167" calcext:value-type="float">
            <text:p>1331.7167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333.8766" calcext:value-type="float">
            <text:p>1333.8766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357.8993" calcext:value-type="float">
            <text:p>1357.8993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381.922" calcext:value-type="float">
            <text:p>1381.922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1405.9447" calcext:value-type="float">
            <text:p>1405.9447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429.9674" calcext:value-type="float">
            <text:p>1429.9674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453.9901" calcext:value-type="float">
            <text:p>1453.9901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478.0128" calcext:value-type="float">
            <text:p>1478.0128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1502.7555" calcext:value-type="float">
            <text:p>1502.7555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1527.4982" calcext:value-type="float">
            <text:p>1527.4982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1552.2408" calcext:value-type="float">
            <text:p>1552.2408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555.1207" calcext:value-type="float">
            <text:p>1555.1207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1558.7206" calcext:value-type="float">
            <text:p>1558.7206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1563.0404" calcext:value-type="float">
            <text:p>1563.0404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1567.3602" calcext:value-type="float">
            <text:p>1567.3602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1571.68" calcext:value-type="float">
            <text:p>1571.68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575.2799" calcext:value-type="float">
            <text:p>1575.2799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1578.8798" calcext:value-type="float">
            <text:p>1578.8798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1581.7596" calcext:value-type="float">
            <text:p>1581.7596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1584.6395" calcext:value-type="float">
            <text:p>1584.6395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1587.5194" calcext:value-type="float">
            <text:p>1587.5194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590.3993" calcext:value-type="float">
            <text:p>1590.3993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1593.2792" calcext:value-type="float">
            <text:p>1593.2792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1595.4391" calcext:value-type="float">
            <text:p>1595.4391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1597.599" calcext:value-type="float">
            <text:p>1597.599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1599.7589" calcext:value-type="float">
            <text:p>1599.7589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601.9188" calcext:value-type="float">
            <text:p>1601.9188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1604.0787" calcext:value-type="float">
            <text:p>1604.0787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1606.2386" calcext:value-type="float">
            <text:p>1606.2386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1608.3986" calcext:value-type="float">
            <text:p>1608.3986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1610.5585" calcext:value-type="float">
            <text:p>1610.5585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613.4384" calcext:value-type="float">
            <text:p>1613.4384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1615.5983" calcext:value-type="float">
            <text:p>1615.5983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1617.7582" calcext:value-type="float">
            <text:p>1617.7582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1641.7809" calcext:value-type="float">
            <text:p>1641.7809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1643.9408" calcext:value-type="float">
            <text:p>1643.94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46.1007" calcext:value-type="float">
            <text:p>1646.1007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1648.2606" calcext:value-type="float">
            <text:p>1648.2606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1650.4205" calcext:value-type="float">
            <text:p>1650.4205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1652.5804" calcext:value-type="float">
            <text:p>1652.5804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1654.7404" calcext:value-type="float">
            <text:p>1654.7404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1656.9003" calcext:value-type="float">
            <text:p>1656.9003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1659.0602" calcext:value-type="float">
            <text:p>1659.0602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1661.2201" calcext:value-type="float">
            <text:p>1661.2201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1663.38" calcext:value-type="float">
            <text:p>1663.38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1665.5399" calcext:value-type="float">
            <text:p>1665.5399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1667.6998" calcext:value-type="float">
            <text:p>1667.6998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1669.8597" calcext:value-type="float">
            <text:p>1669.8597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1672.0197" calcext:value-type="float">
            <text:p>1672.0197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1674.1796" calcext:value-type="float">
            <text:p>1674.1796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1676.3395" calcext:value-type="float">
            <text:p>1676.3395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1677.7794" calcext:value-type="float">
            <text:p>1677.7794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1701.0822" calcext:value-type="float">
            <text:p>1701.0822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1724.3849" calcext:value-type="float">
            <text:p>1724.3849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1747.6876" calcext:value-type="float">
            <text:p>1747.6876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1770.9904" calcext:value-type="float">
            <text:p>1770.9904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1794.2931" calcext:value-type="float">
            <text:p>1794.2931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1817.5958" calcext:value-type="float">
            <text:p>1817.5958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1840.8986" calcext:value-type="float">
            <text:p>1840.8986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1864.2013" calcext:value-type="float">
            <text:p>1864.2013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1888.224" calcext:value-type="float">
            <text:p>1888.224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912.2467" calcext:value-type="float">
            <text:p>1912.2467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1914.4066" calcext:value-type="float">
            <text:p>1914.4066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1916.5665" calcext:value-type="float">
            <text:p>1916.5665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1918.7264" calcext:value-type="float">
            <text:p>1918.7264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1920.8864" calcext:value-type="float">
            <text:p>1920.8864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1944.909" calcext:value-type="float">
            <text:p>1944.909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1968.9318" calcext:value-type="float">
            <text:p>1968.9318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1992.9545" calcext:value-type="float">
            <text:p>1992.9545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2016.9772" calcext:value-type="float">
            <text:p>2016.9772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2040.9999" calcext:value-type="float">
            <text:p>2040.9999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2065.0227" calcext:value-type="float">
            <text:p>2065.0227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2089.0454" calcext:value-type="float">
            <text:p>2089.0454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2112.3481" calcext:value-type="float">
            <text:p>2112.3481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2135.651" calcext:value-type="float">
            <text:p>2135.651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2158.9536" calcext:value-type="float">
            <text:p>2158.9536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2182.2563" calcext:value-type="float">
            <text:p>2182.2563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2205.559" calcext:value-type="float">
            <text:p>2205.559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2228.8618" calcext:value-type="float">
            <text:p>2228.8618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2252.1646" calcext:value-type="float">
            <text:p>2252.1646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2253.6045" calcext:value-type="float">
            <text:p>2253.6045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2255.0444" calcext:value-type="float">
            <text:p>2255.0444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2278.3472" calcext:value-type="float">
            <text:p>2278.3472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2279.787" calcext:value-type="float">
            <text:p>2279.787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2303.0898" calcext:value-type="float">
            <text:p>2303.0898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2326.3926" calcext:value-type="float">
            <text:p>2326.3926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327.8325" calcext:value-type="float">
            <text:p>2327.8325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2329.2725" calcext:value-type="float">
            <text:p>2329.2725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2330.7124" calcext:value-type="float">
            <text:p>2330.7124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2354.0151" calcext:value-type="float">
            <text:p>2354.0151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2399.1807" calcext:value-type="float">
            <text:p>2399.1807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2444.3462" calcext:value-type="float">
            <text:p>2444.3462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2489.5117" calcext:value-type="float">
            <text:p>2489.5117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2534.6772" calcext:value-type="float">
            <text:p>2534.6772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2579.8428" calcext:value-type="float">
            <text:p>2579.8428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2624.2883" calcext:value-type="float">
            <text:p>2624.2883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2668.734" calcext:value-type="float">
            <text:p>2668.734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2713.1794" calcext:value-type="float">
            <text:p>2713.1794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2735.7622" calcext:value-type="float">
            <text:p>2735.7622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2780.2078" calcext:value-type="float">
            <text:p>2780.2078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2802.7905" calcext:value-type="float">
            <text:p>2802.7905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2803.5105" calcext:value-type="float">
            <text:p>2803.5105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2804.2305" calcext:value-type="float">
            <text:p>2804.2305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2804.9504" calcext:value-type="float">
            <text:p>2804.9504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2805.6704" calcext:value-type="float">
            <text:p>2805.6704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2806.3904" calcext:value-type="float">
            <text:p>2806.3904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2807.8303" calcext:value-type="float">
            <text:p>2807.8303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2809.2703" calcext:value-type="float">
            <text:p>2809.2703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2810.7102" calcext:value-type="float">
            <text:p>2810.7102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2812.1501" calcext:value-type="float">
            <text:p>2812.1501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2813.59" calcext:value-type="float">
            <text:p>2813.59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2815.03" calcext:value-type="float">
            <text:p>2815.03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2816.47" calcext:value-type="float">
            <text:p>2816.47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2818.63" calcext:value-type="float">
            <text:p>2818.63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2820.7898" calcext:value-type="float">
            <text:p>2820.7898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2822.9497" calcext:value-type="float">
            <text:p>2822.9497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2825.1096" calcext:value-type="float">
            <text:p>2825.1096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2827.2695" calcext:value-type="float">
            <text:p>2827.2695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2828.7095" calcext:value-type="float">
            <text:p>2828.7095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2852.0122" calcext:value-type="float">
            <text:p>2852.0122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2875.315" calcext:value-type="float">
            <text:p>2875.315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2899.3376" calcext:value-type="float">
            <text:p>2899.3376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2923.3604" calcext:value-type="float">
            <text:p>2923.3604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2947.383" calcext:value-type="float">
            <text:p>2947.383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2993.2686" calcext:value-type="float">
            <text:p>2993.2686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3017.2913" calcext:value-type="float">
            <text:p>3017.2913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3042.034" calcext:value-type="float">
            <text:p>3042.034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3066.7766" calcext:value-type="float">
            <text:p>3066.7766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3091.5193" calcext:value-type="float">
            <text:p>3091.5193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3136.6848" calcext:value-type="float">
            <text:p>3136.6848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3181.8503" calcext:value-type="float">
            <text:p>3181.8503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3227.0159" calcext:value-type="float">
            <text:p>3227.0159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3250.3186" calcext:value-type="float">
            <text:p>3250.3186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3273.6213" calcext:value-type="float">
            <text:p>3273.6213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3296.924" calcext:value-type="float">
            <text:p>3296.924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3320.2268" calcext:value-type="float">
            <text:p>3320.2268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3343.5295" calcext:value-type="float">
            <text:p>3343.5295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3366.8323" calcext:value-type="float">
            <text:p>3366.8323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3390.135" calcext:value-type="float">
            <text:p>3390.135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3413.4377" calcext:value-type="float">
            <text:p>3413.4377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3436.7405" calcext:value-type="float">
            <text:p>3436.7405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3460.0432" calcext:value-type="float">
            <text:p>3460.0432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3461.4832" calcext:value-type="float">
            <text:p>3461.4832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3462.923" calcext:value-type="float">
            <text:p>3462.923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3464.363" calcext:value-type="float">
            <text:p>3464.363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3465.803" calcext:value-type="float">
            <text:p>3465.803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3467.243" calcext:value-type="float">
            <text:p>3467.243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3468.6829" calcext:value-type="float">
            <text:p>3468.6829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3470.1228" calcext:value-type="float">
            <text:p>3470.1228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3471.5627" calcext:value-type="float">
            <text:p>3471.5627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3473.0027" calcext:value-type="float">
            <text:p>3473.0027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3474.4426" calcext:value-type="float">
            <text:p>3474.4426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3475.8826" calcext:value-type="float">
            <text:p>3475.8826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3477.3225" calcext:value-type="float">
            <text:p>3477.3225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3478.7625" calcext:value-type="float">
            <text:p>3478.7625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3480.9224" calcext:value-type="float">
            <text:p>3480.9224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3483.0823" calcext:value-type="float">
            <text:p>3483.0823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3485.2422" calcext:value-type="float">
            <text:p>3485.2422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3509.265" calcext:value-type="float">
            <text:p>3509.265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3533.2876" calcext:value-type="float">
            <text:p>3533.2876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3557.3103" calcext:value-type="float">
            <text:p>3557.31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81.333" calcext:value-type="float">
            <text:p>3581.333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3583.493" calcext:value-type="float">
            <text:p>3583.493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3585.6528" calcext:value-type="float">
            <text:p>3585.6528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3587.8127" calcext:value-type="float">
            <text:p>3587.8127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3589.9727" calcext:value-type="float">
            <text:p>3589.9727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3592.1326" calcext:value-type="float">
            <text:p>3592.1326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3594.2925" calcext:value-type="float">
            <text:p>3594.2925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3596.4524" calcext:value-type="float">
            <text:p>3596.4524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3598.6123" calcext:value-type="float">
            <text:p>3598.6123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3600.7722" calcext:value-type="float">
            <text:p>3600.7722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3602.9321" calcext:value-type="float">
            <text:p>3602.9321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3605.092" calcext:value-type="float">
            <text:p>3605.092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3606.532" calcext:value-type="float">
            <text:p>3606.532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3607.972" calcext:value-type="float">
            <text:p>3607.972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3609.4119" calcext:value-type="float">
            <text:p>3609.4119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3610.8518" calcext:value-type="float">
            <text:p>3610.8518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3612.2917" calcext:value-type="float">
            <text:p>3612.2917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3613.7317" calcext:value-type="float">
            <text:p>3613.7317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3615.1716" calcext:value-type="float">
            <text:p>3615.1716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3616.6116" calcext:value-type="float">
            <text:p>3616.6116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3618.0515" calcext:value-type="float">
            <text:p>3618.0515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3619.4915" calcext:value-type="float">
            <text:p>3619.4915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3620.9314" calcext:value-type="float">
            <text:p>3620.9314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3622.3713" calcext:value-type="float">
            <text:p>3622.3713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3623.8113" calcext:value-type="float">
            <text:p>3623.8113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3625.2512" calcext:value-type="float">
            <text:p>3625.2512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3626.6912" calcext:value-type="float">
            <text:p>3626.6912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3628.131" calcext:value-type="float">
            <text:p>3628.131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3629.571" calcext:value-type="float">
            <text:p>3629.571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3631.011" calcext:value-type="float">
            <text:p>3631.011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3654.3137" calcext:value-type="float">
            <text:p>3654.3137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3677.6165" calcext:value-type="float">
            <text:p>3677.6165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3700.9192" calcext:value-type="float">
            <text:p>3700.9192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3724.222" calcext:value-type="float">
            <text:p>3724.222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3747.5247" calcext:value-type="float">
            <text:p>3747.5247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3770.8274" calcext:value-type="float">
            <text:p>3770.8274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3794.1301" calcext:value-type="float">
            <text:p>3794.1301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3817.4329" calcext:value-type="float">
            <text:p>3817.4329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3862.5984" calcext:value-type="float">
            <text:p>3862.5984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3907.764" calcext:value-type="float">
            <text:p>3907.764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3952.9294" calcext:value-type="float">
            <text:p>3952.9294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3976.2322" calcext:value-type="float">
            <text:p>3976.2322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3999.535" calcext:value-type="float">
            <text:p>3999.535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4022.8376" calcext:value-type="float">
            <text:p>4022.8376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4046.1404" calcext:value-type="float">
            <text:p>4046.1404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4069.443" calcext:value-type="float">
            <text:p>4069.443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4092.7458" calcext:value-type="float">
            <text:p>4092.7458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4115.3286" calcext:value-type="float">
            <text:p>4115.3286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4137.9116" calcext:value-type="float">
            <text:p>4137.9116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4160.4946" calcext:value-type="float">
            <text:p>4160.4946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4183.0776" calcext:value-type="float">
            <text:p>4183.0776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4183.798" calcext:value-type="float">
            <text:p>4183.798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4184.518" calcext:value-type="float">
            <text:p>4184.518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4185.2383" calcext:value-type="float">
            <text:p>4185.2383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4185.9585" calcext:value-type="float">
            <text:p>4185.9585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4186.6787" calcext:value-type="float">
            <text:p>4186.6787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4187.399" calcext:value-type="float">
            <text:p>4187.399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4188.119" calcext:value-type="float">
            <text:p>4188.119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4188.8394" calcext:value-type="float">
            <text:p>4188.8394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4189.5596" calcext:value-type="float">
            <text:p>4189.5596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4190.28" calcext:value-type="float">
            <text:p>4190.28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4191" calcext:value-type="float">
            <text:p>4191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4213.583" calcext:value-type="float">
            <text:p>4213.583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4236.166" calcext:value-type="float">
            <text:p>4236.166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4236.886" calcext:value-type="float">
            <text:p>4236.886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4237.6064" calcext:value-type="float">
            <text:p>4237.6064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4238.3267" calcext:value-type="float">
            <text:p>4238.3267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4239.047" calcext:value-type="float">
            <text:p>4239.047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4239.767" calcext:value-type="float">
            <text:p>4239.767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4240.4873" calcext:value-type="float">
            <text:p>4240.4873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4241.9277" calcext:value-type="float">
            <text:p>4241.9277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4243.368" calcext:value-type="float">
            <text:p>4243.368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4244.8086" calcext:value-type="float">
            <text:p>4244.8086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4246.249" calcext:value-type="float">
            <text:p>4246.249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4247.6895" calcext:value-type="float">
            <text:p>4247.6895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4249.13" calcext:value-type="float">
            <text:p>4249.13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4250.5703" calcext:value-type="float">
            <text:p>4250.5703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4252.0107" calcext:value-type="float">
            <text:p>4252.0107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4253.451" calcext:value-type="float">
            <text:p>4253.451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4254.8916" calcext:value-type="float">
            <text:p>4254.8916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4255.612" calcext:value-type="float">
            <text:p>4255.612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4257.0522" calcext:value-type="float">
            <text:p>4257.0522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4258.4927" calcext:value-type="float">
            <text:p>4258.4927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4259.933" calcext:value-type="float">
            <text:p>4259.933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4262.0938" calcext:value-type="float">
            <text:p>4262.0938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4264.2544" calcext:value-type="float">
            <text:p>4264.2544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4266.415" calcext:value-type="float">
            <text:p>4266.415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4268.5757" calcext:value-type="float">
            <text:p>4268.5757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4270.7363" calcext:value-type="float">
            <text:p>4270.7363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4272.897" calcext:value-type="float">
            <text:p>4272.897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4275.0576" calcext:value-type="float">
            <text:p>4275.0576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4277.2183" calcext:value-type="float">
            <text:p>4277.2183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4279.379" calcext:value-type="float">
            <text:p>4279.379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4281.5396" calcext:value-type="float">
            <text:p>4281.5396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4283.7" calcext:value-type="float">
            <text:p>4283.7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4285.861" calcext:value-type="float">
            <text:p>4285.861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4288.0215" calcext:value-type="float">
            <text:p>4288.0215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4290.182" calcext:value-type="float">
            <text:p>4290.182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4292.343" calcext:value-type="float">
            <text:p>4292.343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4294.5034" calcext:value-type="float">
            <text:p>4294.5034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4296.664" calcext:value-type="float">
            <text:p>4296.664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4298.8247" calcext:value-type="float">
            <text:p>4298.8247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4300.9854" calcext:value-type="float">
            <text:p>4300.9854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4303.866" calcext:value-type="float">
            <text:p>4303.866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4306.747" calcext:value-type="float">
            <text:p>4306.747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4309.628" calcext:value-type="float">
            <text:p>4309.628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4312.509" calcext:value-type="float">
            <text:p>4312.509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4315.3896" calcext:value-type="float">
            <text:p>4315.3896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4318.2705" calcext:value-type="float">
            <text:p>4318.2705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4321.1514" calcext:value-type="float">
            <text:p>4321.1514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4324.032" calcext:value-type="float">
            <text:p>4324.032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4326.913" calcext:value-type="float">
            <text:p>4326.913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4329.0737" calcext:value-type="float">
            <text:p>4329.0737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4331.2344" calcext:value-type="float">
            <text:p>4331.2344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4333.395" calcext:value-type="float">
            <text:p>4333.395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4335.5557" calcext:value-type="float">
            <text:p>4335.5557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4337.7163" calcext:value-type="float">
            <text:p>4337.7163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4339.877" calcext:value-type="float">
            <text:p>4339.877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4342.0376" calcext:value-type="float">
            <text:p>4342.0376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4344.198" calcext:value-type="float">
            <text:p>4344.198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4345.6387" calcext:value-type="float">
            <text:p>4345.6387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4347.079" calcext:value-type="float">
            <text:p>4347.079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4348.5195" calcext:value-type="float">
            <text:p>4348.5195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4349.96" calcext:value-type="float">
            <text:p>4349.96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4351.4004" calcext:value-type="float">
            <text:p>4351.40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52.841" calcext:value-type="float">
            <text:p>4352.841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4354.2813" calcext:value-type="float">
            <text:p>4354.2813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4355.7217" calcext:value-type="float">
            <text:p>4355.7217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4357.162" calcext:value-type="float">
            <text:p>4357.162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4357.8823" calcext:value-type="float">
            <text:p>4357.8823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4358.6025" calcext:value-type="float">
            <text:p>4358.6025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4359.3228" calcext:value-type="float">
            <text:p>4359.3228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4360.043" calcext:value-type="float">
            <text:p>4360.043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4360.763" calcext:value-type="float">
            <text:p>4360.763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4361.4834" calcext:value-type="float">
            <text:p>4361.4834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4362.2036" calcext:value-type="float">
            <text:p>4362.2036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4362.924" calcext:value-type="float">
            <text:p>4362.924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4363.644" calcext:value-type="float">
            <text:p>4363.644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4364.3643" calcext:value-type="float">
            <text:p>4364.3643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4365.0845" calcext:value-type="float">
            <text:p>4365.0845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4365.8047" calcext:value-type="float">
            <text:p>4365.8047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4366.525" calcext:value-type="float">
            <text:p>4366.525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4367.245" calcext:value-type="float">
            <text:p>4367.245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4367.9653" calcext:value-type="float">
            <text:p>4367.9653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4368.6855" calcext:value-type="float">
            <text:p>4368.6855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4369.406" calcext:value-type="float">
            <text:p>4369.406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4370.126" calcext:value-type="float">
            <text:p>4370.126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4370.846" calcext:value-type="float">
            <text:p>4370.846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4371.5664" calcext:value-type="float">
            <text:p>4371.5664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4372.2866" calcext:value-type="float">
            <text:p>4372.286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4394.8696" calcext:value-type="float">
            <text:p>4394.8696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4417.4526" calcext:value-type="float">
            <text:p>4417.4526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4440.0356" calcext:value-type="float">
            <text:p>4440.0356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4462.6187" calcext:value-type="float">
            <text:p>4462.6187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4485.2017" calcext:value-type="float">
            <text:p>4485.2017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4507.7847" calcext:value-type="float">
            <text:p>4507.7847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4530.3677" calcext:value-type="float">
            <text:p>4530.3677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4552.9507" calcext:value-type="float">
            <text:p>4552.9507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4575.5337" calcext:value-type="float">
            <text:p>4575.5337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4598.1167" calcext:value-type="float">
            <text:p>4598.1167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4620.6997" calcext:value-type="float">
            <text:p>4620.6997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4643.2827" calcext:value-type="float">
            <text:p>4643.2827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4665.8657" calcext:value-type="float">
            <text:p>4665.8657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4688.4487" calcext:value-type="float">
            <text:p>4688.4487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4689.169" calcext:value-type="float">
            <text:p>4689.169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4690.6094" calcext:value-type="float">
            <text:p>4690.6094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4692.05" calcext:value-type="float">
            <text:p>4692.05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4693.49" calcext:value-type="float">
            <text:p>4693.49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4694.9307" calcext:value-type="float">
            <text:p>4694.9307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4695.651" calcext:value-type="float">
            <text:p>4695.651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4696.371" calcext:value-type="float">
            <text:p>4696.371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4697.0913" calcext:value-type="float">
            <text:p>4697.0913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4697.8115" calcext:value-type="float">
            <text:p>4697.8115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4698.5317" calcext:value-type="float">
            <text:p>4698.5317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4699.252" calcext:value-type="float">
            <text:p>4699.252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4699.972" calcext:value-type="float">
            <text:p>4699.972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4700.6924" calcext:value-type="float">
            <text:p>4700.6924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4701.4126" calcext:value-type="float">
            <text:p>4701.4126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4702.133" calcext:value-type="float">
            <text:p>4702.133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4702.853" calcext:value-type="float">
            <text:p>4702.853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4703.573" calcext:value-type="float">
            <text:p>4703.573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4705.0137" calcext:value-type="float">
            <text:p>4705.0137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4706.454" calcext:value-type="float">
            <text:p>4706.454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4707.8945" calcext:value-type="float">
            <text:p>4707.8945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4708.6147" calcext:value-type="float">
            <text:p>4708.6147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4709.335" calcext:value-type="float">
            <text:p>4709.335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4710.055" calcext:value-type="float">
            <text:p>4710.055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4711.4956" calcext:value-type="float">
            <text:p>4711.4956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4712.936" calcext:value-type="float">
            <text:p>4712.936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4714.3765" calcext:value-type="float">
            <text:p>4714.3765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4715.817" calcext:value-type="float">
            <text:p>4715.817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4717.2573" calcext:value-type="float">
            <text:p>4717.2573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4718.6978" calcext:value-type="float">
            <text:p>4718.6978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4720.138" calcext:value-type="float">
            <text:p>4720.138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4721.5786" calcext:value-type="float">
            <text:p>4721.5786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4723.019" calcext:value-type="float">
            <text:p>4723.019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4724.4595" calcext:value-type="float">
            <text:p>4724.4595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4725.9" calcext:value-type="float">
            <text:p>4725.9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4727.3403" calcext:value-type="float">
            <text:p>4727.3403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4728.781" calcext:value-type="float">
            <text:p>4728.781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4730.221" calcext:value-type="float">
            <text:p>4730.221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4753.5244" calcext:value-type="float">
            <text:p>4753.5244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4776.8276" calcext:value-type="float">
            <text:p>4776.8276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4800.131" calcext:value-type="float">
            <text:p>4800.131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4823.434" calcext:value-type="float">
            <text:p>4823.434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4846.7373" calcext:value-type="float">
            <text:p>4846.7373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4869.3203" calcext:value-type="float">
            <text:p>4869.3203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4891.9033" calcext:value-type="float">
            <text:p>4891.9033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4914.4863" calcext:value-type="float">
            <text:p>4914.4863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4937.0693" calcext:value-type="float">
            <text:p>4937.0693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4959.6523" calcext:value-type="float">
            <text:p>4959.6523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4982.2354" calcext:value-type="float">
            <text:p>4982.2354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5004.8184" calcext:value-type="float">
            <text:p>5004.8184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5005.5386" calcext:value-type="float">
            <text:p>5005.5386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5006.259" calcext:value-type="float">
            <text:p>5006.259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5006.979" calcext:value-type="float">
            <text:p>5006.979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5007.699" calcext:value-type="float">
            <text:p>5007.699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5008.4194" calcext:value-type="float">
            <text:p>5008.4194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5009.1396" calcext:value-type="float">
            <text:p>5009.1396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5031.7227" calcext:value-type="float">
            <text:p>5031.7227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5032.443" calcext:value-type="float">
            <text:p>5032.443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5033.163" calcext:value-type="float">
            <text:p>5033.163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5033.8833" calcext:value-type="float">
            <text:p>5033.8833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5034.6035" calcext:value-type="float">
            <text:p>5034.6035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5035.3237" calcext:value-type="float">
            <text:p>5035.3237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5036.764" calcext:value-type="float">
            <text:p>5036.764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5038.925" calcext:value-type="float">
            <text:p>5038.925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5040.365" calcext:value-type="float">
            <text:p>5040.365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5041.8057" calcext:value-type="float">
            <text:p>5041.8057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5043.246" calcext:value-type="float">
            <text:p>5043.246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5044.6865" calcext:value-type="float">
            <text:p>5044.6865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5046.127" calcext:value-type="float">
            <text:p>5046.127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5047.5674" calcext:value-type="float">
            <text:p>5047.5674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5049.728" calcext:value-type="float">
            <text:p>5049.728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5051.1685" calcext:value-type="float">
            <text:p>5051.1685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5052.609" calcext:value-type="float">
            <text:p>5052.609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5054.0493" calcext:value-type="float">
            <text:p>5054.0493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5055.4897" calcext:value-type="float">
            <text:p>5055.4897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5078.793" calcext:value-type="float">
            <text:p>5078.793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5102.096" calcext:value-type="float">
            <text:p>5102.096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5125.3994" calcext:value-type="float">
            <text:p>5125.3994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5148.7026" calcext:value-type="float">
            <text:p>5148.7026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5172.006" calcext:value-type="float">
            <text:p>5172.006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5195.309" calcext:value-type="float">
            <text:p>5195.309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5196.0293" calcext:value-type="float">
            <text:p>5196.0293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5196.7495" calcext:value-type="float">
            <text:p>5196.7495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5197.4697" calcext:value-type="float">
            <text:p>5197.4697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5198.19" calcext:value-type="float">
            <text:p>5198.19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5198.91" calcext:value-type="float">
            <text:p>5198.91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5199.6304" calcext:value-type="float">
            <text:p>5199.63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200.3506" calcext:value-type="float">
            <text:p>5200.3506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5201.071" calcext:value-type="float">
            <text:p>5201.071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5223.654" calcext:value-type="float">
            <text:p>5223.654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5246.237" calcext:value-type="float">
            <text:p>5246.237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5268.82" calcext:value-type="float">
            <text:p>5268.82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5291.403" calcext:value-type="float">
            <text:p>5291.403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5313.986" calcext:value-type="float">
            <text:p>5313.986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5336.569" calcext:value-type="float">
            <text:p>5336.569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5381.0146" calcext:value-type="float">
            <text:p>5381.0146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5403.5977" calcext:value-type="float">
            <text:p>5403.5977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5426.1807" calcext:value-type="float">
            <text:p>5426.1807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5427.621" calcext:value-type="float">
            <text:p>5427.621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5450.9243" calcext:value-type="float">
            <text:p>5450.9243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5474.2275" calcext:value-type="float">
            <text:p>5474.2275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5475.668" calcext:value-type="float">
            <text:p>5475.668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5477.1084" calcext:value-type="float">
            <text:p>5477.1084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5477.8286" calcext:value-type="float">
            <text:p>5477.8286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5478.549" calcext:value-type="float">
            <text:p>5478.549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5479.269" calcext:value-type="float">
            <text:p>5479.269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5479.9893" calcext:value-type="float">
            <text:p>5479.9893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5480.7095" calcext:value-type="float">
            <text:p>5480.7095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5482.15" calcext:value-type="float">
            <text:p>5482.15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5483.5903" calcext:value-type="float">
            <text:p>5483.5903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5485.031" calcext:value-type="float">
            <text:p>5485.031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5486.471" calcext:value-type="float">
            <text:p>5486.471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5487.9116" calcext:value-type="float">
            <text:p>5487.9116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5489.352" calcext:value-type="float">
            <text:p>5489.352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5490.7925" calcext:value-type="float">
            <text:p>5490.7925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5492.233" calcext:value-type="float">
            <text:p>5492.233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5492.953" calcext:value-type="float">
            <text:p>5492.953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5493.6733" calcext:value-type="float">
            <text:p>5493.6733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5494.3936" calcext:value-type="float">
            <text:p>5494.3936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5495.114" calcext:value-type="float">
            <text:p>5495.114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5495.834" calcext:value-type="float">
            <text:p>5495.834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5496.554" calcext:value-type="float">
            <text:p>5496.554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5497.2744" calcext:value-type="float">
            <text:p>5497.2744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5498.715" calcext:value-type="float">
            <text:p>5498.715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5500.1553" calcext:value-type="float">
            <text:p>5500.1553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5501.5957" calcext:value-type="float">
            <text:p>5501.5957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5503.036" calcext:value-type="float">
            <text:p>5503.036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5504.4766" calcext:value-type="float">
            <text:p>5504.4766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5505.917" calcext:value-type="float">
            <text:p>5505.917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5507.3574" calcext:value-type="float">
            <text:p>5507.3574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5508.0776" calcext:value-type="float">
            <text:p>5508.0776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5508.798" calcext:value-type="float">
            <text:p>5508.798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5510.9585" calcext:value-type="float">
            <text:p>5510.9585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5513.119" calcext:value-type="float">
            <text:p>5513.119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5515.28" calcext:value-type="float">
            <text:p>5515.28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5517.4404" calcext:value-type="float">
            <text:p>5517.4404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5519.601" calcext:value-type="float">
            <text:p>5519.601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5521.7617" calcext:value-type="float">
            <text:p>5521.7617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5523.9224" calcext:value-type="float">
            <text:p>5523.9224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5525.363" calcext:value-type="float">
            <text:p>5525.363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5526.803" calcext:value-type="float">
            <text:p>5526.803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5528.2437" calcext:value-type="float">
            <text:p>5528.2437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5529.684" calcext:value-type="float">
            <text:p>5529.684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5531.1245" calcext:value-type="float">
            <text:p>5531.1245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5532.565" calcext:value-type="float">
            <text:p>5532.565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5534.0054" calcext:value-type="float">
            <text:p>5534.0054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5535.446" calcext:value-type="float">
            <text:p>5535.446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5558.749" calcext:value-type="float">
            <text:p>5558.749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5582.0522" calcext:value-type="float">
            <text:p>5582.0522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5605.3555" calcext:value-type="float">
            <text:p>5605.3555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5628.6587" calcext:value-type="float">
            <text:p>5628.6587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5651.962" calcext:value-type="float">
            <text:p>5651.962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5675.265" calcext:value-type="float">
            <text:p>5675.265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5698.5684" calcext:value-type="float">
            <text:p>5698.5684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5721.8716" calcext:value-type="float">
            <text:p>5721.8716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5745.895" calcext:value-type="float">
            <text:p>5745.895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5748.0557" calcext:value-type="float">
            <text:p>5748.0557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5750.2163" calcext:value-type="float">
            <text:p>5750.2163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5752.377" calcext:value-type="float">
            <text:p>5752.377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5753.8174" calcext:value-type="float">
            <text:p>5753.8174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5755.978" calcext:value-type="float">
            <text:p>5755.978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5758.1387" calcext:value-type="float">
            <text:p>5758.1387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5760.2993" calcext:value-type="float">
            <text:p>5760.2993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5762.46" calcext:value-type="float">
            <text:p>5762.46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5764.6206" calcext:value-type="float">
            <text:p>5764.6206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5766.7813" calcext:value-type="float">
            <text:p>5766.7813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5768.942" calcext:value-type="float">
            <text:p>5768.942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5771.1025" calcext:value-type="float">
            <text:p>5771.1025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5773.263" calcext:value-type="float">
            <text:p>5773.263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5796.5664" calcext:value-type="float">
            <text:p>5796.5664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5819.8696" calcext:value-type="float">
            <text:p>5819.8696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5821.31" calcext:value-type="float">
            <text:p>5821.31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5822.7505" calcext:value-type="float">
            <text:p>5822.7505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5824.191" calcext:value-type="float">
            <text:p>5824.191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5825.6313" calcext:value-type="float">
            <text:p>5825.6313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5827.072" calcext:value-type="float">
            <text:p>5827.072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5828.512" calcext:value-type="float">
            <text:p>5828.512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5830.673" calcext:value-type="float">
            <text:p>5830.673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5832.8335" calcext:value-type="float">
            <text:p>5832.8335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5834.994" calcext:value-type="float">
            <text:p>5834.994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5837.155" calcext:value-type="float">
            <text:p>5837.155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5861.178" calcext:value-type="float">
            <text:p>5861.178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5863.339" calcext:value-type="float">
            <text:p>5863.339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5865.4995" calcext:value-type="float">
            <text:p>5865.4995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5867.66" calcext:value-type="float">
            <text:p>5867.66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5890.9634" calcext:value-type="float">
            <text:p>5890.9634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5914.2666" calcext:value-type="float">
            <text:p>5914.2666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5936.8496" calcext:value-type="float">
            <text:p>5936.8496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5937.57" calcext:value-type="float">
            <text:p>5937.57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5938.29" calcext:value-type="float">
            <text:p>5938.29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5939.0103" calcext:value-type="float">
            <text:p>5939.0103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5939.7305" calcext:value-type="float">
            <text:p>5939.7305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5940.4507" calcext:value-type="float">
            <text:p>5940.4507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5941.171" calcext:value-type="float">
            <text:p>5941.171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5942.6113" calcext:value-type="float">
            <text:p>5942.6113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5944.052" calcext:value-type="float">
            <text:p>5944.052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5944.772" calcext:value-type="float">
            <text:p>5944.772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5945.492" calcext:value-type="float">
            <text:p>5945.492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5968.075" calcext:value-type="float">
            <text:p>5968.075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5990.658" calcext:value-type="float">
            <text:p>5990.658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5991.3784" calcext:value-type="float">
            <text:p>5991.3784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5992.0986" calcext:value-type="float">
            <text:p>5992.0986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5992.819" calcext:value-type="float">
            <text:p>5992.819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5993.539" calcext:value-type="float">
            <text:p>5993.539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5994.9795" calcext:value-type="float">
            <text:p>5994.9795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5996.42" calcext:value-type="float">
            <text:p>5996.42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5997.8604" calcext:value-type="float">
            <text:p>5997.8604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5999.301" calcext:value-type="float">
            <text:p>5999.301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6000.741" calcext:value-type="float">
            <text:p>6000.741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6002.1816" calcext:value-type="float">
            <text:p>6002.1816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6003.622" calcext:value-type="float">
            <text:p>6003.622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6005.7827" calcext:value-type="float">
            <text:p>6005.78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07.9434" calcext:value-type="float">
            <text:p>6007.9434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6031.967" calcext:value-type="float">
            <text:p>6031.967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6034.1274" calcext:value-type="float">
            <text:p>6034.1274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6035.568" calcext:value-type="float">
            <text:p>6035.568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6037.0083" calcext:value-type="float">
            <text:p>6037.0083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6038.4487" calcext:value-type="float">
            <text:p>6038.4487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6040.6094" calcext:value-type="float">
            <text:p>6040.6094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6043.49" calcext:value-type="float">
            <text:p>6043.49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6046.371" calcext:value-type="float">
            <text:p>6046.371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6049.252" calcext:value-type="float">
            <text:p>6049.252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6052.133" calcext:value-type="float">
            <text:p>6052.133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6055.0137" calcext:value-type="float">
            <text:p>6055.0137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6057.8945" calcext:value-type="float">
            <text:p>6057.8945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6060.055" calcext:value-type="float">
            <text:p>6060.055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6062.216" calcext:value-type="float">
            <text:p>6062.216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6063.6563" calcext:value-type="float">
            <text:p>6063.6563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6065.817" calcext:value-type="float">
            <text:p>6065.817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6067.9775" calcext:value-type="float">
            <text:p>6067.9775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6070.138" calcext:value-type="float">
            <text:p>6070.138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6072.299" calcext:value-type="float">
            <text:p>6072.299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6074.4595" calcext:value-type="float">
            <text:p>6074.4595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6075.9" calcext:value-type="float">
            <text:p>6075.9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6077.3403" calcext:value-type="float">
            <text:p>6077.3403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6078.781" calcext:value-type="float">
            <text:p>6078.781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6079.501" calcext:value-type="float">
            <text:p>6079.501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6080.221" calcext:value-type="float">
            <text:p>6080.221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6080.9414" calcext:value-type="float">
            <text:p>6080.9414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6081.6616" calcext:value-type="float">
            <text:p>6081.6616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6081.6616" calcext:value-type="float">
            <text:p>6081.6616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6081.6616" calcext:value-type="float">
            <text:p>6081.6616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6081.6616" calcext:value-type="float">
            <text:p>6081.6616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6081.6616" calcext:value-type="float">
            <text:p>6081.6616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6081.6616" calcext:value-type="float">
            <text:p>6081.6616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6081.6616" calcext:value-type="float">
            <text:p>6081.6616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6081.6616" calcext:value-type="float">
            <text:p>6081.6616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6103.5244" calcext:value-type="float">
            <text:p>6103.5244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6125.387" calcext:value-type="float">
            <text:p>6125.387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6147.25" calcext:value-type="float">
            <text:p>6147.25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6169.113" calcext:value-type="float">
            <text:p>6169.113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6234.701" calcext:value-type="float">
            <text:p>6234.701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6256.564" calcext:value-type="float">
            <text:p>6256.564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6279.147" calcext:value-type="float">
            <text:p>6279.147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6279.867" calcext:value-type="float">
            <text:p>6279.867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6302.45" calcext:value-type="float">
            <text:p>6302.45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6302.45" calcext:value-type="float">
            <text:p>6302.45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6302.45" calcext:value-type="float">
            <text:p>6302.45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office:value-type="float" office:value="6303.1704" calcext:value-type="float">
            <text:p>6303.17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/00/0000</text:date>, <text:time style:data-style-name="N2" text:time-value="19:43:01.3200521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4T19:43:38.386352397</dc:date>
    <meta:editing-duration>PT45M56S</meta:editing-duration>
    <meta:editing-cycles>7</meta:editing-cycles>
    <meta:generator>LibreOffice/24.2.1.2$Linux_X86_64 LibreOffice_project/420$Build-2</meta:generator>
    <meta:document-statistic meta:table-count="5" meta:cell-count="8019" meta:object-count="0"/>
  </office:meta>
</office:document-meta>
</file>